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0_unr10_viv.csv'#$unc1_arr1_pip0_unr10_viv.a11&quot;)" office:value-type="string" office:string-value="" calcext:value-type="error">
            <text:p>#REF!</text:p>
          </table:table-cell>
          <table:table-cell table:formula="of:=INDIRECT(&quot;'../csvs/unc1_arr1_pip0_unr10_viv.csv'#$unc1_arr1_pip0_unr10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1_arr1_pip0_unr10_viv.csv'#$unc1_arr1_pip0_unr10_viv.b11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0_unr10_viv.csv'#$unc1_arr1_pip0_unr10_viv.a12&quot;)" office:value-type="string" office:string-value="" calcext:value-type="error">
            <text:p>#REF!</text:p>
          </table:table-cell>
          <table:table-cell table:formula="of:=INDIRECT(&quot;'../csvs/unc1_arr1_pip0_unr10_viv.csv'#$unc1_arr1_pip0_unr10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1_arr1_pip0_unr10_viv.csv'#$unc1_arr1_pip0_unr10_viv.b12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0_unr10_viv.csv'#$unc1_arr1_pip0_unr10_viv.a13&quot;)" office:value-type="string" office:string-value="" calcext:value-type="error">
            <text:p>#REF!</text:p>
          </table:table-cell>
          <table:table-cell table:formula="of:=INDIRECT(&quot;'../csvs/unc1_arr1_pip0_unr10_viv.csv'#$unc1_arr1_pip0_unr10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1_arr1_pip0_unr10_viv.csv'#$unc1_arr1_pip0_unr10_viv.b13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0_unr10_viv.csv'#$unc1_arr1_pip0_unr10_viv.a14&quot;)" office:value-type="string" office:string-value="" calcext:value-type="error">
            <text:p>#REF!</text:p>
          </table:table-cell>
          <table:table-cell table:formula="of:=INDIRECT(&quot;'../csvs/unc1_arr1_pip0_unr10_viv.csv'#$unc1_arr1_pip0_unr10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1_arr1_pip0_unr10_viv.csv'#$unc1_arr1_pip0_unr10_viv.b14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0_unr10_viv.csv'#$unc1_arr1_pip0_unr10_viv.a15&quot;)" office:value-type="string" office:string-value="" calcext:value-type="error">
            <text:p>#REF!</text:p>
          </table:table-cell>
          <table:table-cell table:formula="of:=INDIRECT(&quot;'../csvs/unc1_arr1_pip0_unr10_viv.csv'#$unc1_arr1_pip0_unr10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1_arr1_pip0_unr10_viv.csv'#$unc1_arr1_pip0_unr10_viv.b15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0_unr10_viv.csv'#$unc1_arr1_pip0_unr10_viv.a16&quot;)" office:value-type="string" office:string-value="" calcext:value-type="error">
            <text:p>#REF!</text:p>
          </table:table-cell>
          <table:table-cell table:formula="of:=INDIRECT(&quot;'../csvs/unc1_arr1_pip0_unr10_viv.csv'#$unc1_arr1_pip0_unr10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1_arr1_pip0_unr10_viv.csv'#$unc1_arr1_pip0_unr10_viv.b16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0_unr10_viv.csv'#$unc1_arr1_pip0_unr10_viv.a17&quot;)" office:value-type="string" office:string-value="" calcext:value-type="error">
            <text:p>#REF!</text:p>
          </table:table-cell>
          <table:table-cell table:formula="of:=INDIRECT(&quot;'../csvs/unc1_arr1_pip0_unr10_viv.csv'#$unc1_arr1_pip0_unr10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1_arr1_pip0_unr10_viv.csv'#$unc1_arr1_pip0_unr10_viv.b17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0_unr10_viv.csv'#$unc1_arr1_pip0_unr10_viv.a18&quot;)" office:value-type="string" office:string-value="" calcext:value-type="error">
            <text:p>#REF!</text:p>
          </table:table-cell>
          <table:table-cell table:formula="of:=INDIRECT(&quot;'../csvs/unc1_arr1_pip0_unr10_viv.csv'#$unc1_arr1_pip0_unr10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1_arr1_pip0_unr10_viv.csv'#$unc1_arr1_pip0_unr10_viv.b18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0_unr10_viv.csv'#$unc1_arr1_pip0_unr10_viv.a19&quot;)" office:value-type="string" office:string-value="" calcext:value-type="error">
            <text:p>#REF!</text:p>
          </table:table-cell>
          <table:table-cell table:formula="of:=INDIRECT(&quot;'../csvs/unc1_arr1_pip0_unr10_viv.csv'#$unc1_arr1_pip0_unr10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1_arr1_pip0_unr10_viv.csv'#$unc1_arr1_pip0_unr10_viv.b19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1_arr1_pip0_unr10_viv.csv'#$unc1_arr1_pip0_unr10_viv.c11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1_arr1_pip0_unr10_viv.csv'#$unc1_arr1_pip0_unr10_viv.c12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1_arr1_pip0_unr10_viv.csv'#$unc1_arr1_pip0_unr10_viv.c13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1_arr1_pip0_unr10_viv.csv'#$unc1_arr1_pip0_unr10_viv.c14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1_arr1_pip0_unr10_viv.csv'#$unc1_arr1_pip0_unr10_viv.c15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1_arr1_pip0_unr10_viv.csv'#$unc1_arr1_pip0_unr10_viv.c16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1_arr1_pip0_unr10_viv.csv'#$unc1_arr1_pip0_unr10_viv.c17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1_arr1_pip0_unr10_viv.csv'#$unc1_arr1_pip0_unr10_viv.c18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1_arr1_pip0_unr10_viv.csv'#$unc1_arr1_pip0_unr10_viv.c19&quot;)" office:value-type="string" office:string-value="" calcext:value-type="error">
            <text:p>#REF!</text:p>
          </table:table-cell>
          <table:table-cell table:style-name="Default" table:formula="of:=INDIRECT(&quot;'../csvs/unc1_arr1_pip0_unr10_viv.csv'#$unc1_arr1_pip0_unr10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0_unr10.csv'#$unc1_arr1_pip0_unr10.a1&quot;)" office:value-type="string" office:string-value="" calcext:value-type="error">
            <text:p>#REF!</text:p>
          </table:table-cell>
          <table:table-cell table:formula="of:=INDIRECT(&quot;'../csvs/unc1_arr1_pip0_unr10.csv'#$unc1_arr1_pip0_unr10.b1&quot;)" office:value-type="string" office:string-value="" calcext:value-type="error">
            <text:p>#REF!</text:p>
          </table:table-cell>
          <table:table-cell table:formula="of:=INDIRECT(&quot;'../csvs/unc1_arr1_pip0_unr10.csv'#$unc1_arr1_pip0_unr10.c1&quot;)" office:value-type="string" office:string-value="" calcext:value-type="error">
            <text:p>#REF!</text:p>
          </table:table-cell>
          <table:table-cell table:formula="of:=INDIRECT(&quot;'../csvs/unc1_arr1_pip0_unr10.csv'#$unc1_arr1_pip0_unr10.d1&quot;)" office:value-type="string" office:string-value="" calcext:value-type="error">
            <text:p>#REF!</text:p>
          </table:table-cell>
          <table:table-cell table:formula="of:=INDIRECT(&quot;'../csvs/unc1_arr1_pip0_unr10.csv'#$unc1_arr1_pip0_unr10.e1&quot;)" office:value-type="string" office:string-value="" calcext:value-type="error">
            <text:p>#REF!</text:p>
          </table:table-cell>
          <table:table-cell table:formula="of:=INDIRECT(&quot;'../csvs/unc1_arr1_pip0_unr10.csv'#$unc1_arr1_pip0_unr10.f1&quot;)" office:value-type="string" office:string-value="" calcext:value-type="error">
            <text:p>#REF!</text:p>
          </table:table-cell>
          <table:table-cell table:formula="of:=INDIRECT(&quot;'../csvs/unc1_arr1_pip0_unr10.csv'#$unc1_arr1_pip0_unr10.g1&quot;)" office:value-type="string" office:string-value="" calcext:value-type="error">
            <text:p>#REF!</text:p>
          </table:table-cell>
          <table:table-cell table:formula="of:=INDIRECT(&quot;'../csvs/unc1_arr1_pip0_unr10.csv'#$unc1_arr1_pip0_unr10.h1&quot;)" office:value-type="string" office:string-value="" calcext:value-type="error">
            <text:p>#REF!</text:p>
          </table:table-cell>
          <table:table-cell table:formula="of:=INDIRECT(&quot;'../csvs/unc1_arr1_pip0_unr10.csv'#$unc1_arr1_pip0_unr10.i1&quot;)" office:value-type="string" office:string-value="" calcext:value-type="error">
            <text:p>#REF!</text:p>
          </table:table-cell>
          <table:table-cell table:formula="of:=INDIRECT(&quot;'../csvs/unc1_arr1_pip0_unr10.csv'#$unc1_arr1_pip0_unr10.j1&quot;)" office:value-type="string" office:string-value="" calcext:value-type="error">
            <text:p>#REF!</text:p>
          </table:table-cell>
          <table:table-cell table:formula="of:=INDIRECT(&quot;'../csvs/unc1_arr1_pip0_unr10.csv'#$unc1_arr1_pip0_unr10.k1&quot;)" office:value-type="string" office:string-value="" calcext:value-type="error">
            <text:p>#REF!</text:p>
          </table:table-cell>
          <table:table-cell table:formula="of:=INDIRECT(&quot;'../csvs/unc1_arr1_pip0_unr10.csv'#$unc1_arr1_pip0_unr10.l1&quot;)" office:value-type="string" office:string-value="" calcext:value-type="error">
            <text:p>#REF!</text:p>
          </table:table-cell>
          <table:table-cell table:formula="of:=INDIRECT(&quot;'../csvs/unc1_arr1_pip0_unr10.csv'#$unc1_arr1_pip0_unr10.m1&quot;)" office:value-type="string" office:string-value="" calcext:value-type="error">
            <text:p>#REF!</text:p>
          </table:table-cell>
          <table:table-cell table:formula="of:=INDIRECT(&quot;'../csvs/unc1_arr1_pip0_unr10.csv'#$unc1_arr1_pip0_unr10.n1&quot;)" office:value-type="string" office:string-value="" calcext:value-type="error">
            <text:p>#REF!</text:p>
          </table:table-cell>
          <table:table-cell table:formula="of:=INDIRECT(&quot;'../csvs/unc1_arr1_pip0_unr10.csv'#$unc1_arr1_pip0_unr10.o1&quot;)" office:value-type="string" office:string-value="" calcext:value-type="error">
            <text:p>#REF!</text:p>
          </table:table-cell>
          <table:table-cell table:formula="of:=INDIRECT(&quot;'../csvs/unc1_arr1_pip0_unr10.csv'#$unc1_arr1_pip0_unr10.p1&quot;)" office:value-type="string" office:string-value="" calcext:value-type="error">
            <text:p>#REF!</text:p>
          </table:table-cell>
          <table:table-cell table:formula="of:=INDIRECT(&quot;'../csvs/unc1_arr1_pip0_unr10.csv'#$unc1_arr1_pip0_unr10.q1&quot;)" office:value-type="string" office:string-value="" calcext:value-type="error">
            <text:p>#REF!</text:p>
          </table:table-cell>
          <table:table-cell table:formula="of:=INDIRECT(&quot;'../csvs/unc1_arr1_pip0_unr10.csv'#$unc1_arr1_pip0_unr10.r1&quot;)" office:value-type="string" office:string-value="" calcext:value-type="error">
            <text:p>#REF!</text:p>
          </table:table-cell>
          <table:table-cell table:formula="of:=INDIRECT(&quot;'../csvs/unc1_arr1_pip0_unr10.csv'#$unc1_arr1_pip0_unr10.s1&quot;)" office:value-type="string" office:string-value="" calcext:value-type="error">
            <text:p>#REF!</text:p>
          </table:table-cell>
          <table:table-cell table:formula="of:=INDIRECT(&quot;'../csvs/unc1_arr1_pip0_unr10.csv'#$unc1_arr1_pip0_unr10.t1&quot;)" office:value-type="string" office:string-value="" calcext:value-type="error">
            <text:p>#REF!</text:p>
          </table:table-cell>
          <table:table-cell table:formula="of:=INDIRECT(&quot;'../csvs/unc1_arr1_pip0_unr10.csv'#$unc1_arr1_pip0_unr10.u1&quot;)" office:value-type="string" office:string-value="" calcext:value-type="error">
            <text:p>#REF!</text:p>
          </table:table-cell>
          <table:table-cell table:formula="of:=INDIRECT(&quot;'../csvs/unc1_arr1_pip0_unr10.csv'#$unc1_arr1_pip0_unr10.v1&quot;)" office:value-type="string" office:string-value="" calcext:value-type="error">
            <text:p>#REF!</text:p>
          </table:table-cell>
          <table:table-cell table:formula="of:=INDIRECT(&quot;'../csvs/unc1_arr1_pip0_unr10.csv'#$unc1_arr1_pip0_unr10.w1&quot;)" office:value-type="string" office:string-value="" calcext:value-type="error">
            <text:p>#REF!</text:p>
          </table:table-cell>
          <table:table-cell table:formula="of:=INDIRECT(&quot;'../csvs/unc1_arr1_pip0_unr10.csv'#$unc1_arr1_pip0_unr10.x1&quot;)" office:value-type="string" office:string-value="" calcext:value-type="error">
            <text:p>#REF!</text:p>
          </table:table-cell>
          <table:table-cell table:formula="of:=INDIRECT(&quot;'../csvs/unc1_arr1_pip0_unr10.csv'#$unc1_arr1_pip0_unr10.y1&quot;)" office:value-type="string" office:string-value="" calcext:value-type="error">
            <text:p>#REF!</text:p>
          </table:table-cell>
          <table:table-cell table:formula="of:=INDIRECT(&quot;'../csvs/unc1_arr1_pip0_unr10.csv'#$unc1_arr1_pip0_unr10.z1&quot;)" office:value-type="string" office:string-value="" calcext:value-type="error">
            <text:p>#REF!</text:p>
          </table:table-cell>
          <table:table-cell table:formula="of:=INDIRECT(&quot;'../csvs/unc1_arr1_pip0_unr10.csv'#$unc1_arr1_pip0_unr10.aa1&quot;)" office:value-type="string" office:string-value="" calcext:value-type="error">
            <text:p>#REF!</text:p>
          </table:table-cell>
          <table:table-cell table:formula="of:=INDIRECT(&quot;'../csvs/unc1_arr1_pip0_unr10.csv'#$unc1_arr1_pip0_unr10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0_unr10.csv'#$unc1_arr1_pip0_unr10.a2&quot;)" office:value-type="string" office:string-value="" calcext:value-type="error">
            <text:p>#REF!</text:p>
          </table:table-cell>
          <table:table-cell table:formula="of:=INDIRECT(&quot;'../csvs/unc1_arr1_pip0_unr10.csv'#$unc1_arr1_pip0_unr10.b2&quot;)" office:value-type="string" office:string-value="" calcext:value-type="error">
            <text:p>#REF!</text:p>
          </table:table-cell>
          <table:table-cell table:formula="of:=INDIRECT(&quot;'../csvs/unc1_arr1_pip0_unr10.csv'#$unc1_arr1_pip0_unr10.c2&quot;)" office:value-type="string" office:string-value="" calcext:value-type="error">
            <text:p>#REF!</text:p>
          </table:table-cell>
          <table:table-cell table:formula="of:=INDIRECT(&quot;'../csvs/unc1_arr1_pip0_unr10.csv'#$unc1_arr1_pip0_unr10.d2&quot;)" office:value-type="string" office:string-value="" calcext:value-type="error">
            <text:p>#REF!</text:p>
          </table:table-cell>
          <table:table-cell table:formula="of:=INDIRECT(&quot;'../csvs/unc1_arr1_pip0_unr10.csv'#$unc1_arr1_pip0_unr10.e2&quot;)" office:value-type="string" office:string-value="" calcext:value-type="error">
            <text:p>#REF!</text:p>
          </table:table-cell>
          <table:table-cell table:formula="of:=INDIRECT(&quot;'../csvs/unc1_arr1_pip0_unr10.csv'#$unc1_arr1_pip0_unr10.f2&quot;)" office:value-type="string" office:string-value="" calcext:value-type="error">
            <text:p>#REF!</text:p>
          </table:table-cell>
          <table:table-cell table:formula="of:=INDIRECT(&quot;'../csvs/unc1_arr1_pip0_unr10.csv'#$unc1_arr1_pip0_unr10.g2&quot;)" office:value-type="string" office:string-value="" calcext:value-type="error">
            <text:p>#REF!</text:p>
          </table:table-cell>
          <table:table-cell table:formula="of:=INDIRECT(&quot;'../csvs/unc1_arr1_pip0_unr10.csv'#$unc1_arr1_pip0_unr10.h2&quot;)" office:value-type="string" office:string-value="" calcext:value-type="error">
            <text:p>#REF!</text:p>
          </table:table-cell>
          <table:table-cell table:formula="of:=INDIRECT(&quot;'../csvs/unc1_arr1_pip0_unr10.csv'#$unc1_arr1_pip0_unr10.i2&quot;)" office:value-type="string" office:string-value="" calcext:value-type="error">
            <text:p>#REF!</text:p>
          </table:table-cell>
          <table:table-cell table:formula="of:=INDIRECT(&quot;'../csvs/unc1_arr1_pip0_unr10.csv'#$unc1_arr1_pip0_unr10.j2&quot;)" office:value-type="string" office:string-value="" calcext:value-type="error">
            <text:p>#REF!</text:p>
          </table:table-cell>
          <table:table-cell table:formula="of:=INDIRECT(&quot;'../csvs/unc1_arr1_pip0_unr10.csv'#$unc1_arr1_pip0_unr10.k2&quot;)" office:value-type="string" office:string-value="" calcext:value-type="error">
            <text:p>#REF!</text:p>
          </table:table-cell>
          <table:table-cell table:formula="of:=INDIRECT(&quot;'../csvs/unc1_arr1_pip0_unr10.csv'#$unc1_arr1_pip0_unr10.l2&quot;)" office:value-type="string" office:string-value="" calcext:value-type="error">
            <text:p>#REF!</text:p>
          </table:table-cell>
          <table:table-cell table:formula="of:=INDIRECT(&quot;'../csvs/unc1_arr1_pip0_unr10.csv'#$unc1_arr1_pip0_unr10.m2&quot;)" office:value-type="string" office:string-value="" calcext:value-type="error">
            <text:p>#REF!</text:p>
          </table:table-cell>
          <table:table-cell table:formula="of:=INDIRECT(&quot;'../csvs/unc1_arr1_pip0_unr10.csv'#$unc1_arr1_pip0_unr10.n2&quot;)" office:value-type="string" office:string-value="" calcext:value-type="error">
            <text:p>#REF!</text:p>
          </table:table-cell>
          <table:table-cell table:formula="of:=INDIRECT(&quot;'../csvs/unc1_arr1_pip0_unr10.csv'#$unc1_arr1_pip0_unr10.o2&quot;)" office:value-type="string" office:string-value="" calcext:value-type="error">
            <text:p>#REF!</text:p>
          </table:table-cell>
          <table:table-cell table:formula="of:=INDIRECT(&quot;'../csvs/unc1_arr1_pip0_unr10.csv'#$unc1_arr1_pip0_unr10.p2&quot;)" office:value-type="string" office:string-value="" calcext:value-type="error">
            <text:p>#REF!</text:p>
          </table:table-cell>
          <table:table-cell table:formula="of:=INDIRECT(&quot;'../csvs/unc1_arr1_pip0_unr10.csv'#$unc1_arr1_pip0_unr10.q2&quot;)" office:value-type="string" office:string-value="" calcext:value-type="error">
            <text:p>#REF!</text:p>
          </table:table-cell>
          <table:table-cell table:formula="of:=INDIRECT(&quot;'../csvs/unc1_arr1_pip0_unr10.csv'#$unc1_arr1_pip0_unr10.r2&quot;)" office:value-type="string" office:string-value="" calcext:value-type="error">
            <text:p>#REF!</text:p>
          </table:table-cell>
          <table:table-cell table:formula="of:=INDIRECT(&quot;'../csvs/unc1_arr1_pip0_unr10.csv'#$unc1_arr1_pip0_unr10.s2&quot;)" office:value-type="string" office:string-value="" calcext:value-type="error">
            <text:p>#REF!</text:p>
          </table:table-cell>
          <table:table-cell table:formula="of:=INDIRECT(&quot;'../csvs/unc1_arr1_pip0_unr10.csv'#$unc1_arr1_pip0_unr10.t2&quot;)" office:value-type="string" office:string-value="" calcext:value-type="error">
            <text:p>#REF!</text:p>
          </table:table-cell>
          <table:table-cell table:formula="of:=INDIRECT(&quot;'../csvs/unc1_arr1_pip0_unr10.csv'#$unc1_arr1_pip0_unr10.u2&quot;)" office:value-type="string" office:string-value="" calcext:value-type="error">
            <text:p>#REF!</text:p>
          </table:table-cell>
          <table:table-cell table:formula="of:=INDIRECT(&quot;'../csvs/unc1_arr1_pip0_unr10.csv'#$unc1_arr1_pip0_unr10.v2&quot;)" office:value-type="string" office:string-value="" calcext:value-type="error">
            <text:p>#REF!</text:p>
          </table:table-cell>
          <table:table-cell table:formula="of:=INDIRECT(&quot;'../csvs/unc1_arr1_pip0_unr10.csv'#$unc1_arr1_pip0_unr10.w2&quot;)" office:value-type="string" office:string-value="" calcext:value-type="error">
            <text:p>#REF!</text:p>
          </table:table-cell>
          <table:table-cell table:formula="of:=INDIRECT(&quot;'../csvs/unc1_arr1_pip0_unr10.csv'#$unc1_arr1_pip0_unr10.x2&quot;)" office:value-type="string" office:string-value="" calcext:value-type="error">
            <text:p>#REF!</text:p>
          </table:table-cell>
          <table:table-cell table:formula="of:=INDIRECT(&quot;'../csvs/unc1_arr1_pip0_unr10.csv'#$unc1_arr1_pip0_unr10.y2&quot;)" office:value-type="string" office:string-value="" calcext:value-type="error">
            <text:p>#REF!</text:p>
          </table:table-cell>
          <table:table-cell table:formula="of:=INDIRECT(&quot;'../csvs/unc1_arr1_pip0_unr10.csv'#$unc1_arr1_pip0_unr10.z2&quot;)" office:value-type="string" office:string-value="" calcext:value-type="error">
            <text:p>#REF!</text:p>
          </table:table-cell>
          <table:table-cell table:formula="of:=INDIRECT(&quot;'../csvs/unc1_arr1_pip0_unr10.csv'#$unc1_arr1_pip0_unr10.aa2&quot;)" office:value-type="string" office:string-value="" calcext:value-type="error">
            <text:p>#REF!</text:p>
          </table:table-cell>
          <table:table-cell table:formula="of:=INDIRECT(&quot;'../csvs/unc1_arr1_pip0_unr10.csv'#$unc1_arr1_pip0_unr10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0_unr10.csv'#$unc1_arr1_pip0_unr10.a3&quot;)" office:value-type="string" office:string-value="" calcext:value-type="error">
            <text:p>#REF!</text:p>
          </table:table-cell>
          <table:table-cell table:formula="of:=INDIRECT(&quot;'../csvs/unc1_arr1_pip0_unr10.csv'#$unc1_arr1_pip0_unr10.b3&quot;)" office:value-type="string" office:string-value="" calcext:value-type="error">
            <text:p>#REF!</text:p>
          </table:table-cell>
          <table:table-cell table:formula="of:=INDIRECT(&quot;'../csvs/unc1_arr1_pip0_unr10.csv'#$unc1_arr1_pip0_unr10.c3&quot;)" office:value-type="string" office:string-value="" calcext:value-type="error">
            <text:p>#REF!</text:p>
          </table:table-cell>
          <table:table-cell table:formula="of:=INDIRECT(&quot;'../csvs/unc1_arr1_pip0_unr10.csv'#$unc1_arr1_pip0_unr10.d3&quot;)" office:value-type="string" office:string-value="" calcext:value-type="error">
            <text:p>#REF!</text:p>
          </table:table-cell>
          <table:table-cell table:formula="of:=INDIRECT(&quot;'../csvs/unc1_arr1_pip0_unr10.csv'#$unc1_arr1_pip0_unr10.e3&quot;)" office:value-type="string" office:string-value="" calcext:value-type="error">
            <text:p>#REF!</text:p>
          </table:table-cell>
          <table:table-cell table:formula="of:=INDIRECT(&quot;'../csvs/unc1_arr1_pip0_unr10.csv'#$unc1_arr1_pip0_unr10.f3&quot;)" office:value-type="string" office:string-value="" calcext:value-type="error">
            <text:p>#REF!</text:p>
          </table:table-cell>
          <table:table-cell table:formula="of:=INDIRECT(&quot;'../csvs/unc1_arr1_pip0_unr10.csv'#$unc1_arr1_pip0_unr10.g3&quot;)" office:value-type="string" office:string-value="" calcext:value-type="error">
            <text:p>#REF!</text:p>
          </table:table-cell>
          <table:table-cell table:formula="of:=INDIRECT(&quot;'../csvs/unc1_arr1_pip0_unr10.csv'#$unc1_arr1_pip0_unr10.h3&quot;)" office:value-type="string" office:string-value="" calcext:value-type="error">
            <text:p>#REF!</text:p>
          </table:table-cell>
          <table:table-cell table:formula="of:=INDIRECT(&quot;'../csvs/unc1_arr1_pip0_unr10.csv'#$unc1_arr1_pip0_unr10.i3&quot;)" office:value-type="string" office:string-value="" calcext:value-type="error">
            <text:p>#REF!</text:p>
          </table:table-cell>
          <table:table-cell table:formula="of:=INDIRECT(&quot;'../csvs/unc1_arr1_pip0_unr10.csv'#$unc1_arr1_pip0_unr10.j3&quot;)" office:value-type="string" office:string-value="" calcext:value-type="error">
            <text:p>#REF!</text:p>
          </table:table-cell>
          <table:table-cell table:formula="of:=INDIRECT(&quot;'../csvs/unc1_arr1_pip0_unr10.csv'#$unc1_arr1_pip0_unr10.k3&quot;)" office:value-type="string" office:string-value="" calcext:value-type="error">
            <text:p>#REF!</text:p>
          </table:table-cell>
          <table:table-cell table:formula="of:=INDIRECT(&quot;'../csvs/unc1_arr1_pip0_unr10.csv'#$unc1_arr1_pip0_unr10.l3&quot;)" office:value-type="string" office:string-value="" calcext:value-type="error">
            <text:p>#REF!</text:p>
          </table:table-cell>
          <table:table-cell table:formula="of:=INDIRECT(&quot;'../csvs/unc1_arr1_pip0_unr10.csv'#$unc1_arr1_pip0_unr10.m3&quot;)" office:value-type="string" office:string-value="" calcext:value-type="error">
            <text:p>#REF!</text:p>
          </table:table-cell>
          <table:table-cell table:formula="of:=INDIRECT(&quot;'../csvs/unc1_arr1_pip0_unr10.csv'#$unc1_arr1_pip0_unr10.n3&quot;)" office:value-type="string" office:string-value="" calcext:value-type="error">
            <text:p>#REF!</text:p>
          </table:table-cell>
          <table:table-cell table:formula="of:=INDIRECT(&quot;'../csvs/unc1_arr1_pip0_unr10.csv'#$unc1_arr1_pip0_unr10.o3&quot;)" office:value-type="string" office:string-value="" calcext:value-type="error">
            <text:p>#REF!</text:p>
          </table:table-cell>
          <table:table-cell table:formula="of:=INDIRECT(&quot;'../csvs/unc1_arr1_pip0_unr10.csv'#$unc1_arr1_pip0_unr10.p3&quot;)" office:value-type="string" office:string-value="" calcext:value-type="error">
            <text:p>#REF!</text:p>
          </table:table-cell>
          <table:table-cell table:formula="of:=INDIRECT(&quot;'../csvs/unc1_arr1_pip0_unr10.csv'#$unc1_arr1_pip0_unr10.q3&quot;)" office:value-type="string" office:string-value="" calcext:value-type="error">
            <text:p>#REF!</text:p>
          </table:table-cell>
          <table:table-cell table:formula="of:=INDIRECT(&quot;'../csvs/unc1_arr1_pip0_unr10.csv'#$unc1_arr1_pip0_unr10.r3&quot;)" office:value-type="string" office:string-value="" calcext:value-type="error">
            <text:p>#REF!</text:p>
          </table:table-cell>
          <table:table-cell table:formula="of:=INDIRECT(&quot;'../csvs/unc1_arr1_pip0_unr10.csv'#$unc1_arr1_pip0_unr10.s3&quot;)" office:value-type="string" office:string-value="" calcext:value-type="error">
            <text:p>#REF!</text:p>
          </table:table-cell>
          <table:table-cell table:formula="of:=INDIRECT(&quot;'../csvs/unc1_arr1_pip0_unr10.csv'#$unc1_arr1_pip0_unr10.t3&quot;)" office:value-type="string" office:string-value="" calcext:value-type="error">
            <text:p>#REF!</text:p>
          </table:table-cell>
          <table:table-cell table:formula="of:=INDIRECT(&quot;'../csvs/unc1_arr1_pip0_unr10.csv'#$unc1_arr1_pip0_unr10.u3&quot;)" office:value-type="string" office:string-value="" calcext:value-type="error">
            <text:p>#REF!</text:p>
          </table:table-cell>
          <table:table-cell table:formula="of:=INDIRECT(&quot;'../csvs/unc1_arr1_pip0_unr10.csv'#$unc1_arr1_pip0_unr10.v3&quot;)" office:value-type="string" office:string-value="" calcext:value-type="error">
            <text:p>#REF!</text:p>
          </table:table-cell>
          <table:table-cell table:formula="of:=INDIRECT(&quot;'../csvs/unc1_arr1_pip0_unr10.csv'#$unc1_arr1_pip0_unr10.w3&quot;)" office:value-type="string" office:string-value="" calcext:value-type="error">
            <text:p>#REF!</text:p>
          </table:table-cell>
          <table:table-cell table:formula="of:=INDIRECT(&quot;'../csvs/unc1_arr1_pip0_unr10.csv'#$unc1_arr1_pip0_unr10.x3&quot;)" office:value-type="string" office:string-value="" calcext:value-type="error">
            <text:p>#REF!</text:p>
          </table:table-cell>
          <table:table-cell table:formula="of:=INDIRECT(&quot;'../csvs/unc1_arr1_pip0_unr10.csv'#$unc1_arr1_pip0_unr10.y3&quot;)" office:value-type="string" office:string-value="" calcext:value-type="error">
            <text:p>#REF!</text:p>
          </table:table-cell>
          <table:table-cell table:formula="of:=INDIRECT(&quot;'../csvs/unc1_arr1_pip0_unr10.csv'#$unc1_arr1_pip0_unr10.z3&quot;)" office:value-type="string" office:string-value="" calcext:value-type="error">
            <text:p>#REF!</text:p>
          </table:table-cell>
          <table:table-cell table:formula="of:=INDIRECT(&quot;'../csvs/unc1_arr1_pip0_unr10.csv'#$unc1_arr1_pip0_unr10.aa3&quot;)" office:value-type="string" office:string-value="" calcext:value-type="error">
            <text:p>#REF!</text:p>
          </table:table-cell>
          <table:table-cell table:formula="of:=INDIRECT(&quot;'../csvs/unc1_arr1_pip0_unr10.csv'#$unc1_arr1_pip0_unr10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0_unr10.csv'#$unc1_arr1_pip0_unr10.a4&quot;)" office:value-type="string" office:string-value="" calcext:value-type="error">
            <text:p>#REF!</text:p>
          </table:table-cell>
          <table:table-cell table:formula="of:=INDIRECT(&quot;'../csvs/unc1_arr1_pip0_unr10.csv'#$unc1_arr1_pip0_unr10.b4&quot;)" office:value-type="string" office:string-value="" calcext:value-type="error">
            <text:p>#REF!</text:p>
          </table:table-cell>
          <table:table-cell table:formula="of:=INDIRECT(&quot;'../csvs/unc1_arr1_pip0_unr10.csv'#$unc1_arr1_pip0_unr10.c4&quot;)" office:value-type="string" office:string-value="" calcext:value-type="error">
            <text:p>#REF!</text:p>
          </table:table-cell>
          <table:table-cell table:formula="of:=INDIRECT(&quot;'../csvs/unc1_arr1_pip0_unr10.csv'#$unc1_arr1_pip0_unr10.d4&quot;)" office:value-type="string" office:string-value="" calcext:value-type="error">
            <text:p>#REF!</text:p>
          </table:table-cell>
          <table:table-cell table:formula="of:=INDIRECT(&quot;'../csvs/unc1_arr1_pip0_unr10.csv'#$unc1_arr1_pip0_unr10.e4&quot;)" office:value-type="string" office:string-value="" calcext:value-type="error">
            <text:p>#REF!</text:p>
          </table:table-cell>
          <table:table-cell table:formula="of:=INDIRECT(&quot;'../csvs/unc1_arr1_pip0_unr10.csv'#$unc1_arr1_pip0_unr10.f4&quot;)" office:value-type="string" office:string-value="" calcext:value-type="error">
            <text:p>#REF!</text:p>
          </table:table-cell>
          <table:table-cell table:formula="of:=INDIRECT(&quot;'../csvs/unc1_arr1_pip0_unr10.csv'#$unc1_arr1_pip0_unr10.g4&quot;)" office:value-type="string" office:string-value="" calcext:value-type="error">
            <text:p>#REF!</text:p>
          </table:table-cell>
          <table:table-cell table:formula="of:=INDIRECT(&quot;'../csvs/unc1_arr1_pip0_unr10.csv'#$unc1_arr1_pip0_unr10.h4&quot;)" office:value-type="string" office:string-value="" calcext:value-type="error">
            <text:p>#REF!</text:p>
          </table:table-cell>
          <table:table-cell table:formula="of:=INDIRECT(&quot;'../csvs/unc1_arr1_pip0_unr10.csv'#$unc1_arr1_pip0_unr10.i4&quot;)" office:value-type="string" office:string-value="" calcext:value-type="error">
            <text:p>#REF!</text:p>
          </table:table-cell>
          <table:table-cell table:formula="of:=INDIRECT(&quot;'../csvs/unc1_arr1_pip0_unr10.csv'#$unc1_arr1_pip0_unr10.j4&quot;)" office:value-type="string" office:string-value="" calcext:value-type="error">
            <text:p>#REF!</text:p>
          </table:table-cell>
          <table:table-cell table:formula="of:=INDIRECT(&quot;'../csvs/unc1_arr1_pip0_unr10.csv'#$unc1_arr1_pip0_unr10.k4&quot;)" office:value-type="string" office:string-value="" calcext:value-type="error">
            <text:p>#REF!</text:p>
          </table:table-cell>
          <table:table-cell table:formula="of:=INDIRECT(&quot;'../csvs/unc1_arr1_pip0_unr10.csv'#$unc1_arr1_pip0_unr10.l4&quot;)" office:value-type="string" office:string-value="" calcext:value-type="error">
            <text:p>#REF!</text:p>
          </table:table-cell>
          <table:table-cell table:formula="of:=INDIRECT(&quot;'../csvs/unc1_arr1_pip0_unr10.csv'#$unc1_arr1_pip0_unr10.m4&quot;)" office:value-type="string" office:string-value="" calcext:value-type="error">
            <text:p>#REF!</text:p>
          </table:table-cell>
          <table:table-cell table:formula="of:=INDIRECT(&quot;'../csvs/unc1_arr1_pip0_unr10.csv'#$unc1_arr1_pip0_unr10.n4&quot;)" office:value-type="string" office:string-value="" calcext:value-type="error">
            <text:p>#REF!</text:p>
          </table:table-cell>
          <table:table-cell table:formula="of:=INDIRECT(&quot;'../csvs/unc1_arr1_pip0_unr10.csv'#$unc1_arr1_pip0_unr10.o4&quot;)" office:value-type="string" office:string-value="" calcext:value-type="error">
            <text:p>#REF!</text:p>
          </table:table-cell>
          <table:table-cell table:formula="of:=INDIRECT(&quot;'../csvs/unc1_arr1_pip0_unr10.csv'#$unc1_arr1_pip0_unr10.p4&quot;)" office:value-type="string" office:string-value="" calcext:value-type="error">
            <text:p>#REF!</text:p>
          </table:table-cell>
          <table:table-cell table:formula="of:=INDIRECT(&quot;'../csvs/unc1_arr1_pip0_unr10.csv'#$unc1_arr1_pip0_unr10.q4&quot;)" office:value-type="string" office:string-value="" calcext:value-type="error">
            <text:p>#REF!</text:p>
          </table:table-cell>
          <table:table-cell table:formula="of:=INDIRECT(&quot;'../csvs/unc1_arr1_pip0_unr10.csv'#$unc1_arr1_pip0_unr10.r4&quot;)" office:value-type="string" office:string-value="" calcext:value-type="error">
            <text:p>#REF!</text:p>
          </table:table-cell>
          <table:table-cell table:formula="of:=INDIRECT(&quot;'../csvs/unc1_arr1_pip0_unr10.csv'#$unc1_arr1_pip0_unr10.s4&quot;)" office:value-type="string" office:string-value="" calcext:value-type="error">
            <text:p>#REF!</text:p>
          </table:table-cell>
          <table:table-cell table:formula="of:=INDIRECT(&quot;'../csvs/unc1_arr1_pip0_unr10.csv'#$unc1_arr1_pip0_unr10.t4&quot;)" office:value-type="string" office:string-value="" calcext:value-type="error">
            <text:p>#REF!</text:p>
          </table:table-cell>
          <table:table-cell table:formula="of:=INDIRECT(&quot;'../csvs/unc1_arr1_pip0_unr10.csv'#$unc1_arr1_pip0_unr10.u4&quot;)" office:value-type="string" office:string-value="" calcext:value-type="error">
            <text:p>#REF!</text:p>
          </table:table-cell>
          <table:table-cell table:formula="of:=INDIRECT(&quot;'../csvs/unc1_arr1_pip0_unr10.csv'#$unc1_arr1_pip0_unr10.v4&quot;)" office:value-type="string" office:string-value="" calcext:value-type="error">
            <text:p>#REF!</text:p>
          </table:table-cell>
          <table:table-cell table:formula="of:=INDIRECT(&quot;'../csvs/unc1_arr1_pip0_unr10.csv'#$unc1_arr1_pip0_unr10.w4&quot;)" office:value-type="string" office:string-value="" calcext:value-type="error">
            <text:p>#REF!</text:p>
          </table:table-cell>
          <table:table-cell table:formula="of:=INDIRECT(&quot;'../csvs/unc1_arr1_pip0_unr10.csv'#$unc1_arr1_pip0_unr10.x4&quot;)" office:value-type="string" office:string-value="" calcext:value-type="error">
            <text:p>#REF!</text:p>
          </table:table-cell>
          <table:table-cell table:formula="of:=INDIRECT(&quot;'../csvs/unc1_arr1_pip0_unr10.csv'#$unc1_arr1_pip0_unr10.y4&quot;)" office:value-type="string" office:string-value="" calcext:value-type="error">
            <text:p>#REF!</text:p>
          </table:table-cell>
          <table:table-cell table:formula="of:=INDIRECT(&quot;'../csvs/unc1_arr1_pip0_unr10.csv'#$unc1_arr1_pip0_unr10.z4&quot;)" office:value-type="string" office:string-value="" calcext:value-type="error">
            <text:p>#REF!</text:p>
          </table:table-cell>
          <table:table-cell table:formula="of:=INDIRECT(&quot;'../csvs/unc1_arr1_pip0_unr10.csv'#$unc1_arr1_pip0_unr10.aa4&quot;)" office:value-type="string" office:string-value="" calcext:value-type="error">
            <text:p>#REF!</text:p>
          </table:table-cell>
          <table:table-cell table:formula="of:=INDIRECT(&quot;'../csvs/unc1_arr1_pip0_unr10.csv'#$unc1_arr1_pip0_unr10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0_unr10.csv'#$unc1_arr1_pip0_unr10.a5&quot;)" office:value-type="string" office:string-value="" calcext:value-type="error">
            <text:p>#REF!</text:p>
          </table:table-cell>
          <table:table-cell table:formula="of:=INDIRECT(&quot;'../csvs/unc1_arr1_pip0_unr10.csv'#$unc1_arr1_pip0_unr10.b5&quot;)" office:value-type="string" office:string-value="" calcext:value-type="error">
            <text:p>#REF!</text:p>
          </table:table-cell>
          <table:table-cell table:formula="of:=INDIRECT(&quot;'../csvs/unc1_arr1_pip0_unr10.csv'#$unc1_arr1_pip0_unr10.c5&quot;)" office:value-type="string" office:string-value="" calcext:value-type="error">
            <text:p>#REF!</text:p>
          </table:table-cell>
          <table:table-cell table:formula="of:=INDIRECT(&quot;'../csvs/unc1_arr1_pip0_unr10.csv'#$unc1_arr1_pip0_unr10.d5&quot;)" office:value-type="string" office:string-value="" calcext:value-type="error">
            <text:p>#REF!</text:p>
          </table:table-cell>
          <table:table-cell table:formula="of:=INDIRECT(&quot;'../csvs/unc1_arr1_pip0_unr10.csv'#$unc1_arr1_pip0_unr10.e5&quot;)" office:value-type="string" office:string-value="" calcext:value-type="error">
            <text:p>#REF!</text:p>
          </table:table-cell>
          <table:table-cell table:formula="of:=INDIRECT(&quot;'../csvs/unc1_arr1_pip0_unr10.csv'#$unc1_arr1_pip0_unr10.f5&quot;)" office:value-type="string" office:string-value="" calcext:value-type="error">
            <text:p>#REF!</text:p>
          </table:table-cell>
          <table:table-cell table:formula="of:=INDIRECT(&quot;'../csvs/unc1_arr1_pip0_unr10.csv'#$unc1_arr1_pip0_unr10.g5&quot;)" office:value-type="string" office:string-value="" calcext:value-type="error">
            <text:p>#REF!</text:p>
          </table:table-cell>
          <table:table-cell table:formula="of:=INDIRECT(&quot;'../csvs/unc1_arr1_pip0_unr10.csv'#$unc1_arr1_pip0_unr10.h5&quot;)" office:value-type="string" office:string-value="" calcext:value-type="error">
            <text:p>#REF!</text:p>
          </table:table-cell>
          <table:table-cell table:formula="of:=INDIRECT(&quot;'../csvs/unc1_arr1_pip0_unr10.csv'#$unc1_arr1_pip0_unr10.i5&quot;)" office:value-type="string" office:string-value="" calcext:value-type="error">
            <text:p>#REF!</text:p>
          </table:table-cell>
          <table:table-cell table:formula="of:=INDIRECT(&quot;'../csvs/unc1_arr1_pip0_unr10.csv'#$unc1_arr1_pip0_unr10.j5&quot;)" office:value-type="string" office:string-value="" calcext:value-type="error">
            <text:p>#REF!</text:p>
          </table:table-cell>
          <table:table-cell table:formula="of:=INDIRECT(&quot;'../csvs/unc1_arr1_pip0_unr10.csv'#$unc1_arr1_pip0_unr10.k5&quot;)" office:value-type="string" office:string-value="" calcext:value-type="error">
            <text:p>#REF!</text:p>
          </table:table-cell>
          <table:table-cell table:formula="of:=INDIRECT(&quot;'../csvs/unc1_arr1_pip0_unr10.csv'#$unc1_arr1_pip0_unr10.l5&quot;)" office:value-type="string" office:string-value="" calcext:value-type="error">
            <text:p>#REF!</text:p>
          </table:table-cell>
          <table:table-cell table:formula="of:=INDIRECT(&quot;'../csvs/unc1_arr1_pip0_unr10.csv'#$unc1_arr1_pip0_unr10.m5&quot;)" office:value-type="string" office:string-value="" calcext:value-type="error">
            <text:p>#REF!</text:p>
          </table:table-cell>
          <table:table-cell table:formula="of:=INDIRECT(&quot;'../csvs/unc1_arr1_pip0_unr10.csv'#$unc1_arr1_pip0_unr10.n5&quot;)" office:value-type="string" office:string-value="" calcext:value-type="error">
            <text:p>#REF!</text:p>
          </table:table-cell>
          <table:table-cell table:formula="of:=INDIRECT(&quot;'../csvs/unc1_arr1_pip0_unr10.csv'#$unc1_arr1_pip0_unr10.o5&quot;)" office:value-type="string" office:string-value="" calcext:value-type="error">
            <text:p>#REF!</text:p>
          </table:table-cell>
          <table:table-cell table:formula="of:=INDIRECT(&quot;'../csvs/unc1_arr1_pip0_unr10.csv'#$unc1_arr1_pip0_unr10.p5&quot;)" office:value-type="string" office:string-value="" calcext:value-type="error">
            <text:p>#REF!</text:p>
          </table:table-cell>
          <table:table-cell table:formula="of:=INDIRECT(&quot;'../csvs/unc1_arr1_pip0_unr10.csv'#$unc1_arr1_pip0_unr10.q5&quot;)" office:value-type="string" office:string-value="" calcext:value-type="error">
            <text:p>#REF!</text:p>
          </table:table-cell>
          <table:table-cell table:formula="of:=INDIRECT(&quot;'../csvs/unc1_arr1_pip0_unr10.csv'#$unc1_arr1_pip0_unr10.r5&quot;)" office:value-type="string" office:string-value="" calcext:value-type="error">
            <text:p>#REF!</text:p>
          </table:table-cell>
          <table:table-cell table:formula="of:=INDIRECT(&quot;'../csvs/unc1_arr1_pip0_unr10.csv'#$unc1_arr1_pip0_unr10.s5&quot;)" office:value-type="string" office:string-value="" calcext:value-type="error">
            <text:p>#REF!</text:p>
          </table:table-cell>
          <table:table-cell table:formula="of:=INDIRECT(&quot;'../csvs/unc1_arr1_pip0_unr10.csv'#$unc1_arr1_pip0_unr10.t5&quot;)" office:value-type="string" office:string-value="" calcext:value-type="error">
            <text:p>#REF!</text:p>
          </table:table-cell>
          <table:table-cell table:formula="of:=INDIRECT(&quot;'../csvs/unc1_arr1_pip0_unr10.csv'#$unc1_arr1_pip0_unr10.u5&quot;)" office:value-type="string" office:string-value="" calcext:value-type="error">
            <text:p>#REF!</text:p>
          </table:table-cell>
          <table:table-cell table:formula="of:=INDIRECT(&quot;'../csvs/unc1_arr1_pip0_unr10.csv'#$unc1_arr1_pip0_unr10.v5&quot;)" office:value-type="string" office:string-value="" calcext:value-type="error">
            <text:p>#REF!</text:p>
          </table:table-cell>
          <table:table-cell table:formula="of:=INDIRECT(&quot;'../csvs/unc1_arr1_pip0_unr10.csv'#$unc1_arr1_pip0_unr10.w5&quot;)" office:value-type="string" office:string-value="" calcext:value-type="error">
            <text:p>#REF!</text:p>
          </table:table-cell>
          <table:table-cell table:formula="of:=INDIRECT(&quot;'../csvs/unc1_arr1_pip0_unr10.csv'#$unc1_arr1_pip0_unr10.x5&quot;)" office:value-type="string" office:string-value="" calcext:value-type="error">
            <text:p>#REF!</text:p>
          </table:table-cell>
          <table:table-cell table:formula="of:=INDIRECT(&quot;'../csvs/unc1_arr1_pip0_unr10.csv'#$unc1_arr1_pip0_unr10.y5&quot;)" office:value-type="string" office:string-value="" calcext:value-type="error">
            <text:p>#REF!</text:p>
          </table:table-cell>
          <table:table-cell table:formula="of:=INDIRECT(&quot;'../csvs/unc1_arr1_pip0_unr10.csv'#$unc1_arr1_pip0_unr10.z5&quot;)" office:value-type="string" office:string-value="" calcext:value-type="error">
            <text:p>#REF!</text:p>
          </table:table-cell>
          <table:table-cell table:formula="of:=INDIRECT(&quot;'../csvs/unc1_arr1_pip0_unr10.csv'#$unc1_arr1_pip0_unr10.aa5&quot;)" office:value-type="string" office:string-value="" calcext:value-type="error">
            <text:p>#REF!</text:p>
          </table:table-cell>
          <table:table-cell table:formula="of:=INDIRECT(&quot;'../csvs/unc1_arr1_pip0_unr10.csv'#$unc1_arr1_pip0_unr10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0_unr10.csv'#$unc1_arr1_pip0_unr10.a6&quot;)" office:value-type="string" office:string-value="" calcext:value-type="error">
            <text:p>#REF!</text:p>
          </table:table-cell>
          <table:table-cell table:formula="of:=INDIRECT(&quot;'../csvs/unc1_arr1_pip0_unr10.csv'#$unc1_arr1_pip0_unr10.b6&quot;)" office:value-type="string" office:string-value="" calcext:value-type="error">
            <text:p>#REF!</text:p>
          </table:table-cell>
          <table:table-cell table:formula="of:=INDIRECT(&quot;'../csvs/unc1_arr1_pip0_unr10.csv'#$unc1_arr1_pip0_unr10.c6&quot;)" office:value-type="string" office:string-value="" calcext:value-type="error">
            <text:p>#REF!</text:p>
          </table:table-cell>
          <table:table-cell table:formula="of:=INDIRECT(&quot;'../csvs/unc1_arr1_pip0_unr10.csv'#$unc1_arr1_pip0_unr10.d6&quot;)" office:value-type="string" office:string-value="" calcext:value-type="error">
            <text:p>#REF!</text:p>
          </table:table-cell>
          <table:table-cell table:formula="of:=INDIRECT(&quot;'../csvs/unc1_arr1_pip0_unr10.csv'#$unc1_arr1_pip0_unr10.e6&quot;)" office:value-type="string" office:string-value="" calcext:value-type="error">
            <text:p>#REF!</text:p>
          </table:table-cell>
          <table:table-cell table:formula="of:=INDIRECT(&quot;'../csvs/unc1_arr1_pip0_unr10.csv'#$unc1_arr1_pip0_unr10.f6&quot;)" office:value-type="string" office:string-value="" calcext:value-type="error">
            <text:p>#REF!</text:p>
          </table:table-cell>
          <table:table-cell table:formula="of:=INDIRECT(&quot;'../csvs/unc1_arr1_pip0_unr10.csv'#$unc1_arr1_pip0_unr10.g6&quot;)" office:value-type="string" office:string-value="" calcext:value-type="error">
            <text:p>#REF!</text:p>
          </table:table-cell>
          <table:table-cell table:formula="of:=INDIRECT(&quot;'../csvs/unc1_arr1_pip0_unr10.csv'#$unc1_arr1_pip0_unr10.h6&quot;)" office:value-type="string" office:string-value="" calcext:value-type="error">
            <text:p>#REF!</text:p>
          </table:table-cell>
          <table:table-cell table:formula="of:=INDIRECT(&quot;'../csvs/unc1_arr1_pip0_unr10.csv'#$unc1_arr1_pip0_unr10.i6&quot;)" office:value-type="string" office:string-value="" calcext:value-type="error">
            <text:p>#REF!</text:p>
          </table:table-cell>
          <table:table-cell table:formula="of:=INDIRECT(&quot;'../csvs/unc1_arr1_pip0_unr10.csv'#$unc1_arr1_pip0_unr10.j6&quot;)" office:value-type="string" office:string-value="" calcext:value-type="error">
            <text:p>#REF!</text:p>
          </table:table-cell>
          <table:table-cell table:formula="of:=INDIRECT(&quot;'../csvs/unc1_arr1_pip0_unr10.csv'#$unc1_arr1_pip0_unr10.k6&quot;)" office:value-type="string" office:string-value="" calcext:value-type="error">
            <text:p>#REF!</text:p>
          </table:table-cell>
          <table:table-cell table:formula="of:=INDIRECT(&quot;'../csvs/unc1_arr1_pip0_unr10.csv'#$unc1_arr1_pip0_unr10.l6&quot;)" office:value-type="string" office:string-value="" calcext:value-type="error">
            <text:p>#REF!</text:p>
          </table:table-cell>
          <table:table-cell table:formula="of:=INDIRECT(&quot;'../csvs/unc1_arr1_pip0_unr10.csv'#$unc1_arr1_pip0_unr10.m6&quot;)" office:value-type="string" office:string-value="" calcext:value-type="error">
            <text:p>#REF!</text:p>
          </table:table-cell>
          <table:table-cell table:formula="of:=INDIRECT(&quot;'../csvs/unc1_arr1_pip0_unr10.csv'#$unc1_arr1_pip0_unr10.n6&quot;)" office:value-type="string" office:string-value="" calcext:value-type="error">
            <text:p>#REF!</text:p>
          </table:table-cell>
          <table:table-cell table:formula="of:=INDIRECT(&quot;'../csvs/unc1_arr1_pip0_unr10.csv'#$unc1_arr1_pip0_unr10.o6&quot;)" office:value-type="string" office:string-value="" calcext:value-type="error">
            <text:p>#REF!</text:p>
          </table:table-cell>
          <table:table-cell table:formula="of:=INDIRECT(&quot;'../csvs/unc1_arr1_pip0_unr10.csv'#$unc1_arr1_pip0_unr10.p6&quot;)" office:value-type="string" office:string-value="" calcext:value-type="error">
            <text:p>#REF!</text:p>
          </table:table-cell>
          <table:table-cell table:formula="of:=INDIRECT(&quot;'../csvs/unc1_arr1_pip0_unr10.csv'#$unc1_arr1_pip0_unr10.q6&quot;)" office:value-type="string" office:string-value="" calcext:value-type="error">
            <text:p>#REF!</text:p>
          </table:table-cell>
          <table:table-cell table:formula="of:=INDIRECT(&quot;'../csvs/unc1_arr1_pip0_unr10.csv'#$unc1_arr1_pip0_unr10.r6&quot;)" office:value-type="string" office:string-value="" calcext:value-type="error">
            <text:p>#REF!</text:p>
          </table:table-cell>
          <table:table-cell table:formula="of:=INDIRECT(&quot;'../csvs/unc1_arr1_pip0_unr10.csv'#$unc1_arr1_pip0_unr10.s6&quot;)" office:value-type="string" office:string-value="" calcext:value-type="error">
            <text:p>#REF!</text:p>
          </table:table-cell>
          <table:table-cell table:formula="of:=INDIRECT(&quot;'../csvs/unc1_arr1_pip0_unr10.csv'#$unc1_arr1_pip0_unr10.t6&quot;)" office:value-type="string" office:string-value="" calcext:value-type="error">
            <text:p>#REF!</text:p>
          </table:table-cell>
          <table:table-cell table:formula="of:=INDIRECT(&quot;'../csvs/unc1_arr1_pip0_unr10.csv'#$unc1_arr1_pip0_unr10.u6&quot;)" office:value-type="string" office:string-value="" calcext:value-type="error">
            <text:p>#REF!</text:p>
          </table:table-cell>
          <table:table-cell table:formula="of:=INDIRECT(&quot;'../csvs/unc1_arr1_pip0_unr10.csv'#$unc1_arr1_pip0_unr10.v6&quot;)" office:value-type="string" office:string-value="" calcext:value-type="error">
            <text:p>#REF!</text:p>
          </table:table-cell>
          <table:table-cell table:formula="of:=INDIRECT(&quot;'../csvs/unc1_arr1_pip0_unr10.csv'#$unc1_arr1_pip0_unr10.w6&quot;)" office:value-type="string" office:string-value="" calcext:value-type="error">
            <text:p>#REF!</text:p>
          </table:table-cell>
          <table:table-cell table:formula="of:=INDIRECT(&quot;'../csvs/unc1_arr1_pip0_unr10.csv'#$unc1_arr1_pip0_unr10.x6&quot;)" office:value-type="string" office:string-value="" calcext:value-type="error">
            <text:p>#REF!</text:p>
          </table:table-cell>
          <table:table-cell table:formula="of:=INDIRECT(&quot;'../csvs/unc1_arr1_pip0_unr10.csv'#$unc1_arr1_pip0_unr10.y6&quot;)" office:value-type="string" office:string-value="" calcext:value-type="error">
            <text:p>#REF!</text:p>
          </table:table-cell>
          <table:table-cell table:formula="of:=INDIRECT(&quot;'../csvs/unc1_arr1_pip0_unr10.csv'#$unc1_arr1_pip0_unr10.z6&quot;)" office:value-type="string" office:string-value="" calcext:value-type="error">
            <text:p>#REF!</text:p>
          </table:table-cell>
          <table:table-cell table:formula="of:=INDIRECT(&quot;'../csvs/unc1_arr1_pip0_unr10.csv'#$unc1_arr1_pip0_unr10.aa6&quot;)" office:value-type="string" office:string-value="" calcext:value-type="error">
            <text:p>#REF!</text:p>
          </table:table-cell>
          <table:table-cell table:formula="of:=INDIRECT(&quot;'../csvs/unc1_arr1_pip0_unr10.csv'#$unc1_arr1_pip0_unr10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0_unr10.csv'#$unc1_arr1_pip0_unr10.a7&quot;)" office:value-type="string" office:string-value="" calcext:value-type="error">
            <text:p>#REF!</text:p>
          </table:table-cell>
          <table:table-cell table:formula="of:=INDIRECT(&quot;'../csvs/unc1_arr1_pip0_unr10.csv'#$unc1_arr1_pip0_unr10.b7&quot;)" office:value-type="string" office:string-value="" calcext:value-type="error">
            <text:p>#REF!</text:p>
          </table:table-cell>
          <table:table-cell table:formula="of:=INDIRECT(&quot;'../csvs/unc1_arr1_pip0_unr10.csv'#$unc1_arr1_pip0_unr10.c7&quot;)" office:value-type="string" office:string-value="" calcext:value-type="error">
            <text:p>#REF!</text:p>
          </table:table-cell>
          <table:table-cell table:formula="of:=INDIRECT(&quot;'../csvs/unc1_arr1_pip0_unr10.csv'#$unc1_arr1_pip0_unr10.d7&quot;)" office:value-type="string" office:string-value="" calcext:value-type="error">
            <text:p>#REF!</text:p>
          </table:table-cell>
          <table:table-cell table:formula="of:=INDIRECT(&quot;'../csvs/unc1_arr1_pip0_unr10.csv'#$unc1_arr1_pip0_unr10.e7&quot;)" office:value-type="string" office:string-value="" calcext:value-type="error">
            <text:p>#REF!</text:p>
          </table:table-cell>
          <table:table-cell table:formula="of:=INDIRECT(&quot;'../csvs/unc1_arr1_pip0_unr10.csv'#$unc1_arr1_pip0_unr10.f7&quot;)" office:value-type="string" office:string-value="" calcext:value-type="error">
            <text:p>#REF!</text:p>
          </table:table-cell>
          <table:table-cell table:formula="of:=INDIRECT(&quot;'../csvs/unc1_arr1_pip0_unr10.csv'#$unc1_arr1_pip0_unr10.g7&quot;)" office:value-type="string" office:string-value="" calcext:value-type="error">
            <text:p>#REF!</text:p>
          </table:table-cell>
          <table:table-cell table:formula="of:=INDIRECT(&quot;'../csvs/unc1_arr1_pip0_unr10.csv'#$unc1_arr1_pip0_unr10.h7&quot;)" office:value-type="string" office:string-value="" calcext:value-type="error">
            <text:p>#REF!</text:p>
          </table:table-cell>
          <table:table-cell table:formula="of:=INDIRECT(&quot;'../csvs/unc1_arr1_pip0_unr10.csv'#$unc1_arr1_pip0_unr10.i7&quot;)" office:value-type="string" office:string-value="" calcext:value-type="error">
            <text:p>#REF!</text:p>
          </table:table-cell>
          <table:table-cell table:formula="of:=INDIRECT(&quot;'../csvs/unc1_arr1_pip0_unr10.csv'#$unc1_arr1_pip0_unr10.j7&quot;)" office:value-type="string" office:string-value="" calcext:value-type="error">
            <text:p>#REF!</text:p>
          </table:table-cell>
          <table:table-cell table:formula="of:=INDIRECT(&quot;'../csvs/unc1_arr1_pip0_unr10.csv'#$unc1_arr1_pip0_unr10.k7&quot;)" office:value-type="string" office:string-value="" calcext:value-type="error">
            <text:p>#REF!</text:p>
          </table:table-cell>
          <table:table-cell table:formula="of:=INDIRECT(&quot;'../csvs/unc1_arr1_pip0_unr10.csv'#$unc1_arr1_pip0_unr10.l7&quot;)" office:value-type="string" office:string-value="" calcext:value-type="error">
            <text:p>#REF!</text:p>
          </table:table-cell>
          <table:table-cell table:formula="of:=INDIRECT(&quot;'../csvs/unc1_arr1_pip0_unr10.csv'#$unc1_arr1_pip0_unr10.m7&quot;)" office:value-type="string" office:string-value="" calcext:value-type="error">
            <text:p>#REF!</text:p>
          </table:table-cell>
          <table:table-cell table:formula="of:=INDIRECT(&quot;'../csvs/unc1_arr1_pip0_unr10.csv'#$unc1_arr1_pip0_unr10.n7&quot;)" office:value-type="string" office:string-value="" calcext:value-type="error">
            <text:p>#REF!</text:p>
          </table:table-cell>
          <table:table-cell table:formula="of:=INDIRECT(&quot;'../csvs/unc1_arr1_pip0_unr10.csv'#$unc1_arr1_pip0_unr10.o7&quot;)" office:value-type="string" office:string-value="" calcext:value-type="error">
            <text:p>#REF!</text:p>
          </table:table-cell>
          <table:table-cell table:formula="of:=INDIRECT(&quot;'../csvs/unc1_arr1_pip0_unr10.csv'#$unc1_arr1_pip0_unr10.p7&quot;)" office:value-type="string" office:string-value="" calcext:value-type="error">
            <text:p>#REF!</text:p>
          </table:table-cell>
          <table:table-cell table:formula="of:=INDIRECT(&quot;'../csvs/unc1_arr1_pip0_unr10.csv'#$unc1_arr1_pip0_unr10.q7&quot;)" office:value-type="string" office:string-value="" calcext:value-type="error">
            <text:p>#REF!</text:p>
          </table:table-cell>
          <table:table-cell table:formula="of:=INDIRECT(&quot;'../csvs/unc1_arr1_pip0_unr10.csv'#$unc1_arr1_pip0_unr10.r7&quot;)" office:value-type="string" office:string-value="" calcext:value-type="error">
            <text:p>#REF!</text:p>
          </table:table-cell>
          <table:table-cell table:formula="of:=INDIRECT(&quot;'../csvs/unc1_arr1_pip0_unr10.csv'#$unc1_arr1_pip0_unr10.s7&quot;)" office:value-type="string" office:string-value="" calcext:value-type="error">
            <text:p>#REF!</text:p>
          </table:table-cell>
          <table:table-cell table:formula="of:=INDIRECT(&quot;'../csvs/unc1_arr1_pip0_unr10.csv'#$unc1_arr1_pip0_unr10.t7&quot;)" office:value-type="string" office:string-value="" calcext:value-type="error">
            <text:p>#REF!</text:p>
          </table:table-cell>
          <table:table-cell table:formula="of:=INDIRECT(&quot;'../csvs/unc1_arr1_pip0_unr10.csv'#$unc1_arr1_pip0_unr10.u7&quot;)" office:value-type="string" office:string-value="" calcext:value-type="error">
            <text:p>#REF!</text:p>
          </table:table-cell>
          <table:table-cell table:formula="of:=INDIRECT(&quot;'../csvs/unc1_arr1_pip0_unr10.csv'#$unc1_arr1_pip0_unr10.v7&quot;)" office:value-type="string" office:string-value="" calcext:value-type="error">
            <text:p>#REF!</text:p>
          </table:table-cell>
          <table:table-cell table:formula="of:=INDIRECT(&quot;'../csvs/unc1_arr1_pip0_unr10.csv'#$unc1_arr1_pip0_unr10.w7&quot;)" office:value-type="string" office:string-value="" calcext:value-type="error">
            <text:p>#REF!</text:p>
          </table:table-cell>
          <table:table-cell table:formula="of:=INDIRECT(&quot;'../csvs/unc1_arr1_pip0_unr10.csv'#$unc1_arr1_pip0_unr10.x7&quot;)" office:value-type="string" office:string-value="" calcext:value-type="error">
            <text:p>#REF!</text:p>
          </table:table-cell>
          <table:table-cell table:formula="of:=INDIRECT(&quot;'../csvs/unc1_arr1_pip0_unr10.csv'#$unc1_arr1_pip0_unr10.y7&quot;)" office:value-type="string" office:string-value="" calcext:value-type="error">
            <text:p>#REF!</text:p>
          </table:table-cell>
          <table:table-cell table:formula="of:=INDIRECT(&quot;'../csvs/unc1_arr1_pip0_unr10.csv'#$unc1_arr1_pip0_unr10.z7&quot;)" office:value-type="string" office:string-value="" calcext:value-type="error">
            <text:p>#REF!</text:p>
          </table:table-cell>
          <table:table-cell table:formula="of:=INDIRECT(&quot;'../csvs/unc1_arr1_pip0_unr10.csv'#$unc1_arr1_pip0_unr10.aa7&quot;)" office:value-type="string" office:string-value="" calcext:value-type="error">
            <text:p>#REF!</text:p>
          </table:table-cell>
          <table:table-cell table:formula="of:=INDIRECT(&quot;'../csvs/unc1_arr1_pip0_unr10.csv'#$unc1_arr1_pip0_unr10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0_unr10.csv'#$unc1_arr1_pip0_unr10.a8&quot;)" office:value-type="string" office:string-value="" calcext:value-type="error">
            <text:p>#REF!</text:p>
          </table:table-cell>
          <table:table-cell table:formula="of:=INDIRECT(&quot;'../csvs/unc1_arr1_pip0_unr10.csv'#$unc1_arr1_pip0_unr10.b8&quot;)" office:value-type="string" office:string-value="" calcext:value-type="error">
            <text:p>#REF!</text:p>
          </table:table-cell>
          <table:table-cell table:formula="of:=INDIRECT(&quot;'../csvs/unc1_arr1_pip0_unr10.csv'#$unc1_arr1_pip0_unr10.c8&quot;)" office:value-type="string" office:string-value="" calcext:value-type="error">
            <text:p>#REF!</text:p>
          </table:table-cell>
          <table:table-cell table:formula="of:=INDIRECT(&quot;'../csvs/unc1_arr1_pip0_unr10.csv'#$unc1_arr1_pip0_unr10.d8&quot;)" office:value-type="string" office:string-value="" calcext:value-type="error">
            <text:p>#REF!</text:p>
          </table:table-cell>
          <table:table-cell table:formula="of:=INDIRECT(&quot;'../csvs/unc1_arr1_pip0_unr10.csv'#$unc1_arr1_pip0_unr10.e8&quot;)" office:value-type="string" office:string-value="" calcext:value-type="error">
            <text:p>#REF!</text:p>
          </table:table-cell>
          <table:table-cell table:formula="of:=INDIRECT(&quot;'../csvs/unc1_arr1_pip0_unr10.csv'#$unc1_arr1_pip0_unr10.f8&quot;)" office:value-type="string" office:string-value="" calcext:value-type="error">
            <text:p>#REF!</text:p>
          </table:table-cell>
          <table:table-cell table:formula="of:=INDIRECT(&quot;'../csvs/unc1_arr1_pip0_unr10.csv'#$unc1_arr1_pip0_unr10.g8&quot;)" office:value-type="string" office:string-value="" calcext:value-type="error">
            <text:p>#REF!</text:p>
          </table:table-cell>
          <table:table-cell table:formula="of:=INDIRECT(&quot;'../csvs/unc1_arr1_pip0_unr10.csv'#$unc1_arr1_pip0_unr10.h8&quot;)" office:value-type="string" office:string-value="" calcext:value-type="error">
            <text:p>#REF!</text:p>
          </table:table-cell>
          <table:table-cell table:formula="of:=INDIRECT(&quot;'../csvs/unc1_arr1_pip0_unr10.csv'#$unc1_arr1_pip0_unr10.i8&quot;)" office:value-type="string" office:string-value="" calcext:value-type="error">
            <text:p>#REF!</text:p>
          </table:table-cell>
          <table:table-cell table:formula="of:=INDIRECT(&quot;'../csvs/unc1_arr1_pip0_unr10.csv'#$unc1_arr1_pip0_unr10.j8&quot;)" office:value-type="string" office:string-value="" calcext:value-type="error">
            <text:p>#REF!</text:p>
          </table:table-cell>
          <table:table-cell table:formula="of:=INDIRECT(&quot;'../csvs/unc1_arr1_pip0_unr10.csv'#$unc1_arr1_pip0_unr10.k8&quot;)" office:value-type="string" office:string-value="" calcext:value-type="error">
            <text:p>#REF!</text:p>
          </table:table-cell>
          <table:table-cell table:formula="of:=INDIRECT(&quot;'../csvs/unc1_arr1_pip0_unr10.csv'#$unc1_arr1_pip0_unr10.l8&quot;)" office:value-type="string" office:string-value="" calcext:value-type="error">
            <text:p>#REF!</text:p>
          </table:table-cell>
          <table:table-cell table:formula="of:=INDIRECT(&quot;'../csvs/unc1_arr1_pip0_unr10.csv'#$unc1_arr1_pip0_unr10.m8&quot;)" office:value-type="string" office:string-value="" calcext:value-type="error">
            <text:p>#REF!</text:p>
          </table:table-cell>
          <table:table-cell table:formula="of:=INDIRECT(&quot;'../csvs/unc1_arr1_pip0_unr10.csv'#$unc1_arr1_pip0_unr10.n8&quot;)" office:value-type="string" office:string-value="" calcext:value-type="error">
            <text:p>#REF!</text:p>
          </table:table-cell>
          <table:table-cell table:formula="of:=INDIRECT(&quot;'../csvs/unc1_arr1_pip0_unr10.csv'#$unc1_arr1_pip0_unr10.o8&quot;)" office:value-type="string" office:string-value="" calcext:value-type="error">
            <text:p>#REF!</text:p>
          </table:table-cell>
          <table:table-cell table:formula="of:=INDIRECT(&quot;'../csvs/unc1_arr1_pip0_unr10.csv'#$unc1_arr1_pip0_unr10.p8&quot;)" office:value-type="string" office:string-value="" calcext:value-type="error">
            <text:p>#REF!</text:p>
          </table:table-cell>
          <table:table-cell table:formula="of:=INDIRECT(&quot;'../csvs/unc1_arr1_pip0_unr10.csv'#$unc1_arr1_pip0_unr10.q8&quot;)" office:value-type="string" office:string-value="" calcext:value-type="error">
            <text:p>#REF!</text:p>
          </table:table-cell>
          <table:table-cell table:formula="of:=INDIRECT(&quot;'../csvs/unc1_arr1_pip0_unr10.csv'#$unc1_arr1_pip0_unr10.r8&quot;)" office:value-type="string" office:string-value="" calcext:value-type="error">
            <text:p>#REF!</text:p>
          </table:table-cell>
          <table:table-cell table:formula="of:=INDIRECT(&quot;'../csvs/unc1_arr1_pip0_unr10.csv'#$unc1_arr1_pip0_unr10.s8&quot;)" office:value-type="string" office:string-value="" calcext:value-type="error">
            <text:p>#REF!</text:p>
          </table:table-cell>
          <table:table-cell table:formula="of:=INDIRECT(&quot;'../csvs/unc1_arr1_pip0_unr10.csv'#$unc1_arr1_pip0_unr10.t8&quot;)" office:value-type="string" office:string-value="" calcext:value-type="error">
            <text:p>#REF!</text:p>
          </table:table-cell>
          <table:table-cell table:formula="of:=INDIRECT(&quot;'../csvs/unc1_arr1_pip0_unr10.csv'#$unc1_arr1_pip0_unr10.u8&quot;)" office:value-type="string" office:string-value="" calcext:value-type="error">
            <text:p>#REF!</text:p>
          </table:table-cell>
          <table:table-cell table:formula="of:=INDIRECT(&quot;'../csvs/unc1_arr1_pip0_unr10.csv'#$unc1_arr1_pip0_unr10.v8&quot;)" office:value-type="string" office:string-value="" calcext:value-type="error">
            <text:p>#REF!</text:p>
          </table:table-cell>
          <table:table-cell table:formula="of:=INDIRECT(&quot;'../csvs/unc1_arr1_pip0_unr10.csv'#$unc1_arr1_pip0_unr10.w8&quot;)" office:value-type="string" office:string-value="" calcext:value-type="error">
            <text:p>#REF!</text:p>
          </table:table-cell>
          <table:table-cell table:formula="of:=INDIRECT(&quot;'../csvs/unc1_arr1_pip0_unr10.csv'#$unc1_arr1_pip0_unr10.x8&quot;)" office:value-type="string" office:string-value="" calcext:value-type="error">
            <text:p>#REF!</text:p>
          </table:table-cell>
          <table:table-cell table:formula="of:=INDIRECT(&quot;'../csvs/unc1_arr1_pip0_unr10.csv'#$unc1_arr1_pip0_unr10.y8&quot;)" office:value-type="string" office:string-value="" calcext:value-type="error">
            <text:p>#REF!</text:p>
          </table:table-cell>
          <table:table-cell table:formula="of:=INDIRECT(&quot;'../csvs/unc1_arr1_pip0_unr10.csv'#$unc1_arr1_pip0_unr10.z8&quot;)" office:value-type="string" office:string-value="" calcext:value-type="error">
            <text:p>#REF!</text:p>
          </table:table-cell>
          <table:table-cell table:formula="of:=INDIRECT(&quot;'../csvs/unc1_arr1_pip0_unr10.csv'#$unc1_arr1_pip0_unr10.aa8&quot;)" office:value-type="string" office:string-value="" calcext:value-type="error">
            <text:p>#REF!</text:p>
          </table:table-cell>
          <table:table-cell table:formula="of:=INDIRECT(&quot;'../csvs/unc1_arr1_pip0_unr10.csv'#$unc1_arr1_pip0_unr10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0_unr10.csv'#$unc1_arr1_pip0_unr10.a9&quot;)" office:value-type="string" office:string-value="" calcext:value-type="error">
            <text:p>#REF!</text:p>
          </table:table-cell>
          <table:table-cell table:formula="of:=INDIRECT(&quot;'../csvs/unc1_arr1_pip0_unr10.csv'#$unc1_arr1_pip0_unr10.b9&quot;)" office:value-type="string" office:string-value="" calcext:value-type="error">
            <text:p>#REF!</text:p>
          </table:table-cell>
          <table:table-cell table:formula="of:=INDIRECT(&quot;'../csvs/unc1_arr1_pip0_unr10.csv'#$unc1_arr1_pip0_unr10.c9&quot;)" office:value-type="string" office:string-value="" calcext:value-type="error">
            <text:p>#REF!</text:p>
          </table:table-cell>
          <table:table-cell table:formula="of:=INDIRECT(&quot;'../csvs/unc1_arr1_pip0_unr10.csv'#$unc1_arr1_pip0_unr10.d9&quot;)" office:value-type="string" office:string-value="" calcext:value-type="error">
            <text:p>#REF!</text:p>
          </table:table-cell>
          <table:table-cell table:formula="of:=INDIRECT(&quot;'../csvs/unc1_arr1_pip0_unr10.csv'#$unc1_arr1_pip0_unr10.e9&quot;)" office:value-type="string" office:string-value="" calcext:value-type="error">
            <text:p>#REF!</text:p>
          </table:table-cell>
          <table:table-cell table:formula="of:=INDIRECT(&quot;'../csvs/unc1_arr1_pip0_unr10.csv'#$unc1_arr1_pip0_unr10.f9&quot;)" office:value-type="string" office:string-value="" calcext:value-type="error">
            <text:p>#REF!</text:p>
          </table:table-cell>
          <table:table-cell table:formula="of:=INDIRECT(&quot;'../csvs/unc1_arr1_pip0_unr10.csv'#$unc1_arr1_pip0_unr10.g9&quot;)" office:value-type="string" office:string-value="" calcext:value-type="error">
            <text:p>#REF!</text:p>
          </table:table-cell>
          <table:table-cell table:formula="of:=INDIRECT(&quot;'../csvs/unc1_arr1_pip0_unr10.csv'#$unc1_arr1_pip0_unr10.h9&quot;)" office:value-type="string" office:string-value="" calcext:value-type="error">
            <text:p>#REF!</text:p>
          </table:table-cell>
          <table:table-cell table:formula="of:=INDIRECT(&quot;'../csvs/unc1_arr1_pip0_unr10.csv'#$unc1_arr1_pip0_unr10.i9&quot;)" office:value-type="string" office:string-value="" calcext:value-type="error">
            <text:p>#REF!</text:p>
          </table:table-cell>
          <table:table-cell table:formula="of:=INDIRECT(&quot;'../csvs/unc1_arr1_pip0_unr10.csv'#$unc1_arr1_pip0_unr10.j9&quot;)" office:value-type="string" office:string-value="" calcext:value-type="error">
            <text:p>#REF!</text:p>
          </table:table-cell>
          <table:table-cell table:formula="of:=INDIRECT(&quot;'../csvs/unc1_arr1_pip0_unr10.csv'#$unc1_arr1_pip0_unr10.k9&quot;)" office:value-type="string" office:string-value="" calcext:value-type="error">
            <text:p>#REF!</text:p>
          </table:table-cell>
          <table:table-cell table:formula="of:=INDIRECT(&quot;'../csvs/unc1_arr1_pip0_unr10.csv'#$unc1_arr1_pip0_unr10.l9&quot;)" office:value-type="string" office:string-value="" calcext:value-type="error">
            <text:p>#REF!</text:p>
          </table:table-cell>
          <table:table-cell table:formula="of:=INDIRECT(&quot;'../csvs/unc1_arr1_pip0_unr10.csv'#$unc1_arr1_pip0_unr10.m9&quot;)" office:value-type="string" office:string-value="" calcext:value-type="error">
            <text:p>#REF!</text:p>
          </table:table-cell>
          <table:table-cell table:formula="of:=INDIRECT(&quot;'../csvs/unc1_arr1_pip0_unr10.csv'#$unc1_arr1_pip0_unr10.n9&quot;)" office:value-type="string" office:string-value="" calcext:value-type="error">
            <text:p>#REF!</text:p>
          </table:table-cell>
          <table:table-cell table:formula="of:=INDIRECT(&quot;'../csvs/unc1_arr1_pip0_unr10.csv'#$unc1_arr1_pip0_unr10.o9&quot;)" office:value-type="string" office:string-value="" calcext:value-type="error">
            <text:p>#REF!</text:p>
          </table:table-cell>
          <table:table-cell table:formula="of:=INDIRECT(&quot;'../csvs/unc1_arr1_pip0_unr10.csv'#$unc1_arr1_pip0_unr10.p9&quot;)" office:value-type="string" office:string-value="" calcext:value-type="error">
            <text:p>#REF!</text:p>
          </table:table-cell>
          <table:table-cell table:formula="of:=INDIRECT(&quot;'../csvs/unc1_arr1_pip0_unr10.csv'#$unc1_arr1_pip0_unr10.q9&quot;)" office:value-type="string" office:string-value="" calcext:value-type="error">
            <text:p>#REF!</text:p>
          </table:table-cell>
          <table:table-cell table:formula="of:=INDIRECT(&quot;'../csvs/unc1_arr1_pip0_unr10.csv'#$unc1_arr1_pip0_unr10.r9&quot;)" office:value-type="string" office:string-value="" calcext:value-type="error">
            <text:p>#REF!</text:p>
          </table:table-cell>
          <table:table-cell table:formula="of:=INDIRECT(&quot;'../csvs/unc1_arr1_pip0_unr10.csv'#$unc1_arr1_pip0_unr10.s9&quot;)" office:value-type="string" office:string-value="" calcext:value-type="error">
            <text:p>#REF!</text:p>
          </table:table-cell>
          <table:table-cell table:formula="of:=INDIRECT(&quot;'../csvs/unc1_arr1_pip0_unr10.csv'#$unc1_arr1_pip0_unr10.t9&quot;)" office:value-type="string" office:string-value="" calcext:value-type="error">
            <text:p>#REF!</text:p>
          </table:table-cell>
          <table:table-cell table:formula="of:=INDIRECT(&quot;'../csvs/unc1_arr1_pip0_unr10.csv'#$unc1_arr1_pip0_unr10.u9&quot;)" office:value-type="string" office:string-value="" calcext:value-type="error">
            <text:p>#REF!</text:p>
          </table:table-cell>
          <table:table-cell table:formula="of:=INDIRECT(&quot;'../csvs/unc1_arr1_pip0_unr10.csv'#$unc1_arr1_pip0_unr10.v9&quot;)" office:value-type="string" office:string-value="" calcext:value-type="error">
            <text:p>#REF!</text:p>
          </table:table-cell>
          <table:table-cell table:formula="of:=INDIRECT(&quot;'../csvs/unc1_arr1_pip0_unr10.csv'#$unc1_arr1_pip0_unr10.w9&quot;)" office:value-type="string" office:string-value="" calcext:value-type="error">
            <text:p>#REF!</text:p>
          </table:table-cell>
          <table:table-cell table:formula="of:=INDIRECT(&quot;'../csvs/unc1_arr1_pip0_unr10.csv'#$unc1_arr1_pip0_unr10.x9&quot;)" office:value-type="string" office:string-value="" calcext:value-type="error">
            <text:p>#REF!</text:p>
          </table:table-cell>
          <table:table-cell table:formula="of:=INDIRECT(&quot;'../csvs/unc1_arr1_pip0_unr10.csv'#$unc1_arr1_pip0_unr10.y9&quot;)" office:value-type="string" office:string-value="" calcext:value-type="error">
            <text:p>#REF!</text:p>
          </table:table-cell>
          <table:table-cell table:formula="of:=INDIRECT(&quot;'../csvs/unc1_arr1_pip0_unr10.csv'#$unc1_arr1_pip0_unr10.z9&quot;)" office:value-type="string" office:string-value="" calcext:value-type="error">
            <text:p>#REF!</text:p>
          </table:table-cell>
          <table:table-cell table:formula="of:=INDIRECT(&quot;'../csvs/unc1_arr1_pip0_unr10.csv'#$unc1_arr1_pip0_unr10.aa9&quot;)" office:value-type="string" office:string-value="" calcext:value-type="error">
            <text:p>#REF!</text:p>
          </table:table-cell>
          <table:table-cell table:formula="of:=INDIRECT(&quot;'../csvs/unc1_arr1_pip0_unr10.csv'#$unc1_arr1_pip0_unr10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0_unr10.csv'#$unc1_arr1_pip0_unr10.a11&quot;)" office:value-type="string" office:string-value="" calcext:value-type="error">
            <text:p>#REF!</text:p>
          </table:table-cell>
          <table:table-cell table:formula="of:=INDIRECT(&quot;'../csvs/unc1_arr1_pip0_unr10.csv'#$unc1_arr1_pip0_unr10.b11&quot;)" office:value-type="string" office:string-value="" calcext:value-type="error">
            <text:p>#REF!</text:p>
          </table:table-cell>
          <table:table-cell table:formula="of:=INDIRECT(&quot;'../csvs/unc1_arr1_pip0_unr10.csv'#$unc1_arr1_pip0_unr10.c11&quot;)" office:value-type="string" office:string-value="" calcext:value-type="error">
            <text:p>#REF!</text:p>
          </table:table-cell>
          <table:table-cell table:formula="of:=INDIRECT(&quot;'../csvs/unc1_arr1_pip0_unr10.csv'#$unc1_arr1_pip0_unr10.d11&quot;)" office:value-type="string" office:string-value="" calcext:value-type="error">
            <text:p>#REF!</text:p>
          </table:table-cell>
          <table:table-cell table:formula="of:=INDIRECT(&quot;'../csvs/unc1_arr1_pip0_unr10.csv'#$unc1_arr1_pip0_unr10.e11&quot;)" office:value-type="string" office:string-value="" calcext:value-type="error">
            <text:p>#REF!</text:p>
          </table:table-cell>
          <table:table-cell table:formula="of:=INDIRECT(&quot;'../csvs/unc1_arr1_pip0_unr10.csv'#$unc1_arr1_pip0_unr10.f11&quot;)" office:value-type="string" office:string-value="" calcext:value-type="error">
            <text:p>#REF!</text:p>
          </table:table-cell>
          <table:table-cell table:formula="of:=INDIRECT(&quot;'../csvs/unc1_arr1_pip0_unr10.csv'#$unc1_arr1_pip0_unr10.g11&quot;)" office:value-type="string" office:string-value="" calcext:value-type="error">
            <text:p>#REF!</text:p>
          </table:table-cell>
          <table:table-cell table:formula="of:=INDIRECT(&quot;'../csvs/unc1_arr1_pip0_unr10.csv'#$unc1_arr1_pip0_unr10.h11&quot;)" office:value-type="string" office:string-value="" calcext:value-type="error">
            <text:p>#REF!</text:p>
          </table:table-cell>
          <table:table-cell table:formula="of:=INDIRECT(&quot;'../csvs/unc1_arr1_pip0_unr10.csv'#$unc1_arr1_pip0_unr10.i11&quot;)" office:value-type="string" office:string-value="" calcext:value-type="error">
            <text:p>#REF!</text:p>
          </table:table-cell>
          <table:table-cell table:formula="of:=INDIRECT(&quot;'../csvs/unc1_arr1_pip0_unr10.csv'#$unc1_arr1_pip0_unr10.j11&quot;)" office:value-type="string" office:string-value="" calcext:value-type="error">
            <text:p>#REF!</text:p>
          </table:table-cell>
          <table:table-cell table:formula="of:=INDIRECT(&quot;'../csvs/unc1_arr1_pip0_unr10.csv'#$unc1_arr1_pip0_unr10.k11&quot;)" office:value-type="string" office:string-value="" calcext:value-type="error">
            <text:p>#REF!</text:p>
          </table:table-cell>
          <table:table-cell table:formula="of:=INDIRECT(&quot;'../csvs/unc1_arr1_pip0_unr10.csv'#$unc1_arr1_pip0_unr10.l11&quot;)" office:value-type="string" office:string-value="" calcext:value-type="error">
            <text:p>#REF!</text:p>
          </table:table-cell>
          <table:table-cell table:formula="of:=INDIRECT(&quot;'../csvs/unc1_arr1_pip0_unr10.csv'#$unc1_arr1_pip0_unr10.m11&quot;)" office:value-type="string" office:string-value="" calcext:value-type="error">
            <text:p>#REF!</text:p>
          </table:table-cell>
          <table:table-cell table:formula="of:=INDIRECT(&quot;'../csvs/unc1_arr1_pip0_unr10.csv'#$unc1_arr1_pip0_unr10.n11&quot;)" office:value-type="string" office:string-value="" calcext:value-type="error">
            <text:p>#REF!</text:p>
          </table:table-cell>
          <table:table-cell table:formula="of:=INDIRECT(&quot;'../csvs/unc1_arr1_pip0_unr10.csv'#$unc1_arr1_pip0_unr10.o11&quot;)" office:value-type="string" office:string-value="" calcext:value-type="error">
            <text:p>#REF!</text:p>
          </table:table-cell>
          <table:table-cell table:formula="of:=INDIRECT(&quot;'../csvs/unc1_arr1_pip0_unr10.csv'#$unc1_arr1_pip0_unr10.p11&quot;)" office:value-type="string" office:string-value="" calcext:value-type="error">
            <text:p>#REF!</text:p>
          </table:table-cell>
          <table:table-cell table:formula="of:=INDIRECT(&quot;'../csvs/unc1_arr1_pip0_unr10.csv'#$unc1_arr1_pip0_unr10.q11&quot;)" office:value-type="string" office:string-value="" calcext:value-type="error">
            <text:p>#REF!</text:p>
          </table:table-cell>
          <table:table-cell table:formula="of:=INDIRECT(&quot;'../csvs/unc1_arr1_pip0_unr10.csv'#$unc1_arr1_pip0_unr10.r11&quot;)" office:value-type="string" office:string-value="" calcext:value-type="error">
            <text:p>#REF!</text:p>
          </table:table-cell>
          <table:table-cell table:formula="of:=INDIRECT(&quot;'../csvs/unc1_arr1_pip0_unr10.csv'#$unc1_arr1_pip0_unr10.s11&quot;)" office:value-type="string" office:string-value="" calcext:value-type="error">
            <text:p>#REF!</text:p>
          </table:table-cell>
          <table:table-cell table:formula="of:=INDIRECT(&quot;'../csvs/unc1_arr1_pip0_unr10.csv'#$unc1_arr1_pip0_unr10.t11&quot;)" office:value-type="string" office:string-value="" calcext:value-type="error">
            <text:p>#REF!</text:p>
          </table:table-cell>
          <table:table-cell table:formula="of:=INDIRECT(&quot;'../csvs/unc1_arr1_pip0_unr10.csv'#$unc1_arr1_pip0_unr10.u11&quot;)" office:value-type="string" office:string-value="" calcext:value-type="error">
            <text:p>#REF!</text:p>
          </table:table-cell>
          <table:table-cell table:formula="of:=INDIRECT(&quot;'../csvs/unc1_arr1_pip0_unr10.csv'#$unc1_arr1_pip0_unr10.v11&quot;)" office:value-type="string" office:string-value="" calcext:value-type="error">
            <text:p>#REF!</text:p>
          </table:table-cell>
          <table:table-cell table:formula="of:=INDIRECT(&quot;'../csvs/unc1_arr1_pip0_unr10.csv'#$unc1_arr1_pip0_unr10.w11&quot;)" office:value-type="string" office:string-value="" calcext:value-type="error">
            <text:p>#REF!</text:p>
          </table:table-cell>
          <table:table-cell table:formula="of:=INDIRECT(&quot;'../csvs/unc1_arr1_pip0_unr10.csv'#$unc1_arr1_pip0_unr10.x11&quot;)" office:value-type="string" office:string-value="" calcext:value-type="error">
            <text:p>#REF!</text:p>
          </table:table-cell>
          <table:table-cell table:formula="of:=INDIRECT(&quot;'../csvs/unc1_arr1_pip0_unr10.csv'#$unc1_arr1_pip0_unr10.y11&quot;)" office:value-type="string" office:string-value="" calcext:value-type="error">
            <text:p>#REF!</text:p>
          </table:table-cell>
          <table:table-cell table:formula="of:=INDIRECT(&quot;'../csvs/unc1_arr1_pip0_unr10.csv'#$unc1_arr1_pip0_unr10.z11&quot;)" office:value-type="string" office:string-value="" calcext:value-type="error">
            <text:p>#REF!</text:p>
          </table:table-cell>
          <table:table-cell table:formula="of:=INDIRECT(&quot;'../csvs/unc1_arr1_pip0_unr10.csv'#$unc1_arr1_pip0_unr10.aa11&quot;)" office:value-type="string" office:string-value="" calcext:value-type="error">
            <text:p>#REF!</text:p>
          </table:table-cell>
          <table:table-cell table:formula="of:=INDIRECT(&quot;'../csvs/unc1_arr1_pip0_unr10.csv'#$unc1_arr1_pip0_unr10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0_unr10.csv'#$unc1_arr1_pip0_unr10.a12&quot;)" office:value-type="string" office:string-value="" calcext:value-type="error">
            <text:p>#REF!</text:p>
          </table:table-cell>
          <table:table-cell table:formula="of:=INDIRECT(&quot;'../csvs/unc1_arr1_pip0_unr10.csv'#$unc1_arr1_pip0_unr10.b12&quot;)" office:value-type="string" office:string-value="" calcext:value-type="error">
            <text:p>#REF!</text:p>
          </table:table-cell>
          <table:table-cell table:formula="of:=INDIRECT(&quot;'../csvs/unc1_arr1_pip0_unr10.csv'#$unc1_arr1_pip0_unr10.c12&quot;)" office:value-type="string" office:string-value="" calcext:value-type="error">
            <text:p>#REF!</text:p>
          </table:table-cell>
          <table:table-cell table:formula="of:=INDIRECT(&quot;'../csvs/unc1_arr1_pip0_unr10.csv'#$unc1_arr1_pip0_unr10.d12&quot;)" office:value-type="string" office:string-value="" calcext:value-type="error">
            <text:p>#REF!</text:p>
          </table:table-cell>
          <table:table-cell table:formula="of:=INDIRECT(&quot;'../csvs/unc1_arr1_pip0_unr10.csv'#$unc1_arr1_pip0_unr10.e12&quot;)" office:value-type="string" office:string-value="" calcext:value-type="error">
            <text:p>#REF!</text:p>
          </table:table-cell>
          <table:table-cell table:formula="of:=INDIRECT(&quot;'../csvs/unc1_arr1_pip0_unr10.csv'#$unc1_arr1_pip0_unr10.f12&quot;)" office:value-type="string" office:string-value="" calcext:value-type="error">
            <text:p>#REF!</text:p>
          </table:table-cell>
          <table:table-cell table:formula="of:=INDIRECT(&quot;'../csvs/unc1_arr1_pip0_unr10.csv'#$unc1_arr1_pip0_unr10.g12&quot;)" office:value-type="string" office:string-value="" calcext:value-type="error">
            <text:p>#REF!</text:p>
          </table:table-cell>
          <table:table-cell table:formula="of:=INDIRECT(&quot;'../csvs/unc1_arr1_pip0_unr10.csv'#$unc1_arr1_pip0_unr10.h12&quot;)" office:value-type="string" office:string-value="" calcext:value-type="error">
            <text:p>#REF!</text:p>
          </table:table-cell>
          <table:table-cell table:formula="of:=INDIRECT(&quot;'../csvs/unc1_arr1_pip0_unr10.csv'#$unc1_arr1_pip0_unr10.i12&quot;)" office:value-type="string" office:string-value="" calcext:value-type="error">
            <text:p>#REF!</text:p>
          </table:table-cell>
          <table:table-cell table:formula="of:=INDIRECT(&quot;'../csvs/unc1_arr1_pip0_unr10.csv'#$unc1_arr1_pip0_unr10.j12&quot;)" office:value-type="string" office:string-value="" calcext:value-type="error">
            <text:p>#REF!</text:p>
          </table:table-cell>
          <table:table-cell table:formula="of:=INDIRECT(&quot;'../csvs/unc1_arr1_pip0_unr10.csv'#$unc1_arr1_pip0_unr10.k12&quot;)" office:value-type="string" office:string-value="" calcext:value-type="error">
            <text:p>#REF!</text:p>
          </table:table-cell>
          <table:table-cell table:formula="of:=INDIRECT(&quot;'../csvs/unc1_arr1_pip0_unr10.csv'#$unc1_arr1_pip0_unr10.l12&quot;)" office:value-type="string" office:string-value="" calcext:value-type="error">
            <text:p>#REF!</text:p>
          </table:table-cell>
          <table:table-cell table:formula="of:=INDIRECT(&quot;'../csvs/unc1_arr1_pip0_unr10.csv'#$unc1_arr1_pip0_unr10.m12&quot;)" office:value-type="string" office:string-value="" calcext:value-type="error">
            <text:p>#REF!</text:p>
          </table:table-cell>
          <table:table-cell table:formula="of:=INDIRECT(&quot;'../csvs/unc1_arr1_pip0_unr10.csv'#$unc1_arr1_pip0_unr10.n12&quot;)" office:value-type="string" office:string-value="" calcext:value-type="error">
            <text:p>#REF!</text:p>
          </table:table-cell>
          <table:table-cell table:formula="of:=INDIRECT(&quot;'../csvs/unc1_arr1_pip0_unr10.csv'#$unc1_arr1_pip0_unr10.o12&quot;)" office:value-type="string" office:string-value="" calcext:value-type="error">
            <text:p>#REF!</text:p>
          </table:table-cell>
          <table:table-cell table:formula="of:=INDIRECT(&quot;'../csvs/unc1_arr1_pip0_unr10.csv'#$unc1_arr1_pip0_unr10.p12&quot;)" office:value-type="string" office:string-value="" calcext:value-type="error">
            <text:p>#REF!</text:p>
          </table:table-cell>
          <table:table-cell table:formula="of:=INDIRECT(&quot;'../csvs/unc1_arr1_pip0_unr10.csv'#$unc1_arr1_pip0_unr10.q12&quot;)" office:value-type="string" office:string-value="" calcext:value-type="error">
            <text:p>#REF!</text:p>
          </table:table-cell>
          <table:table-cell table:formula="of:=INDIRECT(&quot;'../csvs/unc1_arr1_pip0_unr10.csv'#$unc1_arr1_pip0_unr10.r12&quot;)" office:value-type="string" office:string-value="" calcext:value-type="error">
            <text:p>#REF!</text:p>
          </table:table-cell>
          <table:table-cell table:formula="of:=INDIRECT(&quot;'../csvs/unc1_arr1_pip0_unr10.csv'#$unc1_arr1_pip0_unr10.s12&quot;)" office:value-type="string" office:string-value="" calcext:value-type="error">
            <text:p>#REF!</text:p>
          </table:table-cell>
          <table:table-cell table:formula="of:=INDIRECT(&quot;'../csvs/unc1_arr1_pip0_unr10.csv'#$unc1_arr1_pip0_unr10.t12&quot;)" office:value-type="string" office:string-value="" calcext:value-type="error">
            <text:p>#REF!</text:p>
          </table:table-cell>
          <table:table-cell table:formula="of:=INDIRECT(&quot;'../csvs/unc1_arr1_pip0_unr10.csv'#$unc1_arr1_pip0_unr10.u12&quot;)" office:value-type="string" office:string-value="" calcext:value-type="error">
            <text:p>#REF!</text:p>
          </table:table-cell>
          <table:table-cell table:formula="of:=INDIRECT(&quot;'../csvs/unc1_arr1_pip0_unr10.csv'#$unc1_arr1_pip0_unr10.v12&quot;)" office:value-type="string" office:string-value="" calcext:value-type="error">
            <text:p>#REF!</text:p>
          </table:table-cell>
          <table:table-cell table:formula="of:=INDIRECT(&quot;'../csvs/unc1_arr1_pip0_unr10.csv'#$unc1_arr1_pip0_unr10.w12&quot;)" office:value-type="string" office:string-value="" calcext:value-type="error">
            <text:p>#REF!</text:p>
          </table:table-cell>
          <table:table-cell table:formula="of:=INDIRECT(&quot;'../csvs/unc1_arr1_pip0_unr10.csv'#$unc1_arr1_pip0_unr10.x12&quot;)" office:value-type="string" office:string-value="" calcext:value-type="error">
            <text:p>#REF!</text:p>
          </table:table-cell>
          <table:table-cell table:formula="of:=INDIRECT(&quot;'../csvs/unc1_arr1_pip0_unr10.csv'#$unc1_arr1_pip0_unr10.y12&quot;)" office:value-type="string" office:string-value="" calcext:value-type="error">
            <text:p>#REF!</text:p>
          </table:table-cell>
          <table:table-cell table:formula="of:=INDIRECT(&quot;'../csvs/unc1_arr1_pip0_unr10.csv'#$unc1_arr1_pip0_unr10.z12&quot;)" office:value-type="string" office:string-value="" calcext:value-type="error">
            <text:p>#REF!</text:p>
          </table:table-cell>
          <table:table-cell table:formula="of:=INDIRECT(&quot;'../csvs/unc1_arr1_pip0_unr10.csv'#$unc1_arr1_pip0_unr10.aa12&quot;)" office:value-type="string" office:string-value="" calcext:value-type="error">
            <text:p>#REF!</text:p>
          </table:table-cell>
          <table:table-cell table:formula="of:=INDIRECT(&quot;'../csvs/unc1_arr1_pip0_unr10.csv'#$unc1_arr1_pip0_unr10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0_unr10.csv'#$unc1_arr1_pip0_unr10.a13&quot;)" office:value-type="string" office:string-value="" calcext:value-type="error">
            <text:p>#REF!</text:p>
          </table:table-cell>
          <table:table-cell table:formula="of:=INDIRECT(&quot;'../csvs/unc1_arr1_pip0_unr10.csv'#$unc1_arr1_pip0_unr10.b13&quot;)" office:value-type="string" office:string-value="" calcext:value-type="error">
            <text:p>#REF!</text:p>
          </table:table-cell>
          <table:table-cell table:formula="of:=INDIRECT(&quot;'../csvs/unc1_arr1_pip0_unr10.csv'#$unc1_arr1_pip0_unr10.c13&quot;)" office:value-type="string" office:string-value="" calcext:value-type="error">
            <text:p>#REF!</text:p>
          </table:table-cell>
          <table:table-cell table:formula="of:=INDIRECT(&quot;'../csvs/unc1_arr1_pip0_unr10.csv'#$unc1_arr1_pip0_unr10.d13&quot;)" office:value-type="string" office:string-value="" calcext:value-type="error">
            <text:p>#REF!</text:p>
          </table:table-cell>
          <table:table-cell table:formula="of:=INDIRECT(&quot;'../csvs/unc1_arr1_pip0_unr10.csv'#$unc1_arr1_pip0_unr10.e13&quot;)" office:value-type="string" office:string-value="" calcext:value-type="error">
            <text:p>#REF!</text:p>
          </table:table-cell>
          <table:table-cell table:formula="of:=INDIRECT(&quot;'../csvs/unc1_arr1_pip0_unr10.csv'#$unc1_arr1_pip0_unr10.f13&quot;)" office:value-type="string" office:string-value="" calcext:value-type="error">
            <text:p>#REF!</text:p>
          </table:table-cell>
          <table:table-cell table:formula="of:=INDIRECT(&quot;'../csvs/unc1_arr1_pip0_unr10.csv'#$unc1_arr1_pip0_unr10.g13&quot;)" office:value-type="string" office:string-value="" calcext:value-type="error">
            <text:p>#REF!</text:p>
          </table:table-cell>
          <table:table-cell table:formula="of:=INDIRECT(&quot;'../csvs/unc1_arr1_pip0_unr10.csv'#$unc1_arr1_pip0_unr10.h13&quot;)" office:value-type="string" office:string-value="" calcext:value-type="error">
            <text:p>#REF!</text:p>
          </table:table-cell>
          <table:table-cell table:formula="of:=INDIRECT(&quot;'../csvs/unc1_arr1_pip0_unr10.csv'#$unc1_arr1_pip0_unr10.i13&quot;)" office:value-type="string" office:string-value="" calcext:value-type="error">
            <text:p>#REF!</text:p>
          </table:table-cell>
          <table:table-cell table:formula="of:=INDIRECT(&quot;'../csvs/unc1_arr1_pip0_unr10.csv'#$unc1_arr1_pip0_unr10.j13&quot;)" office:value-type="string" office:string-value="" calcext:value-type="error">
            <text:p>#REF!</text:p>
          </table:table-cell>
          <table:table-cell table:formula="of:=INDIRECT(&quot;'../csvs/unc1_arr1_pip0_unr10.csv'#$unc1_arr1_pip0_unr10.k13&quot;)" office:value-type="string" office:string-value="" calcext:value-type="error">
            <text:p>#REF!</text:p>
          </table:table-cell>
          <table:table-cell table:formula="of:=INDIRECT(&quot;'../csvs/unc1_arr1_pip0_unr10.csv'#$unc1_arr1_pip0_unr10.l13&quot;)" office:value-type="string" office:string-value="" calcext:value-type="error">
            <text:p>#REF!</text:p>
          </table:table-cell>
          <table:table-cell table:formula="of:=INDIRECT(&quot;'../csvs/unc1_arr1_pip0_unr10.csv'#$unc1_arr1_pip0_unr10.m13&quot;)" office:value-type="string" office:string-value="" calcext:value-type="error">
            <text:p>#REF!</text:p>
          </table:table-cell>
          <table:table-cell table:formula="of:=INDIRECT(&quot;'../csvs/unc1_arr1_pip0_unr10.csv'#$unc1_arr1_pip0_unr10.n13&quot;)" office:value-type="string" office:string-value="" calcext:value-type="error">
            <text:p>#REF!</text:p>
          </table:table-cell>
          <table:table-cell table:formula="of:=INDIRECT(&quot;'../csvs/unc1_arr1_pip0_unr10.csv'#$unc1_arr1_pip0_unr10.o13&quot;)" office:value-type="string" office:string-value="" calcext:value-type="error">
            <text:p>#REF!</text:p>
          </table:table-cell>
          <table:table-cell table:formula="of:=INDIRECT(&quot;'../csvs/unc1_arr1_pip0_unr10.csv'#$unc1_arr1_pip0_unr10.p13&quot;)" office:value-type="string" office:string-value="" calcext:value-type="error">
            <text:p>#REF!</text:p>
          </table:table-cell>
          <table:table-cell table:formula="of:=INDIRECT(&quot;'../csvs/unc1_arr1_pip0_unr10.csv'#$unc1_arr1_pip0_unr10.q13&quot;)" office:value-type="string" office:string-value="" calcext:value-type="error">
            <text:p>#REF!</text:p>
          </table:table-cell>
          <table:table-cell table:formula="of:=INDIRECT(&quot;'../csvs/unc1_arr1_pip0_unr10.csv'#$unc1_arr1_pip0_unr10.r13&quot;)" office:value-type="string" office:string-value="" calcext:value-type="error">
            <text:p>#REF!</text:p>
          </table:table-cell>
          <table:table-cell table:formula="of:=INDIRECT(&quot;'../csvs/unc1_arr1_pip0_unr10.csv'#$unc1_arr1_pip0_unr10.s13&quot;)" office:value-type="string" office:string-value="" calcext:value-type="error">
            <text:p>#REF!</text:p>
          </table:table-cell>
          <table:table-cell table:formula="of:=INDIRECT(&quot;'../csvs/unc1_arr1_pip0_unr10.csv'#$unc1_arr1_pip0_unr10.t13&quot;)" office:value-type="string" office:string-value="" calcext:value-type="error">
            <text:p>#REF!</text:p>
          </table:table-cell>
          <table:table-cell table:formula="of:=INDIRECT(&quot;'../csvs/unc1_arr1_pip0_unr10.csv'#$unc1_arr1_pip0_unr10.u13&quot;)" office:value-type="string" office:string-value="" calcext:value-type="error">
            <text:p>#REF!</text:p>
          </table:table-cell>
          <table:table-cell table:formula="of:=INDIRECT(&quot;'../csvs/unc1_arr1_pip0_unr10.csv'#$unc1_arr1_pip0_unr10.v13&quot;)" office:value-type="string" office:string-value="" calcext:value-type="error">
            <text:p>#REF!</text:p>
          </table:table-cell>
          <table:table-cell table:formula="of:=INDIRECT(&quot;'../csvs/unc1_arr1_pip0_unr10.csv'#$unc1_arr1_pip0_unr10.w13&quot;)" office:value-type="string" office:string-value="" calcext:value-type="error">
            <text:p>#REF!</text:p>
          </table:table-cell>
          <table:table-cell table:formula="of:=INDIRECT(&quot;'../csvs/unc1_arr1_pip0_unr10.csv'#$unc1_arr1_pip0_unr10.x13&quot;)" office:value-type="string" office:string-value="" calcext:value-type="error">
            <text:p>#REF!</text:p>
          </table:table-cell>
          <table:table-cell table:formula="of:=INDIRECT(&quot;'../csvs/unc1_arr1_pip0_unr10.csv'#$unc1_arr1_pip0_unr10.y13&quot;)" office:value-type="string" office:string-value="" calcext:value-type="error">
            <text:p>#REF!</text:p>
          </table:table-cell>
          <table:table-cell table:formula="of:=INDIRECT(&quot;'../csvs/unc1_arr1_pip0_unr10.csv'#$unc1_arr1_pip0_unr10.z13&quot;)" office:value-type="string" office:string-value="" calcext:value-type="error">
            <text:p>#REF!</text:p>
          </table:table-cell>
          <table:table-cell table:formula="of:=INDIRECT(&quot;'../csvs/unc1_arr1_pip0_unr10.csv'#$unc1_arr1_pip0_unr10.aa13&quot;)" office:value-type="string" office:string-value="" calcext:value-type="error">
            <text:p>#REF!</text:p>
          </table:table-cell>
          <table:table-cell table:formula="of:=INDIRECT(&quot;'../csvs/unc1_arr1_pip0_unr10.csv'#$unc1_arr1_pip0_unr10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0_unr10.csv'#$unc1_arr1_pip0_unr10.a14&quot;)" office:value-type="string" office:string-value="" calcext:value-type="error">
            <text:p>#REF!</text:p>
          </table:table-cell>
          <table:table-cell table:formula="of:=INDIRECT(&quot;'../csvs/unc1_arr1_pip0_unr10.csv'#$unc1_arr1_pip0_unr10.b14&quot;)" office:value-type="string" office:string-value="" calcext:value-type="error">
            <text:p>#REF!</text:p>
          </table:table-cell>
          <table:table-cell table:formula="of:=INDIRECT(&quot;'../csvs/unc1_arr1_pip0_unr10.csv'#$unc1_arr1_pip0_unr10.c14&quot;)" office:value-type="string" office:string-value="" calcext:value-type="error">
            <text:p>#REF!</text:p>
          </table:table-cell>
          <table:table-cell table:formula="of:=INDIRECT(&quot;'../csvs/unc1_arr1_pip0_unr10.csv'#$unc1_arr1_pip0_unr10.d14&quot;)" office:value-type="string" office:string-value="" calcext:value-type="error">
            <text:p>#REF!</text:p>
          </table:table-cell>
          <table:table-cell table:formula="of:=INDIRECT(&quot;'../csvs/unc1_arr1_pip0_unr10.csv'#$unc1_arr1_pip0_unr10.e14&quot;)" office:value-type="string" office:string-value="" calcext:value-type="error">
            <text:p>#REF!</text:p>
          </table:table-cell>
          <table:table-cell table:formula="of:=INDIRECT(&quot;'../csvs/unc1_arr1_pip0_unr10.csv'#$unc1_arr1_pip0_unr10.f14&quot;)" office:value-type="string" office:string-value="" calcext:value-type="error">
            <text:p>#REF!</text:p>
          </table:table-cell>
          <table:table-cell table:formula="of:=INDIRECT(&quot;'../csvs/unc1_arr1_pip0_unr10.csv'#$unc1_arr1_pip0_unr10.g14&quot;)" office:value-type="string" office:string-value="" calcext:value-type="error">
            <text:p>#REF!</text:p>
          </table:table-cell>
          <table:table-cell table:formula="of:=INDIRECT(&quot;'../csvs/unc1_arr1_pip0_unr10.csv'#$unc1_arr1_pip0_unr10.h14&quot;)" office:value-type="string" office:string-value="" calcext:value-type="error">
            <text:p>#REF!</text:p>
          </table:table-cell>
          <table:table-cell table:formula="of:=INDIRECT(&quot;'../csvs/unc1_arr1_pip0_unr10.csv'#$unc1_arr1_pip0_unr10.i14&quot;)" office:value-type="string" office:string-value="" calcext:value-type="error">
            <text:p>#REF!</text:p>
          </table:table-cell>
          <table:table-cell table:formula="of:=INDIRECT(&quot;'../csvs/unc1_arr1_pip0_unr10.csv'#$unc1_arr1_pip0_unr10.j14&quot;)" office:value-type="string" office:string-value="" calcext:value-type="error">
            <text:p>#REF!</text:p>
          </table:table-cell>
          <table:table-cell table:formula="of:=INDIRECT(&quot;'../csvs/unc1_arr1_pip0_unr10.csv'#$unc1_arr1_pip0_unr10.k14&quot;)" office:value-type="string" office:string-value="" calcext:value-type="error">
            <text:p>#REF!</text:p>
          </table:table-cell>
          <table:table-cell table:formula="of:=INDIRECT(&quot;'../csvs/unc1_arr1_pip0_unr10.csv'#$unc1_arr1_pip0_unr10.l14&quot;)" office:value-type="string" office:string-value="" calcext:value-type="error">
            <text:p>#REF!</text:p>
          </table:table-cell>
          <table:table-cell table:formula="of:=INDIRECT(&quot;'../csvs/unc1_arr1_pip0_unr10.csv'#$unc1_arr1_pip0_unr10.m14&quot;)" office:value-type="string" office:string-value="" calcext:value-type="error">
            <text:p>#REF!</text:p>
          </table:table-cell>
          <table:table-cell table:formula="of:=INDIRECT(&quot;'../csvs/unc1_arr1_pip0_unr10.csv'#$unc1_arr1_pip0_unr10.n14&quot;)" office:value-type="string" office:string-value="" calcext:value-type="error">
            <text:p>#REF!</text:p>
          </table:table-cell>
          <table:table-cell table:formula="of:=INDIRECT(&quot;'../csvs/unc1_arr1_pip0_unr10.csv'#$unc1_arr1_pip0_unr10.o14&quot;)" office:value-type="string" office:string-value="" calcext:value-type="error">
            <text:p>#REF!</text:p>
          </table:table-cell>
          <table:table-cell table:formula="of:=INDIRECT(&quot;'../csvs/unc1_arr1_pip0_unr10.csv'#$unc1_arr1_pip0_unr10.p14&quot;)" office:value-type="string" office:string-value="" calcext:value-type="error">
            <text:p>#REF!</text:p>
          </table:table-cell>
          <table:table-cell table:formula="of:=INDIRECT(&quot;'../csvs/unc1_arr1_pip0_unr10.csv'#$unc1_arr1_pip0_unr10.q14&quot;)" office:value-type="string" office:string-value="" calcext:value-type="error">
            <text:p>#REF!</text:p>
          </table:table-cell>
          <table:table-cell table:formula="of:=INDIRECT(&quot;'../csvs/unc1_arr1_pip0_unr10.csv'#$unc1_arr1_pip0_unr10.r14&quot;)" office:value-type="string" office:string-value="" calcext:value-type="error">
            <text:p>#REF!</text:p>
          </table:table-cell>
          <table:table-cell table:formula="of:=INDIRECT(&quot;'../csvs/unc1_arr1_pip0_unr10.csv'#$unc1_arr1_pip0_unr10.s14&quot;)" office:value-type="string" office:string-value="" calcext:value-type="error">
            <text:p>#REF!</text:p>
          </table:table-cell>
          <table:table-cell table:formula="of:=INDIRECT(&quot;'../csvs/unc1_arr1_pip0_unr10.csv'#$unc1_arr1_pip0_unr10.t14&quot;)" office:value-type="string" office:string-value="" calcext:value-type="error">
            <text:p>#REF!</text:p>
          </table:table-cell>
          <table:table-cell table:formula="of:=INDIRECT(&quot;'../csvs/unc1_arr1_pip0_unr10.csv'#$unc1_arr1_pip0_unr10.u14&quot;)" office:value-type="string" office:string-value="" calcext:value-type="error">
            <text:p>#REF!</text:p>
          </table:table-cell>
          <table:table-cell table:formula="of:=INDIRECT(&quot;'../csvs/unc1_arr1_pip0_unr10.csv'#$unc1_arr1_pip0_unr10.v14&quot;)" office:value-type="string" office:string-value="" calcext:value-type="error">
            <text:p>#REF!</text:p>
          </table:table-cell>
          <table:table-cell table:formula="of:=INDIRECT(&quot;'../csvs/unc1_arr1_pip0_unr10.csv'#$unc1_arr1_pip0_unr10.w14&quot;)" office:value-type="string" office:string-value="" calcext:value-type="error">
            <text:p>#REF!</text:p>
          </table:table-cell>
          <table:table-cell table:formula="of:=INDIRECT(&quot;'../csvs/unc1_arr1_pip0_unr10.csv'#$unc1_arr1_pip0_unr10.x14&quot;)" office:value-type="string" office:string-value="" calcext:value-type="error">
            <text:p>#REF!</text:p>
          </table:table-cell>
          <table:table-cell table:formula="of:=INDIRECT(&quot;'../csvs/unc1_arr1_pip0_unr10.csv'#$unc1_arr1_pip0_unr10.y14&quot;)" office:value-type="string" office:string-value="" calcext:value-type="error">
            <text:p>#REF!</text:p>
          </table:table-cell>
          <table:table-cell table:formula="of:=INDIRECT(&quot;'../csvs/unc1_arr1_pip0_unr10.csv'#$unc1_arr1_pip0_unr10.z14&quot;)" office:value-type="string" office:string-value="" calcext:value-type="error">
            <text:p>#REF!</text:p>
          </table:table-cell>
          <table:table-cell table:formula="of:=INDIRECT(&quot;'../csvs/unc1_arr1_pip0_unr10.csv'#$unc1_arr1_pip0_unr10.aa14&quot;)" office:value-type="string" office:string-value="" calcext:value-type="error">
            <text:p>#REF!</text:p>
          </table:table-cell>
          <table:table-cell table:formula="of:=INDIRECT(&quot;'../csvs/unc1_arr1_pip0_unr10.csv'#$unc1_arr1_pip0_unr10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0_unr10.csv'#$unc1_arr1_pip0_unr10.a15&quot;)" office:value-type="string" office:string-value="" calcext:value-type="error">
            <text:p>#REF!</text:p>
          </table:table-cell>
          <table:table-cell table:formula="of:=INDIRECT(&quot;'../csvs/unc1_arr1_pip0_unr10.csv'#$unc1_arr1_pip0_unr10.b15&quot;)" office:value-type="string" office:string-value="" calcext:value-type="error">
            <text:p>#REF!</text:p>
          </table:table-cell>
          <table:table-cell table:formula="of:=INDIRECT(&quot;'../csvs/unc1_arr1_pip0_unr10.csv'#$unc1_arr1_pip0_unr10.c15&quot;)" office:value-type="string" office:string-value="" calcext:value-type="error">
            <text:p>#REF!</text:p>
          </table:table-cell>
          <table:table-cell table:formula="of:=INDIRECT(&quot;'../csvs/unc1_arr1_pip0_unr10.csv'#$unc1_arr1_pip0_unr10.d15&quot;)" office:value-type="string" office:string-value="" calcext:value-type="error">
            <text:p>#REF!</text:p>
          </table:table-cell>
          <table:table-cell table:formula="of:=INDIRECT(&quot;'../csvs/unc1_arr1_pip0_unr10.csv'#$unc1_arr1_pip0_unr10.e15&quot;)" office:value-type="string" office:string-value="" calcext:value-type="error">
            <text:p>#REF!</text:p>
          </table:table-cell>
          <table:table-cell table:formula="of:=INDIRECT(&quot;'../csvs/unc1_arr1_pip0_unr10.csv'#$unc1_arr1_pip0_unr10.f15&quot;)" office:value-type="string" office:string-value="" calcext:value-type="error">
            <text:p>#REF!</text:p>
          </table:table-cell>
          <table:table-cell table:formula="of:=INDIRECT(&quot;'../csvs/unc1_arr1_pip0_unr10.csv'#$unc1_arr1_pip0_unr10.g15&quot;)" office:value-type="string" office:string-value="" calcext:value-type="error">
            <text:p>#REF!</text:p>
          </table:table-cell>
          <table:table-cell table:formula="of:=INDIRECT(&quot;'../csvs/unc1_arr1_pip0_unr10.csv'#$unc1_arr1_pip0_unr10.h15&quot;)" office:value-type="string" office:string-value="" calcext:value-type="error">
            <text:p>#REF!</text:p>
          </table:table-cell>
          <table:table-cell table:formula="of:=INDIRECT(&quot;'../csvs/unc1_arr1_pip0_unr10.csv'#$unc1_arr1_pip0_unr10.i15&quot;)" office:value-type="string" office:string-value="" calcext:value-type="error">
            <text:p>#REF!</text:p>
          </table:table-cell>
          <table:table-cell table:formula="of:=INDIRECT(&quot;'../csvs/unc1_arr1_pip0_unr10.csv'#$unc1_arr1_pip0_unr10.j15&quot;)" office:value-type="string" office:string-value="" calcext:value-type="error">
            <text:p>#REF!</text:p>
          </table:table-cell>
          <table:table-cell table:formula="of:=INDIRECT(&quot;'../csvs/unc1_arr1_pip0_unr10.csv'#$unc1_arr1_pip0_unr10.k15&quot;)" office:value-type="string" office:string-value="" calcext:value-type="error">
            <text:p>#REF!</text:p>
          </table:table-cell>
          <table:table-cell table:formula="of:=INDIRECT(&quot;'../csvs/unc1_arr1_pip0_unr10.csv'#$unc1_arr1_pip0_unr10.l15&quot;)" office:value-type="string" office:string-value="" calcext:value-type="error">
            <text:p>#REF!</text:p>
          </table:table-cell>
          <table:table-cell table:formula="of:=INDIRECT(&quot;'../csvs/unc1_arr1_pip0_unr10.csv'#$unc1_arr1_pip0_unr10.m15&quot;)" office:value-type="string" office:string-value="" calcext:value-type="error">
            <text:p>#REF!</text:p>
          </table:table-cell>
          <table:table-cell table:formula="of:=INDIRECT(&quot;'../csvs/unc1_arr1_pip0_unr10.csv'#$unc1_arr1_pip0_unr10.n15&quot;)" office:value-type="string" office:string-value="" calcext:value-type="error">
            <text:p>#REF!</text:p>
          </table:table-cell>
          <table:table-cell table:formula="of:=INDIRECT(&quot;'../csvs/unc1_arr1_pip0_unr10.csv'#$unc1_arr1_pip0_unr10.o15&quot;)" office:value-type="string" office:string-value="" calcext:value-type="error">
            <text:p>#REF!</text:p>
          </table:table-cell>
          <table:table-cell table:formula="of:=INDIRECT(&quot;'../csvs/unc1_arr1_pip0_unr10.csv'#$unc1_arr1_pip0_unr10.p15&quot;)" office:value-type="string" office:string-value="" calcext:value-type="error">
            <text:p>#REF!</text:p>
          </table:table-cell>
          <table:table-cell table:formula="of:=INDIRECT(&quot;'../csvs/unc1_arr1_pip0_unr10.csv'#$unc1_arr1_pip0_unr10.q15&quot;)" office:value-type="string" office:string-value="" calcext:value-type="error">
            <text:p>#REF!</text:p>
          </table:table-cell>
          <table:table-cell table:formula="of:=INDIRECT(&quot;'../csvs/unc1_arr1_pip0_unr10.csv'#$unc1_arr1_pip0_unr10.r15&quot;)" office:value-type="string" office:string-value="" calcext:value-type="error">
            <text:p>#REF!</text:p>
          </table:table-cell>
          <table:table-cell table:formula="of:=INDIRECT(&quot;'../csvs/unc1_arr1_pip0_unr10.csv'#$unc1_arr1_pip0_unr10.s15&quot;)" office:value-type="string" office:string-value="" calcext:value-type="error">
            <text:p>#REF!</text:p>
          </table:table-cell>
          <table:table-cell table:formula="of:=INDIRECT(&quot;'../csvs/unc1_arr1_pip0_unr10.csv'#$unc1_arr1_pip0_unr10.t15&quot;)" office:value-type="string" office:string-value="" calcext:value-type="error">
            <text:p>#REF!</text:p>
          </table:table-cell>
          <table:table-cell table:formula="of:=INDIRECT(&quot;'../csvs/unc1_arr1_pip0_unr10.csv'#$unc1_arr1_pip0_unr10.u15&quot;)" office:value-type="string" office:string-value="" calcext:value-type="error">
            <text:p>#REF!</text:p>
          </table:table-cell>
          <table:table-cell table:formula="of:=INDIRECT(&quot;'../csvs/unc1_arr1_pip0_unr10.csv'#$unc1_arr1_pip0_unr10.v15&quot;)" office:value-type="string" office:string-value="" calcext:value-type="error">
            <text:p>#REF!</text:p>
          </table:table-cell>
          <table:table-cell table:formula="of:=INDIRECT(&quot;'../csvs/unc1_arr1_pip0_unr10.csv'#$unc1_arr1_pip0_unr10.w15&quot;)" office:value-type="string" office:string-value="" calcext:value-type="error">
            <text:p>#REF!</text:p>
          </table:table-cell>
          <table:table-cell table:formula="of:=INDIRECT(&quot;'../csvs/unc1_arr1_pip0_unr10.csv'#$unc1_arr1_pip0_unr10.x15&quot;)" office:value-type="string" office:string-value="" calcext:value-type="error">
            <text:p>#REF!</text:p>
          </table:table-cell>
          <table:table-cell table:formula="of:=INDIRECT(&quot;'../csvs/unc1_arr1_pip0_unr10.csv'#$unc1_arr1_pip0_unr10.y15&quot;)" office:value-type="string" office:string-value="" calcext:value-type="error">
            <text:p>#REF!</text:p>
          </table:table-cell>
          <table:table-cell table:formula="of:=INDIRECT(&quot;'../csvs/unc1_arr1_pip0_unr10.csv'#$unc1_arr1_pip0_unr10.z15&quot;)" office:value-type="string" office:string-value="" calcext:value-type="error">
            <text:p>#REF!</text:p>
          </table:table-cell>
          <table:table-cell table:formula="of:=INDIRECT(&quot;'../csvs/unc1_arr1_pip0_unr10.csv'#$unc1_arr1_pip0_unr10.aa15&quot;)" office:value-type="string" office:string-value="" calcext:value-type="error">
            <text:p>#REF!</text:p>
          </table:table-cell>
          <table:table-cell table:formula="of:=INDIRECT(&quot;'../csvs/unc1_arr1_pip0_unr10.csv'#$unc1_arr1_pip0_unr10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0_unr10.csv'#$unc1_arr1_pip0_unr10.a16&quot;)" office:value-type="string" office:string-value="" calcext:value-type="error">
            <text:p>#REF!</text:p>
          </table:table-cell>
          <table:table-cell table:formula="of:=INDIRECT(&quot;'../csvs/unc1_arr1_pip0_unr10.csv'#$unc1_arr1_pip0_unr10.b16&quot;)" office:value-type="string" office:string-value="" calcext:value-type="error">
            <text:p>#REF!</text:p>
          </table:table-cell>
          <table:table-cell table:formula="of:=INDIRECT(&quot;'../csvs/unc1_arr1_pip0_unr10.csv'#$unc1_arr1_pip0_unr10.c16&quot;)" office:value-type="string" office:string-value="" calcext:value-type="error">
            <text:p>#REF!</text:p>
          </table:table-cell>
          <table:table-cell table:formula="of:=INDIRECT(&quot;'../csvs/unc1_arr1_pip0_unr10.csv'#$unc1_arr1_pip0_unr10.d16&quot;)" office:value-type="string" office:string-value="" calcext:value-type="error">
            <text:p>#REF!</text:p>
          </table:table-cell>
          <table:table-cell table:formula="of:=INDIRECT(&quot;'../csvs/unc1_arr1_pip0_unr10.csv'#$unc1_arr1_pip0_unr10.e16&quot;)" office:value-type="string" office:string-value="" calcext:value-type="error">
            <text:p>#REF!</text:p>
          </table:table-cell>
          <table:table-cell table:formula="of:=INDIRECT(&quot;'../csvs/unc1_arr1_pip0_unr10.csv'#$unc1_arr1_pip0_unr10.f16&quot;)" office:value-type="string" office:string-value="" calcext:value-type="error">
            <text:p>#REF!</text:p>
          </table:table-cell>
          <table:table-cell table:formula="of:=INDIRECT(&quot;'../csvs/unc1_arr1_pip0_unr10.csv'#$unc1_arr1_pip0_unr10.g16&quot;)" office:value-type="string" office:string-value="" calcext:value-type="error">
            <text:p>#REF!</text:p>
          </table:table-cell>
          <table:table-cell table:formula="of:=INDIRECT(&quot;'../csvs/unc1_arr1_pip0_unr10.csv'#$unc1_arr1_pip0_unr10.h16&quot;)" office:value-type="string" office:string-value="" calcext:value-type="error">
            <text:p>#REF!</text:p>
          </table:table-cell>
          <table:table-cell table:formula="of:=INDIRECT(&quot;'../csvs/unc1_arr1_pip0_unr10.csv'#$unc1_arr1_pip0_unr10.i16&quot;)" office:value-type="string" office:string-value="" calcext:value-type="error">
            <text:p>#REF!</text:p>
          </table:table-cell>
          <table:table-cell table:formula="of:=INDIRECT(&quot;'../csvs/unc1_arr1_pip0_unr10.csv'#$unc1_arr1_pip0_unr10.j16&quot;)" office:value-type="string" office:string-value="" calcext:value-type="error">
            <text:p>#REF!</text:p>
          </table:table-cell>
          <table:table-cell table:formula="of:=INDIRECT(&quot;'../csvs/unc1_arr1_pip0_unr10.csv'#$unc1_arr1_pip0_unr10.k16&quot;)" office:value-type="string" office:string-value="" calcext:value-type="error">
            <text:p>#REF!</text:p>
          </table:table-cell>
          <table:table-cell table:formula="of:=INDIRECT(&quot;'../csvs/unc1_arr1_pip0_unr10.csv'#$unc1_arr1_pip0_unr10.l16&quot;)" office:value-type="string" office:string-value="" calcext:value-type="error">
            <text:p>#REF!</text:p>
          </table:table-cell>
          <table:table-cell table:formula="of:=INDIRECT(&quot;'../csvs/unc1_arr1_pip0_unr10.csv'#$unc1_arr1_pip0_unr10.m16&quot;)" office:value-type="string" office:string-value="" calcext:value-type="error">
            <text:p>#REF!</text:p>
          </table:table-cell>
          <table:table-cell table:formula="of:=INDIRECT(&quot;'../csvs/unc1_arr1_pip0_unr10.csv'#$unc1_arr1_pip0_unr10.n16&quot;)" office:value-type="string" office:string-value="" calcext:value-type="error">
            <text:p>#REF!</text:p>
          </table:table-cell>
          <table:table-cell table:formula="of:=INDIRECT(&quot;'../csvs/unc1_arr1_pip0_unr10.csv'#$unc1_arr1_pip0_unr10.o16&quot;)" office:value-type="string" office:string-value="" calcext:value-type="error">
            <text:p>#REF!</text:p>
          </table:table-cell>
          <table:table-cell table:formula="of:=INDIRECT(&quot;'../csvs/unc1_arr1_pip0_unr10.csv'#$unc1_arr1_pip0_unr10.p16&quot;)" office:value-type="string" office:string-value="" calcext:value-type="error">
            <text:p>#REF!</text:p>
          </table:table-cell>
          <table:table-cell table:formula="of:=INDIRECT(&quot;'../csvs/unc1_arr1_pip0_unr10.csv'#$unc1_arr1_pip0_unr10.q16&quot;)" office:value-type="string" office:string-value="" calcext:value-type="error">
            <text:p>#REF!</text:p>
          </table:table-cell>
          <table:table-cell table:formula="of:=INDIRECT(&quot;'../csvs/unc1_arr1_pip0_unr10.csv'#$unc1_arr1_pip0_unr10.r16&quot;)" office:value-type="string" office:string-value="" calcext:value-type="error">
            <text:p>#REF!</text:p>
          </table:table-cell>
          <table:table-cell table:formula="of:=INDIRECT(&quot;'../csvs/unc1_arr1_pip0_unr10.csv'#$unc1_arr1_pip0_unr10.s16&quot;)" office:value-type="string" office:string-value="" calcext:value-type="error">
            <text:p>#REF!</text:p>
          </table:table-cell>
          <table:table-cell table:formula="of:=INDIRECT(&quot;'../csvs/unc1_arr1_pip0_unr10.csv'#$unc1_arr1_pip0_unr10.t16&quot;)" office:value-type="string" office:string-value="" calcext:value-type="error">
            <text:p>#REF!</text:p>
          </table:table-cell>
          <table:table-cell table:formula="of:=INDIRECT(&quot;'../csvs/unc1_arr1_pip0_unr10.csv'#$unc1_arr1_pip0_unr10.u16&quot;)" office:value-type="string" office:string-value="" calcext:value-type="error">
            <text:p>#REF!</text:p>
          </table:table-cell>
          <table:table-cell table:formula="of:=INDIRECT(&quot;'../csvs/unc1_arr1_pip0_unr10.csv'#$unc1_arr1_pip0_unr10.v16&quot;)" office:value-type="string" office:string-value="" calcext:value-type="error">
            <text:p>#REF!</text:p>
          </table:table-cell>
          <table:table-cell table:formula="of:=INDIRECT(&quot;'../csvs/unc1_arr1_pip0_unr10.csv'#$unc1_arr1_pip0_unr10.w16&quot;)" office:value-type="string" office:string-value="" calcext:value-type="error">
            <text:p>#REF!</text:p>
          </table:table-cell>
          <table:table-cell table:formula="of:=INDIRECT(&quot;'../csvs/unc1_arr1_pip0_unr10.csv'#$unc1_arr1_pip0_unr10.x16&quot;)" office:value-type="string" office:string-value="" calcext:value-type="error">
            <text:p>#REF!</text:p>
          </table:table-cell>
          <table:table-cell table:formula="of:=INDIRECT(&quot;'../csvs/unc1_arr1_pip0_unr10.csv'#$unc1_arr1_pip0_unr10.y16&quot;)" office:value-type="string" office:string-value="" calcext:value-type="error">
            <text:p>#REF!</text:p>
          </table:table-cell>
          <table:table-cell table:formula="of:=INDIRECT(&quot;'../csvs/unc1_arr1_pip0_unr10.csv'#$unc1_arr1_pip0_unr10.z16&quot;)" office:value-type="string" office:string-value="" calcext:value-type="error">
            <text:p>#REF!</text:p>
          </table:table-cell>
          <table:table-cell table:formula="of:=INDIRECT(&quot;'../csvs/unc1_arr1_pip0_unr10.csv'#$unc1_arr1_pip0_unr10.aa16&quot;)" office:value-type="string" office:string-value="" calcext:value-type="error">
            <text:p>#REF!</text:p>
          </table:table-cell>
          <table:table-cell table:formula="of:=INDIRECT(&quot;'../csvs/unc1_arr1_pip0_unr10.csv'#$unc1_arr1_pip0_unr10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0_unr10.csv'#$unc1_arr1_pip0_unr10.a17&quot;)" office:value-type="string" office:string-value="" calcext:value-type="error">
            <text:p>#REF!</text:p>
          </table:table-cell>
          <table:table-cell table:formula="of:=INDIRECT(&quot;'../csvs/unc1_arr1_pip0_unr10.csv'#$unc1_arr1_pip0_unr10.b17&quot;)" office:value-type="string" office:string-value="" calcext:value-type="error">
            <text:p>#REF!</text:p>
          </table:table-cell>
          <table:table-cell table:formula="of:=INDIRECT(&quot;'../csvs/unc1_arr1_pip0_unr10.csv'#$unc1_arr1_pip0_unr10.c17&quot;)" office:value-type="string" office:string-value="" calcext:value-type="error">
            <text:p>#REF!</text:p>
          </table:table-cell>
          <table:table-cell table:formula="of:=INDIRECT(&quot;'../csvs/unc1_arr1_pip0_unr10.csv'#$unc1_arr1_pip0_unr10.d17&quot;)" office:value-type="string" office:string-value="" calcext:value-type="error">
            <text:p>#REF!</text:p>
          </table:table-cell>
          <table:table-cell table:formula="of:=INDIRECT(&quot;'../csvs/unc1_arr1_pip0_unr10.csv'#$unc1_arr1_pip0_unr10.e17&quot;)" office:value-type="string" office:string-value="" calcext:value-type="error">
            <text:p>#REF!</text:p>
          </table:table-cell>
          <table:table-cell table:formula="of:=INDIRECT(&quot;'../csvs/unc1_arr1_pip0_unr10.csv'#$unc1_arr1_pip0_unr10.f17&quot;)" office:value-type="string" office:string-value="" calcext:value-type="error">
            <text:p>#REF!</text:p>
          </table:table-cell>
          <table:table-cell table:formula="of:=INDIRECT(&quot;'../csvs/unc1_arr1_pip0_unr10.csv'#$unc1_arr1_pip0_unr10.g17&quot;)" office:value-type="string" office:string-value="" calcext:value-type="error">
            <text:p>#REF!</text:p>
          </table:table-cell>
          <table:table-cell table:formula="of:=INDIRECT(&quot;'../csvs/unc1_arr1_pip0_unr10.csv'#$unc1_arr1_pip0_unr10.h17&quot;)" office:value-type="string" office:string-value="" calcext:value-type="error">
            <text:p>#REF!</text:p>
          </table:table-cell>
          <table:table-cell table:formula="of:=INDIRECT(&quot;'../csvs/unc1_arr1_pip0_unr10.csv'#$unc1_arr1_pip0_unr10.i17&quot;)" office:value-type="string" office:string-value="" calcext:value-type="error">
            <text:p>#REF!</text:p>
          </table:table-cell>
          <table:table-cell table:formula="of:=INDIRECT(&quot;'../csvs/unc1_arr1_pip0_unr10.csv'#$unc1_arr1_pip0_unr10.j17&quot;)" office:value-type="string" office:string-value="" calcext:value-type="error">
            <text:p>#REF!</text:p>
          </table:table-cell>
          <table:table-cell table:formula="of:=INDIRECT(&quot;'../csvs/unc1_arr1_pip0_unr10.csv'#$unc1_arr1_pip0_unr10.k17&quot;)" office:value-type="string" office:string-value="" calcext:value-type="error">
            <text:p>#REF!</text:p>
          </table:table-cell>
          <table:table-cell table:formula="of:=INDIRECT(&quot;'../csvs/unc1_arr1_pip0_unr10.csv'#$unc1_arr1_pip0_unr10.l17&quot;)" office:value-type="string" office:string-value="" calcext:value-type="error">
            <text:p>#REF!</text:p>
          </table:table-cell>
          <table:table-cell table:formula="of:=INDIRECT(&quot;'../csvs/unc1_arr1_pip0_unr10.csv'#$unc1_arr1_pip0_unr10.m17&quot;)" office:value-type="string" office:string-value="" calcext:value-type="error">
            <text:p>#REF!</text:p>
          </table:table-cell>
          <table:table-cell table:formula="of:=INDIRECT(&quot;'../csvs/unc1_arr1_pip0_unr10.csv'#$unc1_arr1_pip0_unr10.n17&quot;)" office:value-type="string" office:string-value="" calcext:value-type="error">
            <text:p>#REF!</text:p>
          </table:table-cell>
          <table:table-cell table:formula="of:=INDIRECT(&quot;'../csvs/unc1_arr1_pip0_unr10.csv'#$unc1_arr1_pip0_unr10.o17&quot;)" office:value-type="string" office:string-value="" calcext:value-type="error">
            <text:p>#REF!</text:p>
          </table:table-cell>
          <table:table-cell table:formula="of:=INDIRECT(&quot;'../csvs/unc1_arr1_pip0_unr10.csv'#$unc1_arr1_pip0_unr10.p17&quot;)" office:value-type="string" office:string-value="" calcext:value-type="error">
            <text:p>#REF!</text:p>
          </table:table-cell>
          <table:table-cell table:formula="of:=INDIRECT(&quot;'../csvs/unc1_arr1_pip0_unr10.csv'#$unc1_arr1_pip0_unr10.q17&quot;)" office:value-type="string" office:string-value="" calcext:value-type="error">
            <text:p>#REF!</text:p>
          </table:table-cell>
          <table:table-cell table:formula="of:=INDIRECT(&quot;'../csvs/unc1_arr1_pip0_unr10.csv'#$unc1_arr1_pip0_unr10.r17&quot;)" office:value-type="string" office:string-value="" calcext:value-type="error">
            <text:p>#REF!</text:p>
          </table:table-cell>
          <table:table-cell table:formula="of:=INDIRECT(&quot;'../csvs/unc1_arr1_pip0_unr10.csv'#$unc1_arr1_pip0_unr10.s17&quot;)" office:value-type="string" office:string-value="" calcext:value-type="error">
            <text:p>#REF!</text:p>
          </table:table-cell>
          <table:table-cell table:formula="of:=INDIRECT(&quot;'../csvs/unc1_arr1_pip0_unr10.csv'#$unc1_arr1_pip0_unr10.t17&quot;)" office:value-type="string" office:string-value="" calcext:value-type="error">
            <text:p>#REF!</text:p>
          </table:table-cell>
          <table:table-cell table:formula="of:=INDIRECT(&quot;'../csvs/unc1_arr1_pip0_unr10.csv'#$unc1_arr1_pip0_unr10.u17&quot;)" office:value-type="string" office:string-value="" calcext:value-type="error">
            <text:p>#REF!</text:p>
          </table:table-cell>
          <table:table-cell table:formula="of:=INDIRECT(&quot;'../csvs/unc1_arr1_pip0_unr10.csv'#$unc1_arr1_pip0_unr10.v17&quot;)" office:value-type="string" office:string-value="" calcext:value-type="error">
            <text:p>#REF!</text:p>
          </table:table-cell>
          <table:table-cell table:formula="of:=INDIRECT(&quot;'../csvs/unc1_arr1_pip0_unr10.csv'#$unc1_arr1_pip0_unr10.w17&quot;)" office:value-type="string" office:string-value="" calcext:value-type="error">
            <text:p>#REF!</text:p>
          </table:table-cell>
          <table:table-cell table:formula="of:=INDIRECT(&quot;'../csvs/unc1_arr1_pip0_unr10.csv'#$unc1_arr1_pip0_unr10.x17&quot;)" office:value-type="string" office:string-value="" calcext:value-type="error">
            <text:p>#REF!</text:p>
          </table:table-cell>
          <table:table-cell table:formula="of:=INDIRECT(&quot;'../csvs/unc1_arr1_pip0_unr10.csv'#$unc1_arr1_pip0_unr10.y17&quot;)" office:value-type="string" office:string-value="" calcext:value-type="error">
            <text:p>#REF!</text:p>
          </table:table-cell>
          <table:table-cell table:formula="of:=INDIRECT(&quot;'../csvs/unc1_arr1_pip0_unr10.csv'#$unc1_arr1_pip0_unr10.z17&quot;)" office:value-type="string" office:string-value="" calcext:value-type="error">
            <text:p>#REF!</text:p>
          </table:table-cell>
          <table:table-cell table:formula="of:=INDIRECT(&quot;'../csvs/unc1_arr1_pip0_unr10.csv'#$unc1_arr1_pip0_unr10.aa17&quot;)" office:value-type="string" office:string-value="" calcext:value-type="error">
            <text:p>#REF!</text:p>
          </table:table-cell>
          <table:table-cell table:formula="of:=INDIRECT(&quot;'../csvs/unc1_arr1_pip0_unr10.csv'#$unc1_arr1_pip0_unr10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0_unr10.csv'#$unc1_arr1_pip0_unr10.a18&quot;)" office:value-type="string" office:string-value="" calcext:value-type="error">
            <text:p>#REF!</text:p>
          </table:table-cell>
          <table:table-cell table:formula="of:=INDIRECT(&quot;'../csvs/unc1_arr1_pip0_unr10.csv'#$unc1_arr1_pip0_unr10.b18&quot;)" office:value-type="string" office:string-value="" calcext:value-type="error">
            <text:p>#REF!</text:p>
          </table:table-cell>
          <table:table-cell table:formula="of:=INDIRECT(&quot;'../csvs/unc1_arr1_pip0_unr10.csv'#$unc1_arr1_pip0_unr10.c18&quot;)" office:value-type="string" office:string-value="" calcext:value-type="error">
            <text:p>#REF!</text:p>
          </table:table-cell>
          <table:table-cell table:formula="of:=INDIRECT(&quot;'../csvs/unc1_arr1_pip0_unr10.csv'#$unc1_arr1_pip0_unr10.d18&quot;)" office:value-type="string" office:string-value="" calcext:value-type="error">
            <text:p>#REF!</text:p>
          </table:table-cell>
          <table:table-cell table:formula="of:=INDIRECT(&quot;'../csvs/unc1_arr1_pip0_unr10.csv'#$unc1_arr1_pip0_unr10.e18&quot;)" office:value-type="string" office:string-value="" calcext:value-type="error">
            <text:p>#REF!</text:p>
          </table:table-cell>
          <table:table-cell table:formula="of:=INDIRECT(&quot;'../csvs/unc1_arr1_pip0_unr10.csv'#$unc1_arr1_pip0_unr10.f18&quot;)" office:value-type="string" office:string-value="" calcext:value-type="error">
            <text:p>#REF!</text:p>
          </table:table-cell>
          <table:table-cell table:formula="of:=INDIRECT(&quot;'../csvs/unc1_arr1_pip0_unr10.csv'#$unc1_arr1_pip0_unr10.g18&quot;)" office:value-type="string" office:string-value="" calcext:value-type="error">
            <text:p>#REF!</text:p>
          </table:table-cell>
          <table:table-cell table:formula="of:=INDIRECT(&quot;'../csvs/unc1_arr1_pip0_unr10.csv'#$unc1_arr1_pip0_unr10.h18&quot;)" office:value-type="string" office:string-value="" calcext:value-type="error">
            <text:p>#REF!</text:p>
          </table:table-cell>
          <table:table-cell table:formula="of:=INDIRECT(&quot;'../csvs/unc1_arr1_pip0_unr10.csv'#$unc1_arr1_pip0_unr10.i18&quot;)" office:value-type="string" office:string-value="" calcext:value-type="error">
            <text:p>#REF!</text:p>
          </table:table-cell>
          <table:table-cell table:formula="of:=INDIRECT(&quot;'../csvs/unc1_arr1_pip0_unr10.csv'#$unc1_arr1_pip0_unr10.j18&quot;)" office:value-type="string" office:string-value="" calcext:value-type="error">
            <text:p>#REF!</text:p>
          </table:table-cell>
          <table:table-cell table:formula="of:=INDIRECT(&quot;'../csvs/unc1_arr1_pip0_unr10.csv'#$unc1_arr1_pip0_unr10.k18&quot;)" office:value-type="string" office:string-value="" calcext:value-type="error">
            <text:p>#REF!</text:p>
          </table:table-cell>
          <table:table-cell table:formula="of:=INDIRECT(&quot;'../csvs/unc1_arr1_pip0_unr10.csv'#$unc1_arr1_pip0_unr10.l18&quot;)" office:value-type="string" office:string-value="" calcext:value-type="error">
            <text:p>#REF!</text:p>
          </table:table-cell>
          <table:table-cell table:formula="of:=INDIRECT(&quot;'../csvs/unc1_arr1_pip0_unr10.csv'#$unc1_arr1_pip0_unr10.m18&quot;)" office:value-type="string" office:string-value="" calcext:value-type="error">
            <text:p>#REF!</text:p>
          </table:table-cell>
          <table:table-cell table:formula="of:=INDIRECT(&quot;'../csvs/unc1_arr1_pip0_unr10.csv'#$unc1_arr1_pip0_unr10.n18&quot;)" office:value-type="string" office:string-value="" calcext:value-type="error">
            <text:p>#REF!</text:p>
          </table:table-cell>
          <table:table-cell table:formula="of:=INDIRECT(&quot;'../csvs/unc1_arr1_pip0_unr10.csv'#$unc1_arr1_pip0_unr10.o18&quot;)" office:value-type="string" office:string-value="" calcext:value-type="error">
            <text:p>#REF!</text:p>
          </table:table-cell>
          <table:table-cell table:formula="of:=INDIRECT(&quot;'../csvs/unc1_arr1_pip0_unr10.csv'#$unc1_arr1_pip0_unr10.p18&quot;)" office:value-type="string" office:string-value="" calcext:value-type="error">
            <text:p>#REF!</text:p>
          </table:table-cell>
          <table:table-cell table:formula="of:=INDIRECT(&quot;'../csvs/unc1_arr1_pip0_unr10.csv'#$unc1_arr1_pip0_unr10.q18&quot;)" office:value-type="string" office:string-value="" calcext:value-type="error">
            <text:p>#REF!</text:p>
          </table:table-cell>
          <table:table-cell table:formula="of:=INDIRECT(&quot;'../csvs/unc1_arr1_pip0_unr10.csv'#$unc1_arr1_pip0_unr10.r18&quot;)" office:value-type="string" office:string-value="" calcext:value-type="error">
            <text:p>#REF!</text:p>
          </table:table-cell>
          <table:table-cell table:formula="of:=INDIRECT(&quot;'../csvs/unc1_arr1_pip0_unr10.csv'#$unc1_arr1_pip0_unr10.s18&quot;)" office:value-type="string" office:string-value="" calcext:value-type="error">
            <text:p>#REF!</text:p>
          </table:table-cell>
          <table:table-cell table:formula="of:=INDIRECT(&quot;'../csvs/unc1_arr1_pip0_unr10.csv'#$unc1_arr1_pip0_unr10.t18&quot;)" office:value-type="string" office:string-value="" calcext:value-type="error">
            <text:p>#REF!</text:p>
          </table:table-cell>
          <table:table-cell table:formula="of:=INDIRECT(&quot;'../csvs/unc1_arr1_pip0_unr10.csv'#$unc1_arr1_pip0_unr10.u18&quot;)" office:value-type="string" office:string-value="" calcext:value-type="error">
            <text:p>#REF!</text:p>
          </table:table-cell>
          <table:table-cell table:formula="of:=INDIRECT(&quot;'../csvs/unc1_arr1_pip0_unr10.csv'#$unc1_arr1_pip0_unr10.v18&quot;)" office:value-type="string" office:string-value="" calcext:value-type="error">
            <text:p>#REF!</text:p>
          </table:table-cell>
          <table:table-cell table:formula="of:=INDIRECT(&quot;'../csvs/unc1_arr1_pip0_unr10.csv'#$unc1_arr1_pip0_unr10.w18&quot;)" office:value-type="string" office:string-value="" calcext:value-type="error">
            <text:p>#REF!</text:p>
          </table:table-cell>
          <table:table-cell table:formula="of:=INDIRECT(&quot;'../csvs/unc1_arr1_pip0_unr10.csv'#$unc1_arr1_pip0_unr10.x18&quot;)" office:value-type="string" office:string-value="" calcext:value-type="error">
            <text:p>#REF!</text:p>
          </table:table-cell>
          <table:table-cell table:formula="of:=INDIRECT(&quot;'../csvs/unc1_arr1_pip0_unr10.csv'#$unc1_arr1_pip0_unr10.y18&quot;)" office:value-type="string" office:string-value="" calcext:value-type="error">
            <text:p>#REF!</text:p>
          </table:table-cell>
          <table:table-cell table:formula="of:=INDIRECT(&quot;'../csvs/unc1_arr1_pip0_unr10.csv'#$unc1_arr1_pip0_unr10.z18&quot;)" office:value-type="string" office:string-value="" calcext:value-type="error">
            <text:p>#REF!</text:p>
          </table:table-cell>
          <table:table-cell table:formula="of:=INDIRECT(&quot;'../csvs/unc1_arr1_pip0_unr10.csv'#$unc1_arr1_pip0_unr10.aa18&quot;)" office:value-type="string" office:string-value="" calcext:value-type="error">
            <text:p>#REF!</text:p>
          </table:table-cell>
          <table:table-cell table:formula="of:=INDIRECT(&quot;'../csvs/unc1_arr1_pip0_unr10.csv'#$unc1_arr1_pip0_unr10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0_unr10.csv'#$unc1_arr1_pip0_unr10.a19&quot;)" office:value-type="string" office:string-value="" calcext:value-type="error">
            <text:p>#REF!</text:p>
          </table:table-cell>
          <table:table-cell table:formula="of:=INDIRECT(&quot;'../csvs/unc1_arr1_pip0_unr10.csv'#$unc1_arr1_pip0_unr10.b19&quot;)" office:value-type="string" office:string-value="" calcext:value-type="error">
            <text:p>#REF!</text:p>
          </table:table-cell>
          <table:table-cell table:formula="of:=INDIRECT(&quot;'../csvs/unc1_arr1_pip0_unr10.csv'#$unc1_arr1_pip0_unr10.c19&quot;)" office:value-type="string" office:string-value="" calcext:value-type="error">
            <text:p>#REF!</text:p>
          </table:table-cell>
          <table:table-cell table:formula="of:=INDIRECT(&quot;'../csvs/unc1_arr1_pip0_unr10.csv'#$unc1_arr1_pip0_unr10.d19&quot;)" office:value-type="string" office:string-value="" calcext:value-type="error">
            <text:p>#REF!</text:p>
          </table:table-cell>
          <table:table-cell table:formula="of:=INDIRECT(&quot;'../csvs/unc1_arr1_pip0_unr10.csv'#$unc1_arr1_pip0_unr10.e19&quot;)" office:value-type="string" office:string-value="" calcext:value-type="error">
            <text:p>#REF!</text:p>
          </table:table-cell>
          <table:table-cell table:formula="of:=INDIRECT(&quot;'../csvs/unc1_arr1_pip0_unr10.csv'#$unc1_arr1_pip0_unr10.f19&quot;)" office:value-type="string" office:string-value="" calcext:value-type="error">
            <text:p>#REF!</text:p>
          </table:table-cell>
          <table:table-cell table:formula="of:=INDIRECT(&quot;'../csvs/unc1_arr1_pip0_unr10.csv'#$unc1_arr1_pip0_unr10.g19&quot;)" office:value-type="string" office:string-value="" calcext:value-type="error">
            <text:p>#REF!</text:p>
          </table:table-cell>
          <table:table-cell table:formula="of:=INDIRECT(&quot;'../csvs/unc1_arr1_pip0_unr10.csv'#$unc1_arr1_pip0_unr10.h19&quot;)" office:value-type="string" office:string-value="" calcext:value-type="error">
            <text:p>#REF!</text:p>
          </table:table-cell>
          <table:table-cell table:formula="of:=INDIRECT(&quot;'../csvs/unc1_arr1_pip0_unr10.csv'#$unc1_arr1_pip0_unr10.i19&quot;)" office:value-type="string" office:string-value="" calcext:value-type="error">
            <text:p>#REF!</text:p>
          </table:table-cell>
          <table:table-cell table:formula="of:=INDIRECT(&quot;'../csvs/unc1_arr1_pip0_unr10.csv'#$unc1_arr1_pip0_unr10.j19&quot;)" office:value-type="string" office:string-value="" calcext:value-type="error">
            <text:p>#REF!</text:p>
          </table:table-cell>
          <table:table-cell table:formula="of:=INDIRECT(&quot;'../csvs/unc1_arr1_pip0_unr10.csv'#$unc1_arr1_pip0_unr10.k19&quot;)" office:value-type="string" office:string-value="" calcext:value-type="error">
            <text:p>#REF!</text:p>
          </table:table-cell>
          <table:table-cell table:formula="of:=INDIRECT(&quot;'../csvs/unc1_arr1_pip0_unr10.csv'#$unc1_arr1_pip0_unr10.l19&quot;)" office:value-type="string" office:string-value="" calcext:value-type="error">
            <text:p>#REF!</text:p>
          </table:table-cell>
          <table:table-cell table:formula="of:=INDIRECT(&quot;'../csvs/unc1_arr1_pip0_unr10.csv'#$unc1_arr1_pip0_unr10.m19&quot;)" office:value-type="string" office:string-value="" calcext:value-type="error">
            <text:p>#REF!</text:p>
          </table:table-cell>
          <table:table-cell table:formula="of:=INDIRECT(&quot;'../csvs/unc1_arr1_pip0_unr10.csv'#$unc1_arr1_pip0_unr10.n19&quot;)" office:value-type="string" office:string-value="" calcext:value-type="error">
            <text:p>#REF!</text:p>
          </table:table-cell>
          <table:table-cell table:formula="of:=INDIRECT(&quot;'../csvs/unc1_arr1_pip0_unr10.csv'#$unc1_arr1_pip0_unr10.o19&quot;)" office:value-type="string" office:string-value="" calcext:value-type="error">
            <text:p>#REF!</text:p>
          </table:table-cell>
          <table:table-cell table:formula="of:=INDIRECT(&quot;'../csvs/unc1_arr1_pip0_unr10.csv'#$unc1_arr1_pip0_unr10.p19&quot;)" office:value-type="string" office:string-value="" calcext:value-type="error">
            <text:p>#REF!</text:p>
          </table:table-cell>
          <table:table-cell table:formula="of:=INDIRECT(&quot;'../csvs/unc1_arr1_pip0_unr10.csv'#$unc1_arr1_pip0_unr10.q19&quot;)" office:value-type="string" office:string-value="" calcext:value-type="error">
            <text:p>#REF!</text:p>
          </table:table-cell>
          <table:table-cell table:formula="of:=INDIRECT(&quot;'../csvs/unc1_arr1_pip0_unr10.csv'#$unc1_arr1_pip0_unr10.r19&quot;)" office:value-type="string" office:string-value="" calcext:value-type="error">
            <text:p>#REF!</text:p>
          </table:table-cell>
          <table:table-cell table:formula="of:=INDIRECT(&quot;'../csvs/unc1_arr1_pip0_unr10.csv'#$unc1_arr1_pip0_unr10.s19&quot;)" office:value-type="string" office:string-value="" calcext:value-type="error">
            <text:p>#REF!</text:p>
          </table:table-cell>
          <table:table-cell table:formula="of:=INDIRECT(&quot;'../csvs/unc1_arr1_pip0_unr10.csv'#$unc1_arr1_pip0_unr10.t19&quot;)" office:value-type="string" office:string-value="" calcext:value-type="error">
            <text:p>#REF!</text:p>
          </table:table-cell>
          <table:table-cell table:formula="of:=INDIRECT(&quot;'../csvs/unc1_arr1_pip0_unr10.csv'#$unc1_arr1_pip0_unr10.u19&quot;)" office:value-type="string" office:string-value="" calcext:value-type="error">
            <text:p>#REF!</text:p>
          </table:table-cell>
          <table:table-cell table:formula="of:=INDIRECT(&quot;'../csvs/unc1_arr1_pip0_unr10.csv'#$unc1_arr1_pip0_unr10.v19&quot;)" office:value-type="string" office:string-value="" calcext:value-type="error">
            <text:p>#REF!</text:p>
          </table:table-cell>
          <table:table-cell table:formula="of:=INDIRECT(&quot;'../csvs/unc1_arr1_pip0_unr10.csv'#$unc1_arr1_pip0_unr10.w19&quot;)" office:value-type="string" office:string-value="" calcext:value-type="error">
            <text:p>#REF!</text:p>
          </table:table-cell>
          <table:table-cell table:formula="of:=INDIRECT(&quot;'../csvs/unc1_arr1_pip0_unr10.csv'#$unc1_arr1_pip0_unr10.x19&quot;)" office:value-type="string" office:string-value="" calcext:value-type="error">
            <text:p>#REF!</text:p>
          </table:table-cell>
          <table:table-cell table:formula="of:=INDIRECT(&quot;'../csvs/unc1_arr1_pip0_unr10.csv'#$unc1_arr1_pip0_unr10.y19&quot;)" office:value-type="string" office:string-value="" calcext:value-type="error">
            <text:p>#REF!</text:p>
          </table:table-cell>
          <table:table-cell table:formula="of:=INDIRECT(&quot;'../csvs/unc1_arr1_pip0_unr10.csv'#$unc1_arr1_pip0_unr10.z19&quot;)" office:value-type="string" office:string-value="" calcext:value-type="error">
            <text:p>#REF!</text:p>
          </table:table-cell>
          <table:table-cell table:formula="of:=INDIRECT(&quot;'../csvs/unc1_arr1_pip0_unr10.csv'#$unc1_arr1_pip0_unr10.aa19&quot;)" office:value-type="string" office:string-value="" calcext:value-type="error">
            <text:p>#REF!</text:p>
          </table:table-cell>
          <table:table-cell table:formula="of:=INDIRECT(&quot;'../csvs/unc1_arr1_pip0_unr10.csv'#$unc1_arr1_pip0_unr10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0_unr10.csv'#$unc1_arr1_pip0_unr10.ac1&quot;)" office:value-type="string" office:string-value="" calcext:value-type="error">
            <text:p>#REF!</text:p>
          </table:table-cell>
          <table:table-cell table:formula="of:=INDIRECT(&quot;'../csvs/unc1_arr1_pip0_unr10.csv'#$unc1_arr1_pip0_unr10.ad1&quot;)" office:value-type="string" office:string-value="" calcext:value-type="error">
            <text:p>#REF!</text:p>
          </table:table-cell>
          <table:table-cell table:formula="of:=INDIRECT(&quot;'../csvs/unc1_arr1_pip0_unr10.csv'#$unc1_arr1_pip0_unr10.ae1&quot;)" office:value-type="string" office:string-value="" calcext:value-type="error">
            <text:p>#REF!</text:p>
          </table:table-cell>
          <table:table-cell table:formula="of:=INDIRECT(&quot;'../csvs/unc1_arr1_pip0_unr10.csv'#$unc1_arr1_pip0_unr10.af1&quot;)" office:value-type="string" office:string-value="" calcext:value-type="error">
            <text:p>#REF!</text:p>
          </table:table-cell>
          <table:table-cell table:formula="of:=INDIRECT(&quot;'../csvs/unc1_arr1_pip0_unr10.csv'#$unc1_arr1_pip0_unr10.ag1&quot;)" office:value-type="string" office:string-value="" calcext:value-type="error">
            <text:p>#REF!</text:p>
          </table:table-cell>
          <table:table-cell table:formula="of:=INDIRECT(&quot;'../csvs/unc1_arr1_pip0_unr10.csv'#$unc1_arr1_pip0_unr10.ah1&quot;)" office:value-type="string" office:string-value="" calcext:value-type="error">
            <text:p>#REF!</text:p>
          </table:table-cell>
          <table:table-cell table:formula="of:=INDIRECT(&quot;'../csvs/unc1_arr1_pip0_unr10.csv'#$unc1_arr1_pip0_unr10.ai1&quot;)" office:value-type="string" office:string-value="" calcext:value-type="error">
            <text:p>#REF!</text:p>
          </table:table-cell>
          <table:table-cell table:formula="of:=INDIRECT(&quot;'../csvs/unc1_arr1_pip0_unr10.csv'#$unc1_arr1_pip0_unr10.aj1&quot;)" office:value-type="string" office:string-value="" calcext:value-type="error">
            <text:p>#REF!</text:p>
          </table:table-cell>
          <table:table-cell table:formula="of:=INDIRECT(&quot;'../csvs/unc1_arr1_pip0_unr10.csv'#$unc1_arr1_pip0_unr10.ak1&quot;)" office:value-type="string" office:string-value="" calcext:value-type="error">
            <text:p>#REF!</text:p>
          </table:table-cell>
          <table:table-cell table:formula="of:=INDIRECT(&quot;'../csvs/unc1_arr1_pip0_unr10.csv'#$unc1_arr1_pip0_unr10.al1&quot;)" office:value-type="string" office:string-value="" calcext:value-type="error">
            <text:p>#REF!</text:p>
          </table:table-cell>
          <table:table-cell table:formula="of:=INDIRECT(&quot;'../csvs/unc1_arr1_pip0_unr10.csv'#$unc1_arr1_pip0_unr10.am1&quot;)" office:value-type="string" office:string-value="" calcext:value-type="error">
            <text:p>#REF!</text:p>
          </table:table-cell>
          <table:table-cell table:formula="of:=INDIRECT(&quot;'../csvs/unc1_arr1_pip0_unr10.csv'#$unc1_arr1_pip0_unr10.an1&quot;)" office:value-type="string" office:string-value="" calcext:value-type="error">
            <text:p>#REF!</text:p>
          </table:table-cell>
          <table:table-cell table:formula="of:=INDIRECT(&quot;'../csvs/unc1_arr1_pip0_unr10.csv'#$unc1_arr1_pip0_unr10.ao1&quot;)" office:value-type="string" office:string-value="" calcext:value-type="error">
            <text:p>#REF!</text:p>
          </table:table-cell>
          <table:table-cell table:formula="of:=INDIRECT(&quot;'../csvs/unc1_arr1_pip0_unr10.csv'#$unc1_arr1_pip0_unr10.ap1&quot;)" office:value-type="string" office:string-value="" calcext:value-type="error">
            <text:p>#REF!</text:p>
          </table:table-cell>
          <table:table-cell table:formula="of:=INDIRECT(&quot;'../csvs/unc1_arr1_pip0_unr10.csv'#$unc1_arr1_pip0_unr10.aq1&quot;)" office:value-type="string" office:string-value="" calcext:value-type="error">
            <text:p>#REF!</text:p>
          </table:table-cell>
          <table:table-cell table:formula="of:=INDIRECT(&quot;'../csvs/unc1_arr1_pip0_unr10.csv'#$unc1_arr1_pip0_unr10.ar1&quot;)" office:value-type="string" office:string-value="" calcext:value-type="error">
            <text:p>#REF!</text:p>
          </table:table-cell>
          <table:table-cell table:formula="of:=INDIRECT(&quot;'../csvs/unc1_arr1_pip0_unr10.csv'#$unc1_arr1_pip0_unr10.as1&quot;)" office:value-type="string" office:string-value="" calcext:value-type="error">
            <text:p>#REF!</text:p>
          </table:table-cell>
          <table:table-cell table:formula="of:=INDIRECT(&quot;'../csvs/unc1_arr1_pip0_unr10.csv'#$unc1_arr1_pip0_unr10.at1&quot;)" office:value-type="string" office:string-value="" calcext:value-type="error">
            <text:p>#REF!</text:p>
          </table:table-cell>
          <table:table-cell table:formula="of:=INDIRECT(&quot;'../csvs/unc1_arr1_pip0_unr10.csv'#$unc1_arr1_pip0_unr10.au1&quot;)" office:value-type="string" office:string-value="" calcext:value-type="error">
            <text:p>#REF!</text:p>
          </table:table-cell>
          <table:table-cell table:formula="of:=INDIRECT(&quot;'../csvs/unc1_arr1_pip0_unr10.csv'#$unc1_arr1_pip0_unr10.av1&quot;)" office:value-type="string" office:string-value="" calcext:value-type="error">
            <text:p>#REF!</text:p>
          </table:table-cell>
          <table:table-cell table:formula="of:=INDIRECT(&quot;'../csvs/unc1_arr1_pip0_unr10.csv'#$unc1_arr1_pip0_unr10.aw1&quot;)" office:value-type="string" office:string-value="" calcext:value-type="error">
            <text:p>#REF!</text:p>
          </table:table-cell>
          <table:table-cell table:formula="of:=INDIRECT(&quot;'../csvs/unc1_arr1_pip0_unr10.csv'#$unc1_arr1_pip0_unr10.ax1&quot;)" office:value-type="string" office:string-value="" calcext:value-type="error">
            <text:p>#REF!</text:p>
          </table:table-cell>
          <table:table-cell table:formula="of:=INDIRECT(&quot;'../csvs/unc1_arr1_pip0_unr10.csv'#$unc1_arr1_pip0_unr10.ay1&quot;)" office:value-type="string" office:string-value="" calcext:value-type="error">
            <text:p>#REF!</text:p>
          </table:table-cell>
          <table:table-cell table:formula="of:=INDIRECT(&quot;'../csvs/unc1_arr1_pip0_unr10.csv'#$unc1_arr1_pip0_unr10.az1&quot;)" office:value-type="string" office:string-value="" calcext:value-type="error">
            <text:p>#REF!</text:p>
          </table:table-cell>
          <table:table-cell table:formula="of:=INDIRECT(&quot;'../csvs/unc1_arr1_pip0_unr10.csv'#$unc1_arr1_pip0_unr10.ba1&quot;)" office:value-type="string" office:string-value="" calcext:value-type="error">
            <text:p>#REF!</text:p>
          </table:table-cell>
          <table:table-cell table:formula="of:=INDIRECT(&quot;'../csvs/unc1_arr1_pip0_unr10.csv'#$unc1_arr1_pip0_unr10.bb1&quot;)" office:value-type="string" office:string-value="" calcext:value-type="error">
            <text:p>#REF!</text:p>
          </table:table-cell>
          <table:table-cell table:formula="of:=INDIRECT(&quot;'../csvs/unc1_arr1_pip0_unr10.csv'#$unc1_arr1_pip0_unr10.bc1&quot;)" office:value-type="string" office:string-value="" calcext:value-type="error">
            <text:p>#REF!</text:p>
          </table:table-cell>
          <table:table-cell table:formula="of:=INDIRECT(&quot;'../csvs/unc1_arr1_pip0_unr10.csv'#$unc1_arr1_pip0_unr10.bd1&quot;)" office:value-type="string" office:string-value="" calcext:value-type="error">
            <text:p>#REF!</text:p>
          </table:table-cell>
          <table:table-cell table:formula="of:=INDIRECT(&quot;'../csvs/unc1_arr1_pip0_unr10.csv'#$unc1_arr1_pip0_unr10.be1&quot;)" office:value-type="string" office:string-value="" calcext:value-type="error">
            <text:p>#REF!</text:p>
          </table:table-cell>
          <table:table-cell table:formula="of:=INDIRECT(&quot;'../csvs/unc1_arr1_pip0_unr10.csv'#$unc1_arr1_pip0_unr10.bf1&quot;)" office:value-type="string" office:string-value="" calcext:value-type="error">
            <text:p>#REF!</text:p>
          </table:table-cell>
          <table:table-cell table:formula="of:=INDIRECT(&quot;'../csvs/unc1_arr1_pip0_unr10.csv'#$unc1_arr1_pip0_unr10.bg1&quot;)" office:value-type="string" office:string-value="" calcext:value-type="error">
            <text:p>#REF!</text:p>
          </table:table-cell>
          <table:table-cell table:formula="of:=INDIRECT(&quot;'../csvs/unc1_arr1_pip0_unr10.csv'#$unc1_arr1_pip0_unr10.bh1&quot;)" office:value-type="string" office:string-value="" calcext:value-type="error">
            <text:p>#REF!</text:p>
          </table:table-cell>
          <table:table-cell table:formula="of:=INDIRECT(&quot;'../csvs/unc1_arr1_pip0_unr10.csv'#$unc1_arr1_pip0_unr10.bi1&quot;)" office:value-type="string" office:string-value="" calcext:value-type="error">
            <text:p>#REF!</text:p>
          </table:table-cell>
          <table:table-cell table:formula="of:=INDIRECT(&quot;'../csvs/unc1_arr1_pip0_unr10.csv'#$unc1_arr1_pip0_unr10.bj1&quot;)" office:value-type="string" office:string-value="" calcext:value-type="error">
            <text:p>#REF!</text:p>
          </table:table-cell>
          <table:table-cell table:formula="of:=INDIRECT(&quot;'../csvs/unc1_arr1_pip0_unr10.csv'#$unc1_arr1_pip0_unr10.bk1&quot;)" office:value-type="string" office:string-value="" calcext:value-type="error">
            <text:p>#REF!</text:p>
          </table:table-cell>
          <table:table-cell table:formula="of:=INDIRECT(&quot;'../csvs/unc1_arr1_pip0_unr10.csv'#$unc1_arr1_pip0_unr10.bl1&quot;)" office:value-type="string" office:string-value="" calcext:value-type="error">
            <text:p>#REF!</text:p>
          </table:table-cell>
          <table:table-cell table:formula="of:=INDIRECT(&quot;'../csvs/unc1_arr1_pip0_unr10.csv'#$unc1_arr1_pip0_unr10.bm1&quot;)" office:value-type="string" office:string-value="" calcext:value-type="error">
            <text:p>#REF!</text:p>
          </table:table-cell>
          <table:table-cell table:formula="of:=INDIRECT(&quot;'../csvs/unc1_arr1_pip0_unr10.csv'#$unc1_arr1_pip0_unr10.bn1&quot;)" office:value-type="string" office:string-value="" calcext:value-type="error">
            <text:p>#REF!</text:p>
          </table:table-cell>
          <table:table-cell table:formula="of:=INDIRECT(&quot;'../csvs/unc1_arr1_pip0_unr10.csv'#$unc1_arr1_pip0_unr10.bo1&quot;)" office:value-type="string" office:string-value="" calcext:value-type="error">
            <text:p>#REF!</text:p>
          </table:table-cell>
          <table:table-cell table:formula="of:=INDIRECT(&quot;'../csvs/unc1_arr1_pip0_unr10.csv'#$unc1_arr1_pip0_unr10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0_unr10.csv'#$unc1_arr1_pip0_unr10.ac2&quot;)" office:value-type="string" office:string-value="" calcext:value-type="error">
            <text:p>#REF!</text:p>
          </table:table-cell>
          <table:table-cell table:formula="of:=INDIRECT(&quot;'../csvs/unc1_arr1_pip0_unr10.csv'#$unc1_arr1_pip0_unr10.ad2&quot;)" office:value-type="string" office:string-value="" calcext:value-type="error">
            <text:p>#REF!</text:p>
          </table:table-cell>
          <table:table-cell table:formula="of:=INDIRECT(&quot;'../csvs/unc1_arr1_pip0_unr10.csv'#$unc1_arr1_pip0_unr10.ae2&quot;)" office:value-type="string" office:string-value="" calcext:value-type="error">
            <text:p>#REF!</text:p>
          </table:table-cell>
          <table:table-cell table:formula="of:=INDIRECT(&quot;'../csvs/unc1_arr1_pip0_unr10.csv'#$unc1_arr1_pip0_unr10.af2&quot;)" office:value-type="string" office:string-value="" calcext:value-type="error">
            <text:p>#REF!</text:p>
          </table:table-cell>
          <table:table-cell table:formula="of:=INDIRECT(&quot;'../csvs/unc1_arr1_pip0_unr10.csv'#$unc1_arr1_pip0_unr10.ag2&quot;)" office:value-type="string" office:string-value="" calcext:value-type="error">
            <text:p>#REF!</text:p>
          </table:table-cell>
          <table:table-cell table:formula="of:=INDIRECT(&quot;'../csvs/unc1_arr1_pip0_unr10.csv'#$unc1_arr1_pip0_unr10.ah2&quot;)" office:value-type="string" office:string-value="" calcext:value-type="error">
            <text:p>#REF!</text:p>
          </table:table-cell>
          <table:table-cell table:formula="of:=INDIRECT(&quot;'../csvs/unc1_arr1_pip0_unr10.csv'#$unc1_arr1_pip0_unr10.ai2&quot;)" office:value-type="string" office:string-value="" calcext:value-type="error">
            <text:p>#REF!</text:p>
          </table:table-cell>
          <table:table-cell table:formula="of:=INDIRECT(&quot;'../csvs/unc1_arr1_pip0_unr10.csv'#$unc1_arr1_pip0_unr10.aj2&quot;)" office:value-type="string" office:string-value="" calcext:value-type="error">
            <text:p>#REF!</text:p>
          </table:table-cell>
          <table:table-cell table:formula="of:=INDIRECT(&quot;'../csvs/unc1_arr1_pip0_unr10.csv'#$unc1_arr1_pip0_unr10.ak2&quot;)" office:value-type="string" office:string-value="" calcext:value-type="error">
            <text:p>#REF!</text:p>
          </table:table-cell>
          <table:table-cell table:formula="of:=INDIRECT(&quot;'../csvs/unc1_arr1_pip0_unr10.csv'#$unc1_arr1_pip0_unr10.al2&quot;)" office:value-type="string" office:string-value="" calcext:value-type="error">
            <text:p>#REF!</text:p>
          </table:table-cell>
          <table:table-cell table:formula="of:=INDIRECT(&quot;'../csvs/unc1_arr1_pip0_unr10.csv'#$unc1_arr1_pip0_unr10.am2&quot;)" office:value-type="string" office:string-value="" calcext:value-type="error">
            <text:p>#REF!</text:p>
          </table:table-cell>
          <table:table-cell table:formula="of:=INDIRECT(&quot;'../csvs/unc1_arr1_pip0_unr10.csv'#$unc1_arr1_pip0_unr10.an2&quot;)" office:value-type="string" office:string-value="" calcext:value-type="error">
            <text:p>#REF!</text:p>
          </table:table-cell>
          <table:table-cell table:formula="of:=INDIRECT(&quot;'../csvs/unc1_arr1_pip0_unr10.csv'#$unc1_arr1_pip0_unr10.ao2&quot;)" office:value-type="string" office:string-value="" calcext:value-type="error">
            <text:p>#REF!</text:p>
          </table:table-cell>
          <table:table-cell table:formula="of:=INDIRECT(&quot;'../csvs/unc1_arr1_pip0_unr10.csv'#$unc1_arr1_pip0_unr10.ap2&quot;)" office:value-type="string" office:string-value="" calcext:value-type="error">
            <text:p>#REF!</text:p>
          </table:table-cell>
          <table:table-cell table:formula="of:=INDIRECT(&quot;'../csvs/unc1_arr1_pip0_unr10.csv'#$unc1_arr1_pip0_unr10.aq2&quot;)" office:value-type="string" office:string-value="" calcext:value-type="error">
            <text:p>#REF!</text:p>
          </table:table-cell>
          <table:table-cell table:formula="of:=INDIRECT(&quot;'../csvs/unc1_arr1_pip0_unr10.csv'#$unc1_arr1_pip0_unr10.ar2&quot;)" office:value-type="string" office:string-value="" calcext:value-type="error">
            <text:p>#REF!</text:p>
          </table:table-cell>
          <table:table-cell table:formula="of:=INDIRECT(&quot;'../csvs/unc1_arr1_pip0_unr10.csv'#$unc1_arr1_pip0_unr10.as2&quot;)" office:value-type="string" office:string-value="" calcext:value-type="error">
            <text:p>#REF!</text:p>
          </table:table-cell>
          <table:table-cell table:formula="of:=INDIRECT(&quot;'../csvs/unc1_arr1_pip0_unr10.csv'#$unc1_arr1_pip0_unr10.at2&quot;)" office:value-type="string" office:string-value="" calcext:value-type="error">
            <text:p>#REF!</text:p>
          </table:table-cell>
          <table:table-cell table:formula="of:=INDIRECT(&quot;'../csvs/unc1_arr1_pip0_unr10.csv'#$unc1_arr1_pip0_unr10.au2&quot;)" office:value-type="string" office:string-value="" calcext:value-type="error">
            <text:p>#REF!</text:p>
          </table:table-cell>
          <table:table-cell table:formula="of:=INDIRECT(&quot;'../csvs/unc1_arr1_pip0_unr10.csv'#$unc1_arr1_pip0_unr10.av2&quot;)" office:value-type="string" office:string-value="" calcext:value-type="error">
            <text:p>#REF!</text:p>
          </table:table-cell>
          <table:table-cell table:formula="of:=INDIRECT(&quot;'../csvs/unc1_arr1_pip0_unr10.csv'#$unc1_arr1_pip0_unr10.aw2&quot;)" office:value-type="string" office:string-value="" calcext:value-type="error">
            <text:p>#REF!</text:p>
          </table:table-cell>
          <table:table-cell table:formula="of:=INDIRECT(&quot;'../csvs/unc1_arr1_pip0_unr10.csv'#$unc1_arr1_pip0_unr10.ax2&quot;)" office:value-type="string" office:string-value="" calcext:value-type="error">
            <text:p>#REF!</text:p>
          </table:table-cell>
          <table:table-cell table:formula="of:=INDIRECT(&quot;'../csvs/unc1_arr1_pip0_unr10.csv'#$unc1_arr1_pip0_unr10.ay2&quot;)" office:value-type="string" office:string-value="" calcext:value-type="error">
            <text:p>#REF!</text:p>
          </table:table-cell>
          <table:table-cell table:formula="of:=INDIRECT(&quot;'../csvs/unc1_arr1_pip0_unr10.csv'#$unc1_arr1_pip0_unr10.az2&quot;)" office:value-type="string" office:string-value="" calcext:value-type="error">
            <text:p>#REF!</text:p>
          </table:table-cell>
          <table:table-cell table:formula="of:=INDIRECT(&quot;'../csvs/unc1_arr1_pip0_unr10.csv'#$unc1_arr1_pip0_unr10.ba2&quot;)" office:value-type="string" office:string-value="" calcext:value-type="error">
            <text:p>#REF!</text:p>
          </table:table-cell>
          <table:table-cell table:formula="of:=INDIRECT(&quot;'../csvs/unc1_arr1_pip0_unr10.csv'#$unc1_arr1_pip0_unr10.bb2&quot;)" office:value-type="string" office:string-value="" calcext:value-type="error">
            <text:p>#REF!</text:p>
          </table:table-cell>
          <table:table-cell table:formula="of:=INDIRECT(&quot;'../csvs/unc1_arr1_pip0_unr10.csv'#$unc1_arr1_pip0_unr10.bc2&quot;)" office:value-type="string" office:string-value="" calcext:value-type="error">
            <text:p>#REF!</text:p>
          </table:table-cell>
          <table:table-cell table:formula="of:=INDIRECT(&quot;'../csvs/unc1_arr1_pip0_unr10.csv'#$unc1_arr1_pip0_unr10.bd2&quot;)" office:value-type="string" office:string-value="" calcext:value-type="error">
            <text:p>#REF!</text:p>
          </table:table-cell>
          <table:table-cell table:formula="of:=INDIRECT(&quot;'../csvs/unc1_arr1_pip0_unr10.csv'#$unc1_arr1_pip0_unr10.be2&quot;)" office:value-type="string" office:string-value="" calcext:value-type="error">
            <text:p>#REF!</text:p>
          </table:table-cell>
          <table:table-cell table:formula="of:=INDIRECT(&quot;'../csvs/unc1_arr1_pip0_unr10.csv'#$unc1_arr1_pip0_unr10.bf2&quot;)" office:value-type="string" office:string-value="" calcext:value-type="error">
            <text:p>#REF!</text:p>
          </table:table-cell>
          <table:table-cell table:formula="of:=INDIRECT(&quot;'../csvs/unc1_arr1_pip0_unr10.csv'#$unc1_arr1_pip0_unr10.bg2&quot;)" office:value-type="string" office:string-value="" calcext:value-type="error">
            <text:p>#REF!</text:p>
          </table:table-cell>
          <table:table-cell table:formula="of:=INDIRECT(&quot;'../csvs/unc1_arr1_pip0_unr10.csv'#$unc1_arr1_pip0_unr10.bh2&quot;)" office:value-type="string" office:string-value="" calcext:value-type="error">
            <text:p>#REF!</text:p>
          </table:table-cell>
          <table:table-cell table:formula="of:=INDIRECT(&quot;'../csvs/unc1_arr1_pip0_unr10.csv'#$unc1_arr1_pip0_unr10.bi2&quot;)" office:value-type="string" office:string-value="" calcext:value-type="error">
            <text:p>#REF!</text:p>
          </table:table-cell>
          <table:table-cell table:formula="of:=INDIRECT(&quot;'../csvs/unc1_arr1_pip0_unr10.csv'#$unc1_arr1_pip0_unr10.bj2&quot;)" office:value-type="string" office:string-value="" calcext:value-type="error">
            <text:p>#REF!</text:p>
          </table:table-cell>
          <table:table-cell table:formula="of:=INDIRECT(&quot;'../csvs/unc1_arr1_pip0_unr10.csv'#$unc1_arr1_pip0_unr10.bk2&quot;)" office:value-type="string" office:string-value="" calcext:value-type="error">
            <text:p>#REF!</text:p>
          </table:table-cell>
          <table:table-cell table:formula="of:=INDIRECT(&quot;'../csvs/unc1_arr1_pip0_unr10.csv'#$unc1_arr1_pip0_unr10.bl2&quot;)" office:value-type="string" office:string-value="" calcext:value-type="error">
            <text:p>#REF!</text:p>
          </table:table-cell>
          <table:table-cell table:formula="of:=INDIRECT(&quot;'../csvs/unc1_arr1_pip0_unr10.csv'#$unc1_arr1_pip0_unr10.bm2&quot;)" office:value-type="string" office:string-value="" calcext:value-type="error">
            <text:p>#REF!</text:p>
          </table:table-cell>
          <table:table-cell table:formula="of:=INDIRECT(&quot;'../csvs/unc1_arr1_pip0_unr10.csv'#$unc1_arr1_pip0_unr10.bn2&quot;)" office:value-type="string" office:string-value="" calcext:value-type="error">
            <text:p>#REF!</text:p>
          </table:table-cell>
          <table:table-cell table:formula="of:=INDIRECT(&quot;'../csvs/unc1_arr1_pip0_unr10.csv'#$unc1_arr1_pip0_unr10.bo2&quot;)" office:value-type="string" office:string-value="" calcext:value-type="error">
            <text:p>#REF!</text:p>
          </table:table-cell>
          <table:table-cell table:formula="of:=INDIRECT(&quot;'../csvs/unc1_arr1_pip0_unr10.csv'#$unc1_arr1_pip0_unr10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0_unr10.csv'#$unc1_arr1_pip0_unr10.ac3&quot;)" office:value-type="string" office:string-value="" calcext:value-type="error">
            <text:p>#REF!</text:p>
          </table:table-cell>
          <table:table-cell table:formula="of:=INDIRECT(&quot;'../csvs/unc1_arr1_pip0_unr10.csv'#$unc1_arr1_pip0_unr10.ad3&quot;)" office:value-type="string" office:string-value="" calcext:value-type="error">
            <text:p>#REF!</text:p>
          </table:table-cell>
          <table:table-cell table:formula="of:=INDIRECT(&quot;'../csvs/unc1_arr1_pip0_unr10.csv'#$unc1_arr1_pip0_unr10.ae3&quot;)" office:value-type="string" office:string-value="" calcext:value-type="error">
            <text:p>#REF!</text:p>
          </table:table-cell>
          <table:table-cell table:formula="of:=INDIRECT(&quot;'../csvs/unc1_arr1_pip0_unr10.csv'#$unc1_arr1_pip0_unr10.af3&quot;)" office:value-type="string" office:string-value="" calcext:value-type="error">
            <text:p>#REF!</text:p>
          </table:table-cell>
          <table:table-cell table:formula="of:=INDIRECT(&quot;'../csvs/unc1_arr1_pip0_unr10.csv'#$unc1_arr1_pip0_unr10.ag3&quot;)" office:value-type="string" office:string-value="" calcext:value-type="error">
            <text:p>#REF!</text:p>
          </table:table-cell>
          <table:table-cell table:formula="of:=INDIRECT(&quot;'../csvs/unc1_arr1_pip0_unr10.csv'#$unc1_arr1_pip0_unr10.ah3&quot;)" office:value-type="string" office:string-value="" calcext:value-type="error">
            <text:p>#REF!</text:p>
          </table:table-cell>
          <table:table-cell table:formula="of:=INDIRECT(&quot;'../csvs/unc1_arr1_pip0_unr10.csv'#$unc1_arr1_pip0_unr10.ai3&quot;)" office:value-type="string" office:string-value="" calcext:value-type="error">
            <text:p>#REF!</text:p>
          </table:table-cell>
          <table:table-cell table:formula="of:=INDIRECT(&quot;'../csvs/unc1_arr1_pip0_unr10.csv'#$unc1_arr1_pip0_unr10.aj3&quot;)" office:value-type="string" office:string-value="" calcext:value-type="error">
            <text:p>#REF!</text:p>
          </table:table-cell>
          <table:table-cell table:formula="of:=INDIRECT(&quot;'../csvs/unc1_arr1_pip0_unr10.csv'#$unc1_arr1_pip0_unr10.ak3&quot;)" office:value-type="string" office:string-value="" calcext:value-type="error">
            <text:p>#REF!</text:p>
          </table:table-cell>
          <table:table-cell table:formula="of:=INDIRECT(&quot;'../csvs/unc1_arr1_pip0_unr10.csv'#$unc1_arr1_pip0_unr10.al3&quot;)" office:value-type="string" office:string-value="" calcext:value-type="error">
            <text:p>#REF!</text:p>
          </table:table-cell>
          <table:table-cell table:formula="of:=INDIRECT(&quot;'../csvs/unc1_arr1_pip0_unr10.csv'#$unc1_arr1_pip0_unr10.am3&quot;)" office:value-type="string" office:string-value="" calcext:value-type="error">
            <text:p>#REF!</text:p>
          </table:table-cell>
          <table:table-cell table:formula="of:=INDIRECT(&quot;'../csvs/unc1_arr1_pip0_unr10.csv'#$unc1_arr1_pip0_unr10.an3&quot;)" office:value-type="string" office:string-value="" calcext:value-type="error">
            <text:p>#REF!</text:p>
          </table:table-cell>
          <table:table-cell table:formula="of:=INDIRECT(&quot;'../csvs/unc1_arr1_pip0_unr10.csv'#$unc1_arr1_pip0_unr10.ao3&quot;)" office:value-type="string" office:string-value="" calcext:value-type="error">
            <text:p>#REF!</text:p>
          </table:table-cell>
          <table:table-cell table:formula="of:=INDIRECT(&quot;'../csvs/unc1_arr1_pip0_unr10.csv'#$unc1_arr1_pip0_unr10.ap3&quot;)" office:value-type="string" office:string-value="" calcext:value-type="error">
            <text:p>#REF!</text:p>
          </table:table-cell>
          <table:table-cell table:formula="of:=INDIRECT(&quot;'../csvs/unc1_arr1_pip0_unr10.csv'#$unc1_arr1_pip0_unr10.aq3&quot;)" office:value-type="string" office:string-value="" calcext:value-type="error">
            <text:p>#REF!</text:p>
          </table:table-cell>
          <table:table-cell table:formula="of:=INDIRECT(&quot;'../csvs/unc1_arr1_pip0_unr10.csv'#$unc1_arr1_pip0_unr10.ar3&quot;)" office:value-type="string" office:string-value="" calcext:value-type="error">
            <text:p>#REF!</text:p>
          </table:table-cell>
          <table:table-cell table:formula="of:=INDIRECT(&quot;'../csvs/unc1_arr1_pip0_unr10.csv'#$unc1_arr1_pip0_unr10.as3&quot;)" office:value-type="string" office:string-value="" calcext:value-type="error">
            <text:p>#REF!</text:p>
          </table:table-cell>
          <table:table-cell table:formula="of:=INDIRECT(&quot;'../csvs/unc1_arr1_pip0_unr10.csv'#$unc1_arr1_pip0_unr10.at3&quot;)" office:value-type="string" office:string-value="" calcext:value-type="error">
            <text:p>#REF!</text:p>
          </table:table-cell>
          <table:table-cell table:formula="of:=INDIRECT(&quot;'../csvs/unc1_arr1_pip0_unr10.csv'#$unc1_arr1_pip0_unr10.au3&quot;)" office:value-type="string" office:string-value="" calcext:value-type="error">
            <text:p>#REF!</text:p>
          </table:table-cell>
          <table:table-cell table:formula="of:=INDIRECT(&quot;'../csvs/unc1_arr1_pip0_unr10.csv'#$unc1_arr1_pip0_unr10.av3&quot;)" office:value-type="string" office:string-value="" calcext:value-type="error">
            <text:p>#REF!</text:p>
          </table:table-cell>
          <table:table-cell table:formula="of:=INDIRECT(&quot;'../csvs/unc1_arr1_pip0_unr10.csv'#$unc1_arr1_pip0_unr10.aw3&quot;)" office:value-type="string" office:string-value="" calcext:value-type="error">
            <text:p>#REF!</text:p>
          </table:table-cell>
          <table:table-cell table:formula="of:=INDIRECT(&quot;'../csvs/unc1_arr1_pip0_unr10.csv'#$unc1_arr1_pip0_unr10.ax3&quot;)" office:value-type="string" office:string-value="" calcext:value-type="error">
            <text:p>#REF!</text:p>
          </table:table-cell>
          <table:table-cell table:formula="of:=INDIRECT(&quot;'../csvs/unc1_arr1_pip0_unr10.csv'#$unc1_arr1_pip0_unr10.ay3&quot;)" office:value-type="string" office:string-value="" calcext:value-type="error">
            <text:p>#REF!</text:p>
          </table:table-cell>
          <table:table-cell table:formula="of:=INDIRECT(&quot;'../csvs/unc1_arr1_pip0_unr10.csv'#$unc1_arr1_pip0_unr10.az3&quot;)" office:value-type="string" office:string-value="" calcext:value-type="error">
            <text:p>#REF!</text:p>
          </table:table-cell>
          <table:table-cell table:formula="of:=INDIRECT(&quot;'../csvs/unc1_arr1_pip0_unr10.csv'#$unc1_arr1_pip0_unr10.ba3&quot;)" office:value-type="string" office:string-value="" calcext:value-type="error">
            <text:p>#REF!</text:p>
          </table:table-cell>
          <table:table-cell table:formula="of:=INDIRECT(&quot;'../csvs/unc1_arr1_pip0_unr10.csv'#$unc1_arr1_pip0_unr10.bb3&quot;)" office:value-type="string" office:string-value="" calcext:value-type="error">
            <text:p>#REF!</text:p>
          </table:table-cell>
          <table:table-cell table:formula="of:=INDIRECT(&quot;'../csvs/unc1_arr1_pip0_unr10.csv'#$unc1_arr1_pip0_unr10.bc3&quot;)" office:value-type="string" office:string-value="" calcext:value-type="error">
            <text:p>#REF!</text:p>
          </table:table-cell>
          <table:table-cell table:formula="of:=INDIRECT(&quot;'../csvs/unc1_arr1_pip0_unr10.csv'#$unc1_arr1_pip0_unr10.bd3&quot;)" office:value-type="string" office:string-value="" calcext:value-type="error">
            <text:p>#REF!</text:p>
          </table:table-cell>
          <table:table-cell table:formula="of:=INDIRECT(&quot;'../csvs/unc1_arr1_pip0_unr10.csv'#$unc1_arr1_pip0_unr10.be3&quot;)" office:value-type="string" office:string-value="" calcext:value-type="error">
            <text:p>#REF!</text:p>
          </table:table-cell>
          <table:table-cell table:formula="of:=INDIRECT(&quot;'../csvs/unc1_arr1_pip0_unr10.csv'#$unc1_arr1_pip0_unr10.bf3&quot;)" office:value-type="string" office:string-value="" calcext:value-type="error">
            <text:p>#REF!</text:p>
          </table:table-cell>
          <table:table-cell table:formula="of:=INDIRECT(&quot;'../csvs/unc1_arr1_pip0_unr10.csv'#$unc1_arr1_pip0_unr10.bg3&quot;)" office:value-type="string" office:string-value="" calcext:value-type="error">
            <text:p>#REF!</text:p>
          </table:table-cell>
          <table:table-cell table:formula="of:=INDIRECT(&quot;'../csvs/unc1_arr1_pip0_unr10.csv'#$unc1_arr1_pip0_unr10.bh3&quot;)" office:value-type="string" office:string-value="" calcext:value-type="error">
            <text:p>#REF!</text:p>
          </table:table-cell>
          <table:table-cell table:formula="of:=INDIRECT(&quot;'../csvs/unc1_arr1_pip0_unr10.csv'#$unc1_arr1_pip0_unr10.bi3&quot;)" office:value-type="string" office:string-value="" calcext:value-type="error">
            <text:p>#REF!</text:p>
          </table:table-cell>
          <table:table-cell table:formula="of:=INDIRECT(&quot;'../csvs/unc1_arr1_pip0_unr10.csv'#$unc1_arr1_pip0_unr10.bj3&quot;)" office:value-type="string" office:string-value="" calcext:value-type="error">
            <text:p>#REF!</text:p>
          </table:table-cell>
          <table:table-cell table:formula="of:=INDIRECT(&quot;'../csvs/unc1_arr1_pip0_unr10.csv'#$unc1_arr1_pip0_unr10.bk3&quot;)" office:value-type="string" office:string-value="" calcext:value-type="error">
            <text:p>#REF!</text:p>
          </table:table-cell>
          <table:table-cell table:formula="of:=INDIRECT(&quot;'../csvs/unc1_arr1_pip0_unr10.csv'#$unc1_arr1_pip0_unr10.bl3&quot;)" office:value-type="string" office:string-value="" calcext:value-type="error">
            <text:p>#REF!</text:p>
          </table:table-cell>
          <table:table-cell table:formula="of:=INDIRECT(&quot;'../csvs/unc1_arr1_pip0_unr10.csv'#$unc1_arr1_pip0_unr10.bm3&quot;)" office:value-type="string" office:string-value="" calcext:value-type="error">
            <text:p>#REF!</text:p>
          </table:table-cell>
          <table:table-cell table:formula="of:=INDIRECT(&quot;'../csvs/unc1_arr1_pip0_unr10.csv'#$unc1_arr1_pip0_unr10.bn3&quot;)" office:value-type="string" office:string-value="" calcext:value-type="error">
            <text:p>#REF!</text:p>
          </table:table-cell>
          <table:table-cell table:formula="of:=INDIRECT(&quot;'../csvs/unc1_arr1_pip0_unr10.csv'#$unc1_arr1_pip0_unr10.bo3&quot;)" office:value-type="string" office:string-value="" calcext:value-type="error">
            <text:p>#REF!</text:p>
          </table:table-cell>
          <table:table-cell table:formula="of:=INDIRECT(&quot;'../csvs/unc1_arr1_pip0_unr10.csv'#$unc1_arr1_pip0_unr10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0_unr10.csv'#$unc1_arr1_pip0_unr10.ac4&quot;)" office:value-type="string" office:string-value="" calcext:value-type="error">
            <text:p>#REF!</text:p>
          </table:table-cell>
          <table:table-cell table:formula="of:=INDIRECT(&quot;'../csvs/unc1_arr1_pip0_unr10.csv'#$unc1_arr1_pip0_unr10.ad4&quot;)" office:value-type="string" office:string-value="" calcext:value-type="error">
            <text:p>#REF!</text:p>
          </table:table-cell>
          <table:table-cell table:formula="of:=INDIRECT(&quot;'../csvs/unc1_arr1_pip0_unr10.csv'#$unc1_arr1_pip0_unr10.ae4&quot;)" office:value-type="string" office:string-value="" calcext:value-type="error">
            <text:p>#REF!</text:p>
          </table:table-cell>
          <table:table-cell table:formula="of:=INDIRECT(&quot;'../csvs/unc1_arr1_pip0_unr10.csv'#$unc1_arr1_pip0_unr10.af4&quot;)" office:value-type="string" office:string-value="" calcext:value-type="error">
            <text:p>#REF!</text:p>
          </table:table-cell>
          <table:table-cell table:formula="of:=INDIRECT(&quot;'../csvs/unc1_arr1_pip0_unr10.csv'#$unc1_arr1_pip0_unr10.ag4&quot;)" office:value-type="string" office:string-value="" calcext:value-type="error">
            <text:p>#REF!</text:p>
          </table:table-cell>
          <table:table-cell table:formula="of:=INDIRECT(&quot;'../csvs/unc1_arr1_pip0_unr10.csv'#$unc1_arr1_pip0_unr10.ah4&quot;)" office:value-type="string" office:string-value="" calcext:value-type="error">
            <text:p>#REF!</text:p>
          </table:table-cell>
          <table:table-cell table:formula="of:=INDIRECT(&quot;'../csvs/unc1_arr1_pip0_unr10.csv'#$unc1_arr1_pip0_unr10.ai4&quot;)" office:value-type="string" office:string-value="" calcext:value-type="error">
            <text:p>#REF!</text:p>
          </table:table-cell>
          <table:table-cell table:formula="of:=INDIRECT(&quot;'../csvs/unc1_arr1_pip0_unr10.csv'#$unc1_arr1_pip0_unr10.aj4&quot;)" office:value-type="string" office:string-value="" calcext:value-type="error">
            <text:p>#REF!</text:p>
          </table:table-cell>
          <table:table-cell table:formula="of:=INDIRECT(&quot;'../csvs/unc1_arr1_pip0_unr10.csv'#$unc1_arr1_pip0_unr10.ak4&quot;)" office:value-type="string" office:string-value="" calcext:value-type="error">
            <text:p>#REF!</text:p>
          </table:table-cell>
          <table:table-cell table:formula="of:=INDIRECT(&quot;'../csvs/unc1_arr1_pip0_unr10.csv'#$unc1_arr1_pip0_unr10.al4&quot;)" office:value-type="string" office:string-value="" calcext:value-type="error">
            <text:p>#REF!</text:p>
          </table:table-cell>
          <table:table-cell table:formula="of:=INDIRECT(&quot;'../csvs/unc1_arr1_pip0_unr10.csv'#$unc1_arr1_pip0_unr10.am4&quot;)" office:value-type="string" office:string-value="" calcext:value-type="error">
            <text:p>#REF!</text:p>
          </table:table-cell>
          <table:table-cell table:formula="of:=INDIRECT(&quot;'../csvs/unc1_arr1_pip0_unr10.csv'#$unc1_arr1_pip0_unr10.an4&quot;)" office:value-type="string" office:string-value="" calcext:value-type="error">
            <text:p>#REF!</text:p>
          </table:table-cell>
          <table:table-cell table:formula="of:=INDIRECT(&quot;'../csvs/unc1_arr1_pip0_unr10.csv'#$unc1_arr1_pip0_unr10.ao4&quot;)" office:value-type="string" office:string-value="" calcext:value-type="error">
            <text:p>#REF!</text:p>
          </table:table-cell>
          <table:table-cell table:formula="of:=INDIRECT(&quot;'../csvs/unc1_arr1_pip0_unr10.csv'#$unc1_arr1_pip0_unr10.ap4&quot;)" office:value-type="string" office:string-value="" calcext:value-type="error">
            <text:p>#REF!</text:p>
          </table:table-cell>
          <table:table-cell table:formula="of:=INDIRECT(&quot;'../csvs/unc1_arr1_pip0_unr10.csv'#$unc1_arr1_pip0_unr10.aq4&quot;)" office:value-type="string" office:string-value="" calcext:value-type="error">
            <text:p>#REF!</text:p>
          </table:table-cell>
          <table:table-cell table:formula="of:=INDIRECT(&quot;'../csvs/unc1_arr1_pip0_unr10.csv'#$unc1_arr1_pip0_unr10.ar4&quot;)" office:value-type="string" office:string-value="" calcext:value-type="error">
            <text:p>#REF!</text:p>
          </table:table-cell>
          <table:table-cell table:formula="of:=INDIRECT(&quot;'../csvs/unc1_arr1_pip0_unr10.csv'#$unc1_arr1_pip0_unr10.as4&quot;)" office:value-type="string" office:string-value="" calcext:value-type="error">
            <text:p>#REF!</text:p>
          </table:table-cell>
          <table:table-cell table:formula="of:=INDIRECT(&quot;'../csvs/unc1_arr1_pip0_unr10.csv'#$unc1_arr1_pip0_unr10.at4&quot;)" office:value-type="string" office:string-value="" calcext:value-type="error">
            <text:p>#REF!</text:p>
          </table:table-cell>
          <table:table-cell table:formula="of:=INDIRECT(&quot;'../csvs/unc1_arr1_pip0_unr10.csv'#$unc1_arr1_pip0_unr10.au4&quot;)" office:value-type="string" office:string-value="" calcext:value-type="error">
            <text:p>#REF!</text:p>
          </table:table-cell>
          <table:table-cell table:formula="of:=INDIRECT(&quot;'../csvs/unc1_arr1_pip0_unr10.csv'#$unc1_arr1_pip0_unr10.av4&quot;)" office:value-type="string" office:string-value="" calcext:value-type="error">
            <text:p>#REF!</text:p>
          </table:table-cell>
          <table:table-cell table:formula="of:=INDIRECT(&quot;'../csvs/unc1_arr1_pip0_unr10.csv'#$unc1_arr1_pip0_unr10.aw4&quot;)" office:value-type="string" office:string-value="" calcext:value-type="error">
            <text:p>#REF!</text:p>
          </table:table-cell>
          <table:table-cell table:formula="of:=INDIRECT(&quot;'../csvs/unc1_arr1_pip0_unr10.csv'#$unc1_arr1_pip0_unr10.ax4&quot;)" office:value-type="string" office:string-value="" calcext:value-type="error">
            <text:p>#REF!</text:p>
          </table:table-cell>
          <table:table-cell table:formula="of:=INDIRECT(&quot;'../csvs/unc1_arr1_pip0_unr10.csv'#$unc1_arr1_pip0_unr10.ay4&quot;)" office:value-type="string" office:string-value="" calcext:value-type="error">
            <text:p>#REF!</text:p>
          </table:table-cell>
          <table:table-cell table:formula="of:=INDIRECT(&quot;'../csvs/unc1_arr1_pip0_unr10.csv'#$unc1_arr1_pip0_unr10.az4&quot;)" office:value-type="string" office:string-value="" calcext:value-type="error">
            <text:p>#REF!</text:p>
          </table:table-cell>
          <table:table-cell table:formula="of:=INDIRECT(&quot;'../csvs/unc1_arr1_pip0_unr10.csv'#$unc1_arr1_pip0_unr10.ba4&quot;)" office:value-type="string" office:string-value="" calcext:value-type="error">
            <text:p>#REF!</text:p>
          </table:table-cell>
          <table:table-cell table:formula="of:=INDIRECT(&quot;'../csvs/unc1_arr1_pip0_unr10.csv'#$unc1_arr1_pip0_unr10.bb4&quot;)" office:value-type="string" office:string-value="" calcext:value-type="error">
            <text:p>#REF!</text:p>
          </table:table-cell>
          <table:table-cell table:formula="of:=INDIRECT(&quot;'../csvs/unc1_arr1_pip0_unr10.csv'#$unc1_arr1_pip0_unr10.bc4&quot;)" office:value-type="string" office:string-value="" calcext:value-type="error">
            <text:p>#REF!</text:p>
          </table:table-cell>
          <table:table-cell table:formula="of:=INDIRECT(&quot;'../csvs/unc1_arr1_pip0_unr10.csv'#$unc1_arr1_pip0_unr10.bd4&quot;)" office:value-type="string" office:string-value="" calcext:value-type="error">
            <text:p>#REF!</text:p>
          </table:table-cell>
          <table:table-cell table:formula="of:=INDIRECT(&quot;'../csvs/unc1_arr1_pip0_unr10.csv'#$unc1_arr1_pip0_unr10.be4&quot;)" office:value-type="string" office:string-value="" calcext:value-type="error">
            <text:p>#REF!</text:p>
          </table:table-cell>
          <table:table-cell table:formula="of:=INDIRECT(&quot;'../csvs/unc1_arr1_pip0_unr10.csv'#$unc1_arr1_pip0_unr10.bf4&quot;)" office:value-type="string" office:string-value="" calcext:value-type="error">
            <text:p>#REF!</text:p>
          </table:table-cell>
          <table:table-cell table:formula="of:=INDIRECT(&quot;'../csvs/unc1_arr1_pip0_unr10.csv'#$unc1_arr1_pip0_unr10.bg4&quot;)" office:value-type="string" office:string-value="" calcext:value-type="error">
            <text:p>#REF!</text:p>
          </table:table-cell>
          <table:table-cell table:formula="of:=INDIRECT(&quot;'../csvs/unc1_arr1_pip0_unr10.csv'#$unc1_arr1_pip0_unr10.bh4&quot;)" office:value-type="string" office:string-value="" calcext:value-type="error">
            <text:p>#REF!</text:p>
          </table:table-cell>
          <table:table-cell table:formula="of:=INDIRECT(&quot;'../csvs/unc1_arr1_pip0_unr10.csv'#$unc1_arr1_pip0_unr10.bi4&quot;)" office:value-type="string" office:string-value="" calcext:value-type="error">
            <text:p>#REF!</text:p>
          </table:table-cell>
          <table:table-cell table:formula="of:=INDIRECT(&quot;'../csvs/unc1_arr1_pip0_unr10.csv'#$unc1_arr1_pip0_unr10.bj4&quot;)" office:value-type="string" office:string-value="" calcext:value-type="error">
            <text:p>#REF!</text:p>
          </table:table-cell>
          <table:table-cell table:formula="of:=INDIRECT(&quot;'../csvs/unc1_arr1_pip0_unr10.csv'#$unc1_arr1_pip0_unr10.bk4&quot;)" office:value-type="string" office:string-value="" calcext:value-type="error">
            <text:p>#REF!</text:p>
          </table:table-cell>
          <table:table-cell table:formula="of:=INDIRECT(&quot;'../csvs/unc1_arr1_pip0_unr10.csv'#$unc1_arr1_pip0_unr10.bl4&quot;)" office:value-type="string" office:string-value="" calcext:value-type="error">
            <text:p>#REF!</text:p>
          </table:table-cell>
          <table:table-cell table:formula="of:=INDIRECT(&quot;'../csvs/unc1_arr1_pip0_unr10.csv'#$unc1_arr1_pip0_unr10.bm4&quot;)" office:value-type="string" office:string-value="" calcext:value-type="error">
            <text:p>#REF!</text:p>
          </table:table-cell>
          <table:table-cell table:formula="of:=INDIRECT(&quot;'../csvs/unc1_arr1_pip0_unr10.csv'#$unc1_arr1_pip0_unr10.bn4&quot;)" office:value-type="string" office:string-value="" calcext:value-type="error">
            <text:p>#REF!</text:p>
          </table:table-cell>
          <table:table-cell table:formula="of:=INDIRECT(&quot;'../csvs/unc1_arr1_pip0_unr10.csv'#$unc1_arr1_pip0_unr10.bo4&quot;)" office:value-type="string" office:string-value="" calcext:value-type="error">
            <text:p>#REF!</text:p>
          </table:table-cell>
          <table:table-cell table:formula="of:=INDIRECT(&quot;'../csvs/unc1_arr1_pip0_unr10.csv'#$unc1_arr1_pip0_unr10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0_unr10.csv'#$unc1_arr1_pip0_unr10.ac5&quot;)" office:value-type="string" office:string-value="" calcext:value-type="error">
            <text:p>#REF!</text:p>
          </table:table-cell>
          <table:table-cell table:formula="of:=INDIRECT(&quot;'../csvs/unc1_arr1_pip0_unr10.csv'#$unc1_arr1_pip0_unr10.ad5&quot;)" office:value-type="string" office:string-value="" calcext:value-type="error">
            <text:p>#REF!</text:p>
          </table:table-cell>
          <table:table-cell table:formula="of:=INDIRECT(&quot;'../csvs/unc1_arr1_pip0_unr10.csv'#$unc1_arr1_pip0_unr10.ae5&quot;)" office:value-type="string" office:string-value="" calcext:value-type="error">
            <text:p>#REF!</text:p>
          </table:table-cell>
          <table:table-cell table:formula="of:=INDIRECT(&quot;'../csvs/unc1_arr1_pip0_unr10.csv'#$unc1_arr1_pip0_unr10.af5&quot;)" office:value-type="string" office:string-value="" calcext:value-type="error">
            <text:p>#REF!</text:p>
          </table:table-cell>
          <table:table-cell table:formula="of:=INDIRECT(&quot;'../csvs/unc1_arr1_pip0_unr10.csv'#$unc1_arr1_pip0_unr10.ag5&quot;)" office:value-type="string" office:string-value="" calcext:value-type="error">
            <text:p>#REF!</text:p>
          </table:table-cell>
          <table:table-cell table:formula="of:=INDIRECT(&quot;'../csvs/unc1_arr1_pip0_unr10.csv'#$unc1_arr1_pip0_unr10.ah5&quot;)" office:value-type="string" office:string-value="" calcext:value-type="error">
            <text:p>#REF!</text:p>
          </table:table-cell>
          <table:table-cell table:formula="of:=INDIRECT(&quot;'../csvs/unc1_arr1_pip0_unr10.csv'#$unc1_arr1_pip0_unr10.ai5&quot;)" office:value-type="string" office:string-value="" calcext:value-type="error">
            <text:p>#REF!</text:p>
          </table:table-cell>
          <table:table-cell table:formula="of:=INDIRECT(&quot;'../csvs/unc1_arr1_pip0_unr10.csv'#$unc1_arr1_pip0_unr10.aj5&quot;)" office:value-type="string" office:string-value="" calcext:value-type="error">
            <text:p>#REF!</text:p>
          </table:table-cell>
          <table:table-cell table:formula="of:=INDIRECT(&quot;'../csvs/unc1_arr1_pip0_unr10.csv'#$unc1_arr1_pip0_unr10.ak5&quot;)" office:value-type="string" office:string-value="" calcext:value-type="error">
            <text:p>#REF!</text:p>
          </table:table-cell>
          <table:table-cell table:formula="of:=INDIRECT(&quot;'../csvs/unc1_arr1_pip0_unr10.csv'#$unc1_arr1_pip0_unr10.al5&quot;)" office:value-type="string" office:string-value="" calcext:value-type="error">
            <text:p>#REF!</text:p>
          </table:table-cell>
          <table:table-cell table:formula="of:=INDIRECT(&quot;'../csvs/unc1_arr1_pip0_unr10.csv'#$unc1_arr1_pip0_unr10.am5&quot;)" office:value-type="string" office:string-value="" calcext:value-type="error">
            <text:p>#REF!</text:p>
          </table:table-cell>
          <table:table-cell table:formula="of:=INDIRECT(&quot;'../csvs/unc1_arr1_pip0_unr10.csv'#$unc1_arr1_pip0_unr10.an5&quot;)" office:value-type="string" office:string-value="" calcext:value-type="error">
            <text:p>#REF!</text:p>
          </table:table-cell>
          <table:table-cell table:formula="of:=INDIRECT(&quot;'../csvs/unc1_arr1_pip0_unr10.csv'#$unc1_arr1_pip0_unr10.ao5&quot;)" office:value-type="string" office:string-value="" calcext:value-type="error">
            <text:p>#REF!</text:p>
          </table:table-cell>
          <table:table-cell table:formula="of:=INDIRECT(&quot;'../csvs/unc1_arr1_pip0_unr10.csv'#$unc1_arr1_pip0_unr10.ap5&quot;)" office:value-type="string" office:string-value="" calcext:value-type="error">
            <text:p>#REF!</text:p>
          </table:table-cell>
          <table:table-cell table:formula="of:=INDIRECT(&quot;'../csvs/unc1_arr1_pip0_unr10.csv'#$unc1_arr1_pip0_unr10.aq5&quot;)" office:value-type="string" office:string-value="" calcext:value-type="error">
            <text:p>#REF!</text:p>
          </table:table-cell>
          <table:table-cell table:formula="of:=INDIRECT(&quot;'../csvs/unc1_arr1_pip0_unr10.csv'#$unc1_arr1_pip0_unr10.ar5&quot;)" office:value-type="string" office:string-value="" calcext:value-type="error">
            <text:p>#REF!</text:p>
          </table:table-cell>
          <table:table-cell table:formula="of:=INDIRECT(&quot;'../csvs/unc1_arr1_pip0_unr10.csv'#$unc1_arr1_pip0_unr10.as5&quot;)" office:value-type="string" office:string-value="" calcext:value-type="error">
            <text:p>#REF!</text:p>
          </table:table-cell>
          <table:table-cell table:formula="of:=INDIRECT(&quot;'../csvs/unc1_arr1_pip0_unr10.csv'#$unc1_arr1_pip0_unr10.at5&quot;)" office:value-type="string" office:string-value="" calcext:value-type="error">
            <text:p>#REF!</text:p>
          </table:table-cell>
          <table:table-cell table:formula="of:=INDIRECT(&quot;'../csvs/unc1_arr1_pip0_unr10.csv'#$unc1_arr1_pip0_unr10.au5&quot;)" office:value-type="string" office:string-value="" calcext:value-type="error">
            <text:p>#REF!</text:p>
          </table:table-cell>
          <table:table-cell table:formula="of:=INDIRECT(&quot;'../csvs/unc1_arr1_pip0_unr10.csv'#$unc1_arr1_pip0_unr10.av5&quot;)" office:value-type="string" office:string-value="" calcext:value-type="error">
            <text:p>#REF!</text:p>
          </table:table-cell>
          <table:table-cell table:formula="of:=INDIRECT(&quot;'../csvs/unc1_arr1_pip0_unr10.csv'#$unc1_arr1_pip0_unr10.aw5&quot;)" office:value-type="string" office:string-value="" calcext:value-type="error">
            <text:p>#REF!</text:p>
          </table:table-cell>
          <table:table-cell table:formula="of:=INDIRECT(&quot;'../csvs/unc1_arr1_pip0_unr10.csv'#$unc1_arr1_pip0_unr10.ax5&quot;)" office:value-type="string" office:string-value="" calcext:value-type="error">
            <text:p>#REF!</text:p>
          </table:table-cell>
          <table:table-cell table:formula="of:=INDIRECT(&quot;'../csvs/unc1_arr1_pip0_unr10.csv'#$unc1_arr1_pip0_unr10.ay5&quot;)" office:value-type="string" office:string-value="" calcext:value-type="error">
            <text:p>#REF!</text:p>
          </table:table-cell>
          <table:table-cell table:formula="of:=INDIRECT(&quot;'../csvs/unc1_arr1_pip0_unr10.csv'#$unc1_arr1_pip0_unr10.az5&quot;)" office:value-type="string" office:string-value="" calcext:value-type="error">
            <text:p>#REF!</text:p>
          </table:table-cell>
          <table:table-cell table:formula="of:=INDIRECT(&quot;'../csvs/unc1_arr1_pip0_unr10.csv'#$unc1_arr1_pip0_unr10.ba5&quot;)" office:value-type="string" office:string-value="" calcext:value-type="error">
            <text:p>#REF!</text:p>
          </table:table-cell>
          <table:table-cell table:formula="of:=INDIRECT(&quot;'../csvs/unc1_arr1_pip0_unr10.csv'#$unc1_arr1_pip0_unr10.bb5&quot;)" office:value-type="string" office:string-value="" calcext:value-type="error">
            <text:p>#REF!</text:p>
          </table:table-cell>
          <table:table-cell table:formula="of:=INDIRECT(&quot;'../csvs/unc1_arr1_pip0_unr10.csv'#$unc1_arr1_pip0_unr10.bc5&quot;)" office:value-type="string" office:string-value="" calcext:value-type="error">
            <text:p>#REF!</text:p>
          </table:table-cell>
          <table:table-cell table:formula="of:=INDIRECT(&quot;'../csvs/unc1_arr1_pip0_unr10.csv'#$unc1_arr1_pip0_unr10.bd5&quot;)" office:value-type="string" office:string-value="" calcext:value-type="error">
            <text:p>#REF!</text:p>
          </table:table-cell>
          <table:table-cell table:formula="of:=INDIRECT(&quot;'../csvs/unc1_arr1_pip0_unr10.csv'#$unc1_arr1_pip0_unr10.be5&quot;)" office:value-type="string" office:string-value="" calcext:value-type="error">
            <text:p>#REF!</text:p>
          </table:table-cell>
          <table:table-cell table:formula="of:=INDIRECT(&quot;'../csvs/unc1_arr1_pip0_unr10.csv'#$unc1_arr1_pip0_unr10.bf5&quot;)" office:value-type="string" office:string-value="" calcext:value-type="error">
            <text:p>#REF!</text:p>
          </table:table-cell>
          <table:table-cell table:formula="of:=INDIRECT(&quot;'../csvs/unc1_arr1_pip0_unr10.csv'#$unc1_arr1_pip0_unr10.bg5&quot;)" office:value-type="string" office:string-value="" calcext:value-type="error">
            <text:p>#REF!</text:p>
          </table:table-cell>
          <table:table-cell table:formula="of:=INDIRECT(&quot;'../csvs/unc1_arr1_pip0_unr10.csv'#$unc1_arr1_pip0_unr10.bh5&quot;)" office:value-type="string" office:string-value="" calcext:value-type="error">
            <text:p>#REF!</text:p>
          </table:table-cell>
          <table:table-cell table:formula="of:=INDIRECT(&quot;'../csvs/unc1_arr1_pip0_unr10.csv'#$unc1_arr1_pip0_unr10.bi5&quot;)" office:value-type="string" office:string-value="" calcext:value-type="error">
            <text:p>#REF!</text:p>
          </table:table-cell>
          <table:table-cell table:formula="of:=INDIRECT(&quot;'../csvs/unc1_arr1_pip0_unr10.csv'#$unc1_arr1_pip0_unr10.bj5&quot;)" office:value-type="string" office:string-value="" calcext:value-type="error">
            <text:p>#REF!</text:p>
          </table:table-cell>
          <table:table-cell table:formula="of:=INDIRECT(&quot;'../csvs/unc1_arr1_pip0_unr10.csv'#$unc1_arr1_pip0_unr10.bk5&quot;)" office:value-type="string" office:string-value="" calcext:value-type="error">
            <text:p>#REF!</text:p>
          </table:table-cell>
          <table:table-cell table:formula="of:=INDIRECT(&quot;'../csvs/unc1_arr1_pip0_unr10.csv'#$unc1_arr1_pip0_unr10.bl5&quot;)" office:value-type="string" office:string-value="" calcext:value-type="error">
            <text:p>#REF!</text:p>
          </table:table-cell>
          <table:table-cell table:formula="of:=INDIRECT(&quot;'../csvs/unc1_arr1_pip0_unr10.csv'#$unc1_arr1_pip0_unr10.bm5&quot;)" office:value-type="string" office:string-value="" calcext:value-type="error">
            <text:p>#REF!</text:p>
          </table:table-cell>
          <table:table-cell table:formula="of:=INDIRECT(&quot;'../csvs/unc1_arr1_pip0_unr10.csv'#$unc1_arr1_pip0_unr10.bn5&quot;)" office:value-type="string" office:string-value="" calcext:value-type="error">
            <text:p>#REF!</text:p>
          </table:table-cell>
          <table:table-cell table:formula="of:=INDIRECT(&quot;'../csvs/unc1_arr1_pip0_unr10.csv'#$unc1_arr1_pip0_unr10.bo5&quot;)" office:value-type="string" office:string-value="" calcext:value-type="error">
            <text:p>#REF!</text:p>
          </table:table-cell>
          <table:table-cell table:formula="of:=INDIRECT(&quot;'../csvs/unc1_arr1_pip0_unr10.csv'#$unc1_arr1_pip0_unr10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0_unr10.csv'#$unc1_arr1_pip0_unr10.ac6&quot;)" office:value-type="string" office:string-value="" calcext:value-type="error">
            <text:p>#REF!</text:p>
          </table:table-cell>
          <table:table-cell table:formula="of:=INDIRECT(&quot;'../csvs/unc1_arr1_pip0_unr10.csv'#$unc1_arr1_pip0_unr10.ad6&quot;)" office:value-type="string" office:string-value="" calcext:value-type="error">
            <text:p>#REF!</text:p>
          </table:table-cell>
          <table:table-cell table:formula="of:=INDIRECT(&quot;'../csvs/unc1_arr1_pip0_unr10.csv'#$unc1_arr1_pip0_unr10.ae6&quot;)" office:value-type="string" office:string-value="" calcext:value-type="error">
            <text:p>#REF!</text:p>
          </table:table-cell>
          <table:table-cell table:formula="of:=INDIRECT(&quot;'../csvs/unc1_arr1_pip0_unr10.csv'#$unc1_arr1_pip0_unr10.af6&quot;)" office:value-type="string" office:string-value="" calcext:value-type="error">
            <text:p>#REF!</text:p>
          </table:table-cell>
          <table:table-cell table:formula="of:=INDIRECT(&quot;'../csvs/unc1_arr1_pip0_unr10.csv'#$unc1_arr1_pip0_unr10.ag6&quot;)" office:value-type="string" office:string-value="" calcext:value-type="error">
            <text:p>#REF!</text:p>
          </table:table-cell>
          <table:table-cell table:formula="of:=INDIRECT(&quot;'../csvs/unc1_arr1_pip0_unr10.csv'#$unc1_arr1_pip0_unr10.ah6&quot;)" office:value-type="string" office:string-value="" calcext:value-type="error">
            <text:p>#REF!</text:p>
          </table:table-cell>
          <table:table-cell table:formula="of:=INDIRECT(&quot;'../csvs/unc1_arr1_pip0_unr10.csv'#$unc1_arr1_pip0_unr10.ai6&quot;)" office:value-type="string" office:string-value="" calcext:value-type="error">
            <text:p>#REF!</text:p>
          </table:table-cell>
          <table:table-cell table:formula="of:=INDIRECT(&quot;'../csvs/unc1_arr1_pip0_unr10.csv'#$unc1_arr1_pip0_unr10.aj6&quot;)" office:value-type="string" office:string-value="" calcext:value-type="error">
            <text:p>#REF!</text:p>
          </table:table-cell>
          <table:table-cell table:formula="of:=INDIRECT(&quot;'../csvs/unc1_arr1_pip0_unr10.csv'#$unc1_arr1_pip0_unr10.ak6&quot;)" office:value-type="string" office:string-value="" calcext:value-type="error">
            <text:p>#REF!</text:p>
          </table:table-cell>
          <table:table-cell table:formula="of:=INDIRECT(&quot;'../csvs/unc1_arr1_pip0_unr10.csv'#$unc1_arr1_pip0_unr10.al6&quot;)" office:value-type="string" office:string-value="" calcext:value-type="error">
            <text:p>#REF!</text:p>
          </table:table-cell>
          <table:table-cell table:formula="of:=INDIRECT(&quot;'../csvs/unc1_arr1_pip0_unr10.csv'#$unc1_arr1_pip0_unr10.am6&quot;)" office:value-type="string" office:string-value="" calcext:value-type="error">
            <text:p>#REF!</text:p>
          </table:table-cell>
          <table:table-cell table:formula="of:=INDIRECT(&quot;'../csvs/unc1_arr1_pip0_unr10.csv'#$unc1_arr1_pip0_unr10.an6&quot;)" office:value-type="string" office:string-value="" calcext:value-type="error">
            <text:p>#REF!</text:p>
          </table:table-cell>
          <table:table-cell table:formula="of:=INDIRECT(&quot;'../csvs/unc1_arr1_pip0_unr10.csv'#$unc1_arr1_pip0_unr10.ao6&quot;)" office:value-type="string" office:string-value="" calcext:value-type="error">
            <text:p>#REF!</text:p>
          </table:table-cell>
          <table:table-cell table:formula="of:=INDIRECT(&quot;'../csvs/unc1_arr1_pip0_unr10.csv'#$unc1_arr1_pip0_unr10.ap6&quot;)" office:value-type="string" office:string-value="" calcext:value-type="error">
            <text:p>#REF!</text:p>
          </table:table-cell>
          <table:table-cell table:formula="of:=INDIRECT(&quot;'../csvs/unc1_arr1_pip0_unr10.csv'#$unc1_arr1_pip0_unr10.aq6&quot;)" office:value-type="string" office:string-value="" calcext:value-type="error">
            <text:p>#REF!</text:p>
          </table:table-cell>
          <table:table-cell table:formula="of:=INDIRECT(&quot;'../csvs/unc1_arr1_pip0_unr10.csv'#$unc1_arr1_pip0_unr10.ar6&quot;)" office:value-type="string" office:string-value="" calcext:value-type="error">
            <text:p>#REF!</text:p>
          </table:table-cell>
          <table:table-cell table:formula="of:=INDIRECT(&quot;'../csvs/unc1_arr1_pip0_unr10.csv'#$unc1_arr1_pip0_unr10.as6&quot;)" office:value-type="string" office:string-value="" calcext:value-type="error">
            <text:p>#REF!</text:p>
          </table:table-cell>
          <table:table-cell table:formula="of:=INDIRECT(&quot;'../csvs/unc1_arr1_pip0_unr10.csv'#$unc1_arr1_pip0_unr10.at6&quot;)" office:value-type="string" office:string-value="" calcext:value-type="error">
            <text:p>#REF!</text:p>
          </table:table-cell>
          <table:table-cell table:formula="of:=INDIRECT(&quot;'../csvs/unc1_arr1_pip0_unr10.csv'#$unc1_arr1_pip0_unr10.au6&quot;)" office:value-type="string" office:string-value="" calcext:value-type="error">
            <text:p>#REF!</text:p>
          </table:table-cell>
          <table:table-cell table:formula="of:=INDIRECT(&quot;'../csvs/unc1_arr1_pip0_unr10.csv'#$unc1_arr1_pip0_unr10.av6&quot;)" office:value-type="string" office:string-value="" calcext:value-type="error">
            <text:p>#REF!</text:p>
          </table:table-cell>
          <table:table-cell table:formula="of:=INDIRECT(&quot;'../csvs/unc1_arr1_pip0_unr10.csv'#$unc1_arr1_pip0_unr10.aw6&quot;)" office:value-type="string" office:string-value="" calcext:value-type="error">
            <text:p>#REF!</text:p>
          </table:table-cell>
          <table:table-cell table:formula="of:=INDIRECT(&quot;'../csvs/unc1_arr1_pip0_unr10.csv'#$unc1_arr1_pip0_unr10.ax6&quot;)" office:value-type="string" office:string-value="" calcext:value-type="error">
            <text:p>#REF!</text:p>
          </table:table-cell>
          <table:table-cell table:formula="of:=INDIRECT(&quot;'../csvs/unc1_arr1_pip0_unr10.csv'#$unc1_arr1_pip0_unr10.ay6&quot;)" office:value-type="string" office:string-value="" calcext:value-type="error">
            <text:p>#REF!</text:p>
          </table:table-cell>
          <table:table-cell table:formula="of:=INDIRECT(&quot;'../csvs/unc1_arr1_pip0_unr10.csv'#$unc1_arr1_pip0_unr10.az6&quot;)" office:value-type="string" office:string-value="" calcext:value-type="error">
            <text:p>#REF!</text:p>
          </table:table-cell>
          <table:table-cell table:formula="of:=INDIRECT(&quot;'../csvs/unc1_arr1_pip0_unr10.csv'#$unc1_arr1_pip0_unr10.ba6&quot;)" office:value-type="string" office:string-value="" calcext:value-type="error">
            <text:p>#REF!</text:p>
          </table:table-cell>
          <table:table-cell table:formula="of:=INDIRECT(&quot;'../csvs/unc1_arr1_pip0_unr10.csv'#$unc1_arr1_pip0_unr10.bb6&quot;)" office:value-type="string" office:string-value="" calcext:value-type="error">
            <text:p>#REF!</text:p>
          </table:table-cell>
          <table:table-cell table:formula="of:=INDIRECT(&quot;'../csvs/unc1_arr1_pip0_unr10.csv'#$unc1_arr1_pip0_unr10.bc6&quot;)" office:value-type="string" office:string-value="" calcext:value-type="error">
            <text:p>#REF!</text:p>
          </table:table-cell>
          <table:table-cell table:formula="of:=INDIRECT(&quot;'../csvs/unc1_arr1_pip0_unr10.csv'#$unc1_arr1_pip0_unr10.bd6&quot;)" office:value-type="string" office:string-value="" calcext:value-type="error">
            <text:p>#REF!</text:p>
          </table:table-cell>
          <table:table-cell table:formula="of:=INDIRECT(&quot;'../csvs/unc1_arr1_pip0_unr10.csv'#$unc1_arr1_pip0_unr10.be6&quot;)" office:value-type="string" office:string-value="" calcext:value-type="error">
            <text:p>#REF!</text:p>
          </table:table-cell>
          <table:table-cell table:formula="of:=INDIRECT(&quot;'../csvs/unc1_arr1_pip0_unr10.csv'#$unc1_arr1_pip0_unr10.bf6&quot;)" office:value-type="string" office:string-value="" calcext:value-type="error">
            <text:p>#REF!</text:p>
          </table:table-cell>
          <table:table-cell table:formula="of:=INDIRECT(&quot;'../csvs/unc1_arr1_pip0_unr10.csv'#$unc1_arr1_pip0_unr10.bg6&quot;)" office:value-type="string" office:string-value="" calcext:value-type="error">
            <text:p>#REF!</text:p>
          </table:table-cell>
          <table:table-cell table:formula="of:=INDIRECT(&quot;'../csvs/unc1_arr1_pip0_unr10.csv'#$unc1_arr1_pip0_unr10.bh6&quot;)" office:value-type="string" office:string-value="" calcext:value-type="error">
            <text:p>#REF!</text:p>
          </table:table-cell>
          <table:table-cell table:formula="of:=INDIRECT(&quot;'../csvs/unc1_arr1_pip0_unr10.csv'#$unc1_arr1_pip0_unr10.bi6&quot;)" office:value-type="string" office:string-value="" calcext:value-type="error">
            <text:p>#REF!</text:p>
          </table:table-cell>
          <table:table-cell table:formula="of:=INDIRECT(&quot;'../csvs/unc1_arr1_pip0_unr10.csv'#$unc1_arr1_pip0_unr10.bj6&quot;)" office:value-type="string" office:string-value="" calcext:value-type="error">
            <text:p>#REF!</text:p>
          </table:table-cell>
          <table:table-cell table:formula="of:=INDIRECT(&quot;'../csvs/unc1_arr1_pip0_unr10.csv'#$unc1_arr1_pip0_unr10.bk6&quot;)" office:value-type="string" office:string-value="" calcext:value-type="error">
            <text:p>#REF!</text:p>
          </table:table-cell>
          <table:table-cell table:formula="of:=INDIRECT(&quot;'../csvs/unc1_arr1_pip0_unr10.csv'#$unc1_arr1_pip0_unr10.bl6&quot;)" office:value-type="string" office:string-value="" calcext:value-type="error">
            <text:p>#REF!</text:p>
          </table:table-cell>
          <table:table-cell table:formula="of:=INDIRECT(&quot;'../csvs/unc1_arr1_pip0_unr10.csv'#$unc1_arr1_pip0_unr10.bm6&quot;)" office:value-type="string" office:string-value="" calcext:value-type="error">
            <text:p>#REF!</text:p>
          </table:table-cell>
          <table:table-cell table:formula="of:=INDIRECT(&quot;'../csvs/unc1_arr1_pip0_unr10.csv'#$unc1_arr1_pip0_unr10.bn6&quot;)" office:value-type="string" office:string-value="" calcext:value-type="error">
            <text:p>#REF!</text:p>
          </table:table-cell>
          <table:table-cell table:formula="of:=INDIRECT(&quot;'../csvs/unc1_arr1_pip0_unr10.csv'#$unc1_arr1_pip0_unr10.bo6&quot;)" office:value-type="string" office:string-value="" calcext:value-type="error">
            <text:p>#REF!</text:p>
          </table:table-cell>
          <table:table-cell table:formula="of:=INDIRECT(&quot;'../csvs/unc1_arr1_pip0_unr10.csv'#$unc1_arr1_pip0_unr10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0_unr10.csv'#$unc1_arr1_pip0_unr10.ac7&quot;)" office:value-type="string" office:string-value="" calcext:value-type="error">
            <text:p>#REF!</text:p>
          </table:table-cell>
          <table:table-cell table:formula="of:=INDIRECT(&quot;'../csvs/unc1_arr1_pip0_unr10.csv'#$unc1_arr1_pip0_unr10.ad7&quot;)" office:value-type="string" office:string-value="" calcext:value-type="error">
            <text:p>#REF!</text:p>
          </table:table-cell>
          <table:table-cell table:formula="of:=INDIRECT(&quot;'../csvs/unc1_arr1_pip0_unr10.csv'#$unc1_arr1_pip0_unr10.ae7&quot;)" office:value-type="string" office:string-value="" calcext:value-type="error">
            <text:p>#REF!</text:p>
          </table:table-cell>
          <table:table-cell table:formula="of:=INDIRECT(&quot;'../csvs/unc1_arr1_pip0_unr10.csv'#$unc1_arr1_pip0_unr10.af7&quot;)" office:value-type="string" office:string-value="" calcext:value-type="error">
            <text:p>#REF!</text:p>
          </table:table-cell>
          <table:table-cell table:formula="of:=INDIRECT(&quot;'../csvs/unc1_arr1_pip0_unr10.csv'#$unc1_arr1_pip0_unr10.ag7&quot;)" office:value-type="string" office:string-value="" calcext:value-type="error">
            <text:p>#REF!</text:p>
          </table:table-cell>
          <table:table-cell table:formula="of:=INDIRECT(&quot;'../csvs/unc1_arr1_pip0_unr10.csv'#$unc1_arr1_pip0_unr10.ah7&quot;)" office:value-type="string" office:string-value="" calcext:value-type="error">
            <text:p>#REF!</text:p>
          </table:table-cell>
          <table:table-cell table:formula="of:=INDIRECT(&quot;'../csvs/unc1_arr1_pip0_unr10.csv'#$unc1_arr1_pip0_unr10.ai7&quot;)" office:value-type="string" office:string-value="" calcext:value-type="error">
            <text:p>#REF!</text:p>
          </table:table-cell>
          <table:table-cell table:formula="of:=INDIRECT(&quot;'../csvs/unc1_arr1_pip0_unr10.csv'#$unc1_arr1_pip0_unr10.aj7&quot;)" office:value-type="string" office:string-value="" calcext:value-type="error">
            <text:p>#REF!</text:p>
          </table:table-cell>
          <table:table-cell table:formula="of:=INDIRECT(&quot;'../csvs/unc1_arr1_pip0_unr10.csv'#$unc1_arr1_pip0_unr10.ak7&quot;)" office:value-type="string" office:string-value="" calcext:value-type="error">
            <text:p>#REF!</text:p>
          </table:table-cell>
          <table:table-cell table:formula="of:=INDIRECT(&quot;'../csvs/unc1_arr1_pip0_unr10.csv'#$unc1_arr1_pip0_unr10.al7&quot;)" office:value-type="string" office:string-value="" calcext:value-type="error">
            <text:p>#REF!</text:p>
          </table:table-cell>
          <table:table-cell table:formula="of:=INDIRECT(&quot;'../csvs/unc1_arr1_pip0_unr10.csv'#$unc1_arr1_pip0_unr10.am7&quot;)" office:value-type="string" office:string-value="" calcext:value-type="error">
            <text:p>#REF!</text:p>
          </table:table-cell>
          <table:table-cell table:formula="of:=INDIRECT(&quot;'../csvs/unc1_arr1_pip0_unr10.csv'#$unc1_arr1_pip0_unr10.an7&quot;)" office:value-type="string" office:string-value="" calcext:value-type="error">
            <text:p>#REF!</text:p>
          </table:table-cell>
          <table:table-cell table:formula="of:=INDIRECT(&quot;'../csvs/unc1_arr1_pip0_unr10.csv'#$unc1_arr1_pip0_unr10.ao7&quot;)" office:value-type="string" office:string-value="" calcext:value-type="error">
            <text:p>#REF!</text:p>
          </table:table-cell>
          <table:table-cell table:formula="of:=INDIRECT(&quot;'../csvs/unc1_arr1_pip0_unr10.csv'#$unc1_arr1_pip0_unr10.ap7&quot;)" office:value-type="string" office:string-value="" calcext:value-type="error">
            <text:p>#REF!</text:p>
          </table:table-cell>
          <table:table-cell table:formula="of:=INDIRECT(&quot;'../csvs/unc1_arr1_pip0_unr10.csv'#$unc1_arr1_pip0_unr10.aq7&quot;)" office:value-type="string" office:string-value="" calcext:value-type="error">
            <text:p>#REF!</text:p>
          </table:table-cell>
          <table:table-cell table:formula="of:=INDIRECT(&quot;'../csvs/unc1_arr1_pip0_unr10.csv'#$unc1_arr1_pip0_unr10.ar7&quot;)" office:value-type="string" office:string-value="" calcext:value-type="error">
            <text:p>#REF!</text:p>
          </table:table-cell>
          <table:table-cell table:formula="of:=INDIRECT(&quot;'../csvs/unc1_arr1_pip0_unr10.csv'#$unc1_arr1_pip0_unr10.as7&quot;)" office:value-type="string" office:string-value="" calcext:value-type="error">
            <text:p>#REF!</text:p>
          </table:table-cell>
          <table:table-cell table:formula="of:=INDIRECT(&quot;'../csvs/unc1_arr1_pip0_unr10.csv'#$unc1_arr1_pip0_unr10.at7&quot;)" office:value-type="string" office:string-value="" calcext:value-type="error">
            <text:p>#REF!</text:p>
          </table:table-cell>
          <table:table-cell table:formula="of:=INDIRECT(&quot;'../csvs/unc1_arr1_pip0_unr10.csv'#$unc1_arr1_pip0_unr10.au7&quot;)" office:value-type="string" office:string-value="" calcext:value-type="error">
            <text:p>#REF!</text:p>
          </table:table-cell>
          <table:table-cell table:formula="of:=INDIRECT(&quot;'../csvs/unc1_arr1_pip0_unr10.csv'#$unc1_arr1_pip0_unr10.av7&quot;)" office:value-type="string" office:string-value="" calcext:value-type="error">
            <text:p>#REF!</text:p>
          </table:table-cell>
          <table:table-cell table:formula="of:=INDIRECT(&quot;'../csvs/unc1_arr1_pip0_unr10.csv'#$unc1_arr1_pip0_unr10.aw7&quot;)" office:value-type="string" office:string-value="" calcext:value-type="error">
            <text:p>#REF!</text:p>
          </table:table-cell>
          <table:table-cell table:formula="of:=INDIRECT(&quot;'../csvs/unc1_arr1_pip0_unr10.csv'#$unc1_arr1_pip0_unr10.ax7&quot;)" office:value-type="string" office:string-value="" calcext:value-type="error">
            <text:p>#REF!</text:p>
          </table:table-cell>
          <table:table-cell table:formula="of:=INDIRECT(&quot;'../csvs/unc1_arr1_pip0_unr10.csv'#$unc1_arr1_pip0_unr10.ay7&quot;)" office:value-type="string" office:string-value="" calcext:value-type="error">
            <text:p>#REF!</text:p>
          </table:table-cell>
          <table:table-cell table:formula="of:=INDIRECT(&quot;'../csvs/unc1_arr1_pip0_unr10.csv'#$unc1_arr1_pip0_unr10.az7&quot;)" office:value-type="string" office:string-value="" calcext:value-type="error">
            <text:p>#REF!</text:p>
          </table:table-cell>
          <table:table-cell table:formula="of:=INDIRECT(&quot;'../csvs/unc1_arr1_pip0_unr10.csv'#$unc1_arr1_pip0_unr10.ba7&quot;)" office:value-type="string" office:string-value="" calcext:value-type="error">
            <text:p>#REF!</text:p>
          </table:table-cell>
          <table:table-cell table:formula="of:=INDIRECT(&quot;'../csvs/unc1_arr1_pip0_unr10.csv'#$unc1_arr1_pip0_unr10.bb7&quot;)" office:value-type="string" office:string-value="" calcext:value-type="error">
            <text:p>#REF!</text:p>
          </table:table-cell>
          <table:table-cell table:formula="of:=INDIRECT(&quot;'../csvs/unc1_arr1_pip0_unr10.csv'#$unc1_arr1_pip0_unr10.bc7&quot;)" office:value-type="string" office:string-value="" calcext:value-type="error">
            <text:p>#REF!</text:p>
          </table:table-cell>
          <table:table-cell table:formula="of:=INDIRECT(&quot;'../csvs/unc1_arr1_pip0_unr10.csv'#$unc1_arr1_pip0_unr10.bd7&quot;)" office:value-type="string" office:string-value="" calcext:value-type="error">
            <text:p>#REF!</text:p>
          </table:table-cell>
          <table:table-cell table:formula="of:=INDIRECT(&quot;'../csvs/unc1_arr1_pip0_unr10.csv'#$unc1_arr1_pip0_unr10.be7&quot;)" office:value-type="string" office:string-value="" calcext:value-type="error">
            <text:p>#REF!</text:p>
          </table:table-cell>
          <table:table-cell table:formula="of:=INDIRECT(&quot;'../csvs/unc1_arr1_pip0_unr10.csv'#$unc1_arr1_pip0_unr10.bf7&quot;)" office:value-type="string" office:string-value="" calcext:value-type="error">
            <text:p>#REF!</text:p>
          </table:table-cell>
          <table:table-cell table:formula="of:=INDIRECT(&quot;'../csvs/unc1_arr1_pip0_unr10.csv'#$unc1_arr1_pip0_unr10.bg7&quot;)" office:value-type="string" office:string-value="" calcext:value-type="error">
            <text:p>#REF!</text:p>
          </table:table-cell>
          <table:table-cell table:formula="of:=INDIRECT(&quot;'../csvs/unc1_arr1_pip0_unr10.csv'#$unc1_arr1_pip0_unr10.bh7&quot;)" office:value-type="string" office:string-value="" calcext:value-type="error">
            <text:p>#REF!</text:p>
          </table:table-cell>
          <table:table-cell table:formula="of:=INDIRECT(&quot;'../csvs/unc1_arr1_pip0_unr10.csv'#$unc1_arr1_pip0_unr10.bi7&quot;)" office:value-type="string" office:string-value="" calcext:value-type="error">
            <text:p>#REF!</text:p>
          </table:table-cell>
          <table:table-cell table:formula="of:=INDIRECT(&quot;'../csvs/unc1_arr1_pip0_unr10.csv'#$unc1_arr1_pip0_unr10.bj7&quot;)" office:value-type="string" office:string-value="" calcext:value-type="error">
            <text:p>#REF!</text:p>
          </table:table-cell>
          <table:table-cell table:formula="of:=INDIRECT(&quot;'../csvs/unc1_arr1_pip0_unr10.csv'#$unc1_arr1_pip0_unr10.bk7&quot;)" office:value-type="string" office:string-value="" calcext:value-type="error">
            <text:p>#REF!</text:p>
          </table:table-cell>
          <table:table-cell table:formula="of:=INDIRECT(&quot;'../csvs/unc1_arr1_pip0_unr10.csv'#$unc1_arr1_pip0_unr10.bl7&quot;)" office:value-type="string" office:string-value="" calcext:value-type="error">
            <text:p>#REF!</text:p>
          </table:table-cell>
          <table:table-cell table:formula="of:=INDIRECT(&quot;'../csvs/unc1_arr1_pip0_unr10.csv'#$unc1_arr1_pip0_unr10.bm7&quot;)" office:value-type="string" office:string-value="" calcext:value-type="error">
            <text:p>#REF!</text:p>
          </table:table-cell>
          <table:table-cell table:formula="of:=INDIRECT(&quot;'../csvs/unc1_arr1_pip0_unr10.csv'#$unc1_arr1_pip0_unr10.bn7&quot;)" office:value-type="string" office:string-value="" calcext:value-type="error">
            <text:p>#REF!</text:p>
          </table:table-cell>
          <table:table-cell table:formula="of:=INDIRECT(&quot;'../csvs/unc1_arr1_pip0_unr10.csv'#$unc1_arr1_pip0_unr10.bo7&quot;)" office:value-type="string" office:string-value="" calcext:value-type="error">
            <text:p>#REF!</text:p>
          </table:table-cell>
          <table:table-cell table:formula="of:=INDIRECT(&quot;'../csvs/unc1_arr1_pip0_unr10.csv'#$unc1_arr1_pip0_unr10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0_unr10.csv'#$unc1_arr1_pip0_unr10.ac8&quot;)" office:value-type="string" office:string-value="" calcext:value-type="error">
            <text:p>#REF!</text:p>
          </table:table-cell>
          <table:table-cell table:formula="of:=INDIRECT(&quot;'../csvs/unc1_arr1_pip0_unr10.csv'#$unc1_arr1_pip0_unr10.ad8&quot;)" office:value-type="string" office:string-value="" calcext:value-type="error">
            <text:p>#REF!</text:p>
          </table:table-cell>
          <table:table-cell table:formula="of:=INDIRECT(&quot;'../csvs/unc1_arr1_pip0_unr10.csv'#$unc1_arr1_pip0_unr10.ae8&quot;)" office:value-type="string" office:string-value="" calcext:value-type="error">
            <text:p>#REF!</text:p>
          </table:table-cell>
          <table:table-cell table:formula="of:=INDIRECT(&quot;'../csvs/unc1_arr1_pip0_unr10.csv'#$unc1_arr1_pip0_unr10.af8&quot;)" office:value-type="string" office:string-value="" calcext:value-type="error">
            <text:p>#REF!</text:p>
          </table:table-cell>
          <table:table-cell table:formula="of:=INDIRECT(&quot;'../csvs/unc1_arr1_pip0_unr10.csv'#$unc1_arr1_pip0_unr10.ag8&quot;)" office:value-type="string" office:string-value="" calcext:value-type="error">
            <text:p>#REF!</text:p>
          </table:table-cell>
          <table:table-cell table:formula="of:=INDIRECT(&quot;'../csvs/unc1_arr1_pip0_unr10.csv'#$unc1_arr1_pip0_unr10.ah8&quot;)" office:value-type="string" office:string-value="" calcext:value-type="error">
            <text:p>#REF!</text:p>
          </table:table-cell>
          <table:table-cell table:formula="of:=INDIRECT(&quot;'../csvs/unc1_arr1_pip0_unr10.csv'#$unc1_arr1_pip0_unr10.ai8&quot;)" office:value-type="string" office:string-value="" calcext:value-type="error">
            <text:p>#REF!</text:p>
          </table:table-cell>
          <table:table-cell table:formula="of:=INDIRECT(&quot;'../csvs/unc1_arr1_pip0_unr10.csv'#$unc1_arr1_pip0_unr10.aj8&quot;)" office:value-type="string" office:string-value="" calcext:value-type="error">
            <text:p>#REF!</text:p>
          </table:table-cell>
          <table:table-cell table:formula="of:=INDIRECT(&quot;'../csvs/unc1_arr1_pip0_unr10.csv'#$unc1_arr1_pip0_unr10.ak8&quot;)" office:value-type="string" office:string-value="" calcext:value-type="error">
            <text:p>#REF!</text:p>
          </table:table-cell>
          <table:table-cell table:formula="of:=INDIRECT(&quot;'../csvs/unc1_arr1_pip0_unr10.csv'#$unc1_arr1_pip0_unr10.al8&quot;)" office:value-type="string" office:string-value="" calcext:value-type="error">
            <text:p>#REF!</text:p>
          </table:table-cell>
          <table:table-cell table:formula="of:=INDIRECT(&quot;'../csvs/unc1_arr1_pip0_unr10.csv'#$unc1_arr1_pip0_unr10.am8&quot;)" office:value-type="string" office:string-value="" calcext:value-type="error">
            <text:p>#REF!</text:p>
          </table:table-cell>
          <table:table-cell table:formula="of:=INDIRECT(&quot;'../csvs/unc1_arr1_pip0_unr10.csv'#$unc1_arr1_pip0_unr10.an8&quot;)" office:value-type="string" office:string-value="" calcext:value-type="error">
            <text:p>#REF!</text:p>
          </table:table-cell>
          <table:table-cell table:formula="of:=INDIRECT(&quot;'../csvs/unc1_arr1_pip0_unr10.csv'#$unc1_arr1_pip0_unr10.ao8&quot;)" office:value-type="string" office:string-value="" calcext:value-type="error">
            <text:p>#REF!</text:p>
          </table:table-cell>
          <table:table-cell table:formula="of:=INDIRECT(&quot;'../csvs/unc1_arr1_pip0_unr10.csv'#$unc1_arr1_pip0_unr10.ap8&quot;)" office:value-type="string" office:string-value="" calcext:value-type="error">
            <text:p>#REF!</text:p>
          </table:table-cell>
          <table:table-cell table:formula="of:=INDIRECT(&quot;'../csvs/unc1_arr1_pip0_unr10.csv'#$unc1_arr1_pip0_unr10.aq8&quot;)" office:value-type="string" office:string-value="" calcext:value-type="error">
            <text:p>#REF!</text:p>
          </table:table-cell>
          <table:table-cell table:formula="of:=INDIRECT(&quot;'../csvs/unc1_arr1_pip0_unr10.csv'#$unc1_arr1_pip0_unr10.ar8&quot;)" office:value-type="string" office:string-value="" calcext:value-type="error">
            <text:p>#REF!</text:p>
          </table:table-cell>
          <table:table-cell table:formula="of:=INDIRECT(&quot;'../csvs/unc1_arr1_pip0_unr10.csv'#$unc1_arr1_pip0_unr10.as8&quot;)" office:value-type="string" office:string-value="" calcext:value-type="error">
            <text:p>#REF!</text:p>
          </table:table-cell>
          <table:table-cell table:formula="of:=INDIRECT(&quot;'../csvs/unc1_arr1_pip0_unr10.csv'#$unc1_arr1_pip0_unr10.at8&quot;)" office:value-type="string" office:string-value="" calcext:value-type="error">
            <text:p>#REF!</text:p>
          </table:table-cell>
          <table:table-cell table:formula="of:=INDIRECT(&quot;'../csvs/unc1_arr1_pip0_unr10.csv'#$unc1_arr1_pip0_unr10.au8&quot;)" office:value-type="string" office:string-value="" calcext:value-type="error">
            <text:p>#REF!</text:p>
          </table:table-cell>
          <table:table-cell table:formula="of:=INDIRECT(&quot;'../csvs/unc1_arr1_pip0_unr10.csv'#$unc1_arr1_pip0_unr10.av8&quot;)" office:value-type="string" office:string-value="" calcext:value-type="error">
            <text:p>#REF!</text:p>
          </table:table-cell>
          <table:table-cell table:formula="of:=INDIRECT(&quot;'../csvs/unc1_arr1_pip0_unr10.csv'#$unc1_arr1_pip0_unr10.aw8&quot;)" office:value-type="string" office:string-value="" calcext:value-type="error">
            <text:p>#REF!</text:p>
          </table:table-cell>
          <table:table-cell table:formula="of:=INDIRECT(&quot;'../csvs/unc1_arr1_pip0_unr10.csv'#$unc1_arr1_pip0_unr10.ax8&quot;)" office:value-type="string" office:string-value="" calcext:value-type="error">
            <text:p>#REF!</text:p>
          </table:table-cell>
          <table:table-cell table:formula="of:=INDIRECT(&quot;'../csvs/unc1_arr1_pip0_unr10.csv'#$unc1_arr1_pip0_unr10.ay8&quot;)" office:value-type="string" office:string-value="" calcext:value-type="error">
            <text:p>#REF!</text:p>
          </table:table-cell>
          <table:table-cell table:formula="of:=INDIRECT(&quot;'../csvs/unc1_arr1_pip0_unr10.csv'#$unc1_arr1_pip0_unr10.az8&quot;)" office:value-type="string" office:string-value="" calcext:value-type="error">
            <text:p>#REF!</text:p>
          </table:table-cell>
          <table:table-cell table:formula="of:=INDIRECT(&quot;'../csvs/unc1_arr1_pip0_unr10.csv'#$unc1_arr1_pip0_unr10.ba8&quot;)" office:value-type="string" office:string-value="" calcext:value-type="error">
            <text:p>#REF!</text:p>
          </table:table-cell>
          <table:table-cell table:formula="of:=INDIRECT(&quot;'../csvs/unc1_arr1_pip0_unr10.csv'#$unc1_arr1_pip0_unr10.bb8&quot;)" office:value-type="string" office:string-value="" calcext:value-type="error">
            <text:p>#REF!</text:p>
          </table:table-cell>
          <table:table-cell table:formula="of:=INDIRECT(&quot;'../csvs/unc1_arr1_pip0_unr10.csv'#$unc1_arr1_pip0_unr10.bc8&quot;)" office:value-type="string" office:string-value="" calcext:value-type="error">
            <text:p>#REF!</text:p>
          </table:table-cell>
          <table:table-cell table:formula="of:=INDIRECT(&quot;'../csvs/unc1_arr1_pip0_unr10.csv'#$unc1_arr1_pip0_unr10.bd8&quot;)" office:value-type="string" office:string-value="" calcext:value-type="error">
            <text:p>#REF!</text:p>
          </table:table-cell>
          <table:table-cell table:formula="of:=INDIRECT(&quot;'../csvs/unc1_arr1_pip0_unr10.csv'#$unc1_arr1_pip0_unr10.be8&quot;)" office:value-type="string" office:string-value="" calcext:value-type="error">
            <text:p>#REF!</text:p>
          </table:table-cell>
          <table:table-cell table:formula="of:=INDIRECT(&quot;'../csvs/unc1_arr1_pip0_unr10.csv'#$unc1_arr1_pip0_unr10.bf8&quot;)" office:value-type="string" office:string-value="" calcext:value-type="error">
            <text:p>#REF!</text:p>
          </table:table-cell>
          <table:table-cell table:formula="of:=INDIRECT(&quot;'../csvs/unc1_arr1_pip0_unr10.csv'#$unc1_arr1_pip0_unr10.bg8&quot;)" office:value-type="string" office:string-value="" calcext:value-type="error">
            <text:p>#REF!</text:p>
          </table:table-cell>
          <table:table-cell table:formula="of:=INDIRECT(&quot;'../csvs/unc1_arr1_pip0_unr10.csv'#$unc1_arr1_pip0_unr10.bh8&quot;)" office:value-type="string" office:string-value="" calcext:value-type="error">
            <text:p>#REF!</text:p>
          </table:table-cell>
          <table:table-cell table:formula="of:=INDIRECT(&quot;'../csvs/unc1_arr1_pip0_unr10.csv'#$unc1_arr1_pip0_unr10.bi8&quot;)" office:value-type="string" office:string-value="" calcext:value-type="error">
            <text:p>#REF!</text:p>
          </table:table-cell>
          <table:table-cell table:formula="of:=INDIRECT(&quot;'../csvs/unc1_arr1_pip0_unr10.csv'#$unc1_arr1_pip0_unr10.bj8&quot;)" office:value-type="string" office:string-value="" calcext:value-type="error">
            <text:p>#REF!</text:p>
          </table:table-cell>
          <table:table-cell table:formula="of:=INDIRECT(&quot;'../csvs/unc1_arr1_pip0_unr10.csv'#$unc1_arr1_pip0_unr10.bk8&quot;)" office:value-type="string" office:string-value="" calcext:value-type="error">
            <text:p>#REF!</text:p>
          </table:table-cell>
          <table:table-cell table:formula="of:=INDIRECT(&quot;'../csvs/unc1_arr1_pip0_unr10.csv'#$unc1_arr1_pip0_unr10.bl8&quot;)" office:value-type="string" office:string-value="" calcext:value-type="error">
            <text:p>#REF!</text:p>
          </table:table-cell>
          <table:table-cell table:formula="of:=INDIRECT(&quot;'../csvs/unc1_arr1_pip0_unr10.csv'#$unc1_arr1_pip0_unr10.bm8&quot;)" office:value-type="string" office:string-value="" calcext:value-type="error">
            <text:p>#REF!</text:p>
          </table:table-cell>
          <table:table-cell table:formula="of:=INDIRECT(&quot;'../csvs/unc1_arr1_pip0_unr10.csv'#$unc1_arr1_pip0_unr10.bn8&quot;)" office:value-type="string" office:string-value="" calcext:value-type="error">
            <text:p>#REF!</text:p>
          </table:table-cell>
          <table:table-cell table:formula="of:=INDIRECT(&quot;'../csvs/unc1_arr1_pip0_unr10.csv'#$unc1_arr1_pip0_unr10.bo8&quot;)" office:value-type="string" office:string-value="" calcext:value-type="error">
            <text:p>#REF!</text:p>
          </table:table-cell>
          <table:table-cell table:formula="of:=INDIRECT(&quot;'../csvs/unc1_arr1_pip0_unr10.csv'#$unc1_arr1_pip0_unr10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0_unr10.csv'#$unc1_arr1_pip0_unr10.ac9&quot;)" office:value-type="string" office:string-value="" calcext:value-type="error">
            <text:p>#REF!</text:p>
          </table:table-cell>
          <table:table-cell table:formula="of:=INDIRECT(&quot;'../csvs/unc1_arr1_pip0_unr10.csv'#$unc1_arr1_pip0_unr10.ad9&quot;)" office:value-type="string" office:string-value="" calcext:value-type="error">
            <text:p>#REF!</text:p>
          </table:table-cell>
          <table:table-cell table:formula="of:=INDIRECT(&quot;'../csvs/unc1_arr1_pip0_unr10.csv'#$unc1_arr1_pip0_unr10.ae9&quot;)" office:value-type="string" office:string-value="" calcext:value-type="error">
            <text:p>#REF!</text:p>
          </table:table-cell>
          <table:table-cell table:formula="of:=INDIRECT(&quot;'../csvs/unc1_arr1_pip0_unr10.csv'#$unc1_arr1_pip0_unr10.af9&quot;)" office:value-type="string" office:string-value="" calcext:value-type="error">
            <text:p>#REF!</text:p>
          </table:table-cell>
          <table:table-cell table:formula="of:=INDIRECT(&quot;'../csvs/unc1_arr1_pip0_unr10.csv'#$unc1_arr1_pip0_unr10.ag9&quot;)" office:value-type="string" office:string-value="" calcext:value-type="error">
            <text:p>#REF!</text:p>
          </table:table-cell>
          <table:table-cell table:formula="of:=INDIRECT(&quot;'../csvs/unc1_arr1_pip0_unr10.csv'#$unc1_arr1_pip0_unr10.ah9&quot;)" office:value-type="string" office:string-value="" calcext:value-type="error">
            <text:p>#REF!</text:p>
          </table:table-cell>
          <table:table-cell table:formula="of:=INDIRECT(&quot;'../csvs/unc1_arr1_pip0_unr10.csv'#$unc1_arr1_pip0_unr10.ai9&quot;)" office:value-type="string" office:string-value="" calcext:value-type="error">
            <text:p>#REF!</text:p>
          </table:table-cell>
          <table:table-cell table:formula="of:=INDIRECT(&quot;'../csvs/unc1_arr1_pip0_unr10.csv'#$unc1_arr1_pip0_unr10.aj9&quot;)" office:value-type="string" office:string-value="" calcext:value-type="error">
            <text:p>#REF!</text:p>
          </table:table-cell>
          <table:table-cell table:formula="of:=INDIRECT(&quot;'../csvs/unc1_arr1_pip0_unr10.csv'#$unc1_arr1_pip0_unr10.ak9&quot;)" office:value-type="string" office:string-value="" calcext:value-type="error">
            <text:p>#REF!</text:p>
          </table:table-cell>
          <table:table-cell table:formula="of:=INDIRECT(&quot;'../csvs/unc1_arr1_pip0_unr10.csv'#$unc1_arr1_pip0_unr10.al9&quot;)" office:value-type="string" office:string-value="" calcext:value-type="error">
            <text:p>#REF!</text:p>
          </table:table-cell>
          <table:table-cell table:formula="of:=INDIRECT(&quot;'../csvs/unc1_arr1_pip0_unr10.csv'#$unc1_arr1_pip0_unr10.am9&quot;)" office:value-type="string" office:string-value="" calcext:value-type="error">
            <text:p>#REF!</text:p>
          </table:table-cell>
          <table:table-cell table:formula="of:=INDIRECT(&quot;'../csvs/unc1_arr1_pip0_unr10.csv'#$unc1_arr1_pip0_unr10.an9&quot;)" office:value-type="string" office:string-value="" calcext:value-type="error">
            <text:p>#REF!</text:p>
          </table:table-cell>
          <table:table-cell table:formula="of:=INDIRECT(&quot;'../csvs/unc1_arr1_pip0_unr10.csv'#$unc1_arr1_pip0_unr10.ao9&quot;)" office:value-type="string" office:string-value="" calcext:value-type="error">
            <text:p>#REF!</text:p>
          </table:table-cell>
          <table:table-cell table:formula="of:=INDIRECT(&quot;'../csvs/unc1_arr1_pip0_unr10.csv'#$unc1_arr1_pip0_unr10.ap9&quot;)" office:value-type="string" office:string-value="" calcext:value-type="error">
            <text:p>#REF!</text:p>
          </table:table-cell>
          <table:table-cell table:formula="of:=INDIRECT(&quot;'../csvs/unc1_arr1_pip0_unr10.csv'#$unc1_arr1_pip0_unr10.aq9&quot;)" office:value-type="string" office:string-value="" calcext:value-type="error">
            <text:p>#REF!</text:p>
          </table:table-cell>
          <table:table-cell table:formula="of:=INDIRECT(&quot;'../csvs/unc1_arr1_pip0_unr10.csv'#$unc1_arr1_pip0_unr10.ar9&quot;)" office:value-type="string" office:string-value="" calcext:value-type="error">
            <text:p>#REF!</text:p>
          </table:table-cell>
          <table:table-cell table:formula="of:=INDIRECT(&quot;'../csvs/unc1_arr1_pip0_unr10.csv'#$unc1_arr1_pip0_unr10.as9&quot;)" office:value-type="string" office:string-value="" calcext:value-type="error">
            <text:p>#REF!</text:p>
          </table:table-cell>
          <table:table-cell table:formula="of:=INDIRECT(&quot;'../csvs/unc1_arr1_pip0_unr10.csv'#$unc1_arr1_pip0_unr10.at9&quot;)" office:value-type="string" office:string-value="" calcext:value-type="error">
            <text:p>#REF!</text:p>
          </table:table-cell>
          <table:table-cell table:formula="of:=INDIRECT(&quot;'../csvs/unc1_arr1_pip0_unr10.csv'#$unc1_arr1_pip0_unr10.au9&quot;)" office:value-type="string" office:string-value="" calcext:value-type="error">
            <text:p>#REF!</text:p>
          </table:table-cell>
          <table:table-cell table:formula="of:=INDIRECT(&quot;'../csvs/unc1_arr1_pip0_unr10.csv'#$unc1_arr1_pip0_unr10.av9&quot;)" office:value-type="string" office:string-value="" calcext:value-type="error">
            <text:p>#REF!</text:p>
          </table:table-cell>
          <table:table-cell table:formula="of:=INDIRECT(&quot;'../csvs/unc1_arr1_pip0_unr10.csv'#$unc1_arr1_pip0_unr10.aw9&quot;)" office:value-type="string" office:string-value="" calcext:value-type="error">
            <text:p>#REF!</text:p>
          </table:table-cell>
          <table:table-cell table:formula="of:=INDIRECT(&quot;'../csvs/unc1_arr1_pip0_unr10.csv'#$unc1_arr1_pip0_unr10.ax9&quot;)" office:value-type="string" office:string-value="" calcext:value-type="error">
            <text:p>#REF!</text:p>
          </table:table-cell>
          <table:table-cell table:formula="of:=INDIRECT(&quot;'../csvs/unc1_arr1_pip0_unr10.csv'#$unc1_arr1_pip0_unr10.ay9&quot;)" office:value-type="string" office:string-value="" calcext:value-type="error">
            <text:p>#REF!</text:p>
          </table:table-cell>
          <table:table-cell table:formula="of:=INDIRECT(&quot;'../csvs/unc1_arr1_pip0_unr10.csv'#$unc1_arr1_pip0_unr10.az9&quot;)" office:value-type="string" office:string-value="" calcext:value-type="error">
            <text:p>#REF!</text:p>
          </table:table-cell>
          <table:table-cell table:formula="of:=INDIRECT(&quot;'../csvs/unc1_arr1_pip0_unr10.csv'#$unc1_arr1_pip0_unr10.ba9&quot;)" office:value-type="string" office:string-value="" calcext:value-type="error">
            <text:p>#REF!</text:p>
          </table:table-cell>
          <table:table-cell table:formula="of:=INDIRECT(&quot;'../csvs/unc1_arr1_pip0_unr10.csv'#$unc1_arr1_pip0_unr10.bb9&quot;)" office:value-type="string" office:string-value="" calcext:value-type="error">
            <text:p>#REF!</text:p>
          </table:table-cell>
          <table:table-cell table:formula="of:=INDIRECT(&quot;'../csvs/unc1_arr1_pip0_unr10.csv'#$unc1_arr1_pip0_unr10.bc9&quot;)" office:value-type="string" office:string-value="" calcext:value-type="error">
            <text:p>#REF!</text:p>
          </table:table-cell>
          <table:table-cell table:formula="of:=INDIRECT(&quot;'../csvs/unc1_arr1_pip0_unr10.csv'#$unc1_arr1_pip0_unr10.bd9&quot;)" office:value-type="string" office:string-value="" calcext:value-type="error">
            <text:p>#REF!</text:p>
          </table:table-cell>
          <table:table-cell table:formula="of:=INDIRECT(&quot;'../csvs/unc1_arr1_pip0_unr10.csv'#$unc1_arr1_pip0_unr10.be9&quot;)" office:value-type="string" office:string-value="" calcext:value-type="error">
            <text:p>#REF!</text:p>
          </table:table-cell>
          <table:table-cell table:formula="of:=INDIRECT(&quot;'../csvs/unc1_arr1_pip0_unr10.csv'#$unc1_arr1_pip0_unr10.bf9&quot;)" office:value-type="string" office:string-value="" calcext:value-type="error">
            <text:p>#REF!</text:p>
          </table:table-cell>
          <table:table-cell table:formula="of:=INDIRECT(&quot;'../csvs/unc1_arr1_pip0_unr10.csv'#$unc1_arr1_pip0_unr10.bg9&quot;)" office:value-type="string" office:string-value="" calcext:value-type="error">
            <text:p>#REF!</text:p>
          </table:table-cell>
          <table:table-cell table:formula="of:=INDIRECT(&quot;'../csvs/unc1_arr1_pip0_unr10.csv'#$unc1_arr1_pip0_unr10.bh9&quot;)" office:value-type="string" office:string-value="" calcext:value-type="error">
            <text:p>#REF!</text:p>
          </table:table-cell>
          <table:table-cell table:formula="of:=INDIRECT(&quot;'../csvs/unc1_arr1_pip0_unr10.csv'#$unc1_arr1_pip0_unr10.bi9&quot;)" office:value-type="string" office:string-value="" calcext:value-type="error">
            <text:p>#REF!</text:p>
          </table:table-cell>
          <table:table-cell table:formula="of:=INDIRECT(&quot;'../csvs/unc1_arr1_pip0_unr10.csv'#$unc1_arr1_pip0_unr10.bj9&quot;)" office:value-type="string" office:string-value="" calcext:value-type="error">
            <text:p>#REF!</text:p>
          </table:table-cell>
          <table:table-cell table:formula="of:=INDIRECT(&quot;'../csvs/unc1_arr1_pip0_unr10.csv'#$unc1_arr1_pip0_unr10.bk9&quot;)" office:value-type="string" office:string-value="" calcext:value-type="error">
            <text:p>#REF!</text:p>
          </table:table-cell>
          <table:table-cell table:formula="of:=INDIRECT(&quot;'../csvs/unc1_arr1_pip0_unr10.csv'#$unc1_arr1_pip0_unr10.bl9&quot;)" office:value-type="string" office:string-value="" calcext:value-type="error">
            <text:p>#REF!</text:p>
          </table:table-cell>
          <table:table-cell table:formula="of:=INDIRECT(&quot;'../csvs/unc1_arr1_pip0_unr10.csv'#$unc1_arr1_pip0_unr10.bm9&quot;)" office:value-type="string" office:string-value="" calcext:value-type="error">
            <text:p>#REF!</text:p>
          </table:table-cell>
          <table:table-cell table:formula="of:=INDIRECT(&quot;'../csvs/unc1_arr1_pip0_unr10.csv'#$unc1_arr1_pip0_unr10.bn9&quot;)" office:value-type="string" office:string-value="" calcext:value-type="error">
            <text:p>#REF!</text:p>
          </table:table-cell>
          <table:table-cell table:formula="of:=INDIRECT(&quot;'../csvs/unc1_arr1_pip0_unr10.csv'#$unc1_arr1_pip0_unr10.bo9&quot;)" office:value-type="string" office:string-value="" calcext:value-type="error">
            <text:p>#REF!</text:p>
          </table:table-cell>
          <table:table-cell table:formula="of:=INDIRECT(&quot;'../csvs/unc1_arr1_pip0_unr10.csv'#$unc1_arr1_pip0_unr10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0_unr10.csv'#$unc1_arr1_pip0_unr10.ac11&quot;)" office:value-type="string" office:string-value="" calcext:value-type="error">
            <text:p>#REF!</text:p>
          </table:table-cell>
          <table:table-cell table:formula="of:=INDIRECT(&quot;'../csvs/unc1_arr1_pip0_unr10.csv'#$unc1_arr1_pip0_unr10.ad11&quot;)" office:value-type="string" office:string-value="" calcext:value-type="error">
            <text:p>#REF!</text:p>
          </table:table-cell>
          <table:table-cell table:formula="of:=INDIRECT(&quot;'../csvs/unc1_arr1_pip0_unr10.csv'#$unc1_arr1_pip0_unr10.ae11&quot;)" office:value-type="string" office:string-value="" calcext:value-type="error">
            <text:p>#REF!</text:p>
          </table:table-cell>
          <table:table-cell table:formula="of:=INDIRECT(&quot;'../csvs/unc1_arr1_pip0_unr10.csv'#$unc1_arr1_pip0_unr10.af11&quot;)" office:value-type="string" office:string-value="" calcext:value-type="error">
            <text:p>#REF!</text:p>
          </table:table-cell>
          <table:table-cell table:formula="of:=INDIRECT(&quot;'../csvs/unc1_arr1_pip0_unr10.csv'#$unc1_arr1_pip0_unr10.ag11&quot;)" office:value-type="string" office:string-value="" calcext:value-type="error">
            <text:p>#REF!</text:p>
          </table:table-cell>
          <table:table-cell table:formula="of:=INDIRECT(&quot;'../csvs/unc1_arr1_pip0_unr10.csv'#$unc1_arr1_pip0_unr10.ah11&quot;)" office:value-type="string" office:string-value="" calcext:value-type="error">
            <text:p>#REF!</text:p>
          </table:table-cell>
          <table:table-cell table:formula="of:=INDIRECT(&quot;'../csvs/unc1_arr1_pip0_unr10.csv'#$unc1_arr1_pip0_unr10.ai11&quot;)" office:value-type="string" office:string-value="" calcext:value-type="error">
            <text:p>#REF!</text:p>
          </table:table-cell>
          <table:table-cell table:formula="of:=INDIRECT(&quot;'../csvs/unc1_arr1_pip0_unr10.csv'#$unc1_arr1_pip0_unr10.aj11&quot;)" office:value-type="string" office:string-value="" calcext:value-type="error">
            <text:p>#REF!</text:p>
          </table:table-cell>
          <table:table-cell table:formula="of:=INDIRECT(&quot;'../csvs/unc1_arr1_pip0_unr10.csv'#$unc1_arr1_pip0_unr10.ak11&quot;)" office:value-type="string" office:string-value="" calcext:value-type="error">
            <text:p>#REF!</text:p>
          </table:table-cell>
          <table:table-cell table:formula="of:=INDIRECT(&quot;'../csvs/unc1_arr1_pip0_unr10.csv'#$unc1_arr1_pip0_unr10.al11&quot;)" office:value-type="string" office:string-value="" calcext:value-type="error">
            <text:p>#REF!</text:p>
          </table:table-cell>
          <table:table-cell table:formula="of:=INDIRECT(&quot;'../csvs/unc1_arr1_pip0_unr10.csv'#$unc1_arr1_pip0_unr10.am11&quot;)" office:value-type="string" office:string-value="" calcext:value-type="error">
            <text:p>#REF!</text:p>
          </table:table-cell>
          <table:table-cell table:formula="of:=INDIRECT(&quot;'../csvs/unc1_arr1_pip0_unr10.csv'#$unc1_arr1_pip0_unr10.an11&quot;)" office:value-type="string" office:string-value="" calcext:value-type="error">
            <text:p>#REF!</text:p>
          </table:table-cell>
          <table:table-cell table:formula="of:=INDIRECT(&quot;'../csvs/unc1_arr1_pip0_unr10.csv'#$unc1_arr1_pip0_unr10.ao11&quot;)" office:value-type="string" office:string-value="" calcext:value-type="error">
            <text:p>#REF!</text:p>
          </table:table-cell>
          <table:table-cell table:formula="of:=INDIRECT(&quot;'../csvs/unc1_arr1_pip0_unr10.csv'#$unc1_arr1_pip0_unr10.ap11&quot;)" office:value-type="string" office:string-value="" calcext:value-type="error">
            <text:p>#REF!</text:p>
          </table:table-cell>
          <table:table-cell table:formula="of:=INDIRECT(&quot;'../csvs/unc1_arr1_pip0_unr10.csv'#$unc1_arr1_pip0_unr10.aq11&quot;)" office:value-type="string" office:string-value="" calcext:value-type="error">
            <text:p>#REF!</text:p>
          </table:table-cell>
          <table:table-cell table:formula="of:=INDIRECT(&quot;'../csvs/unc1_arr1_pip0_unr10.csv'#$unc1_arr1_pip0_unr10.ar11&quot;)" office:value-type="string" office:string-value="" calcext:value-type="error">
            <text:p>#REF!</text:p>
          </table:table-cell>
          <table:table-cell table:formula="of:=INDIRECT(&quot;'../csvs/unc1_arr1_pip0_unr10.csv'#$unc1_arr1_pip0_unr10.as11&quot;)" office:value-type="string" office:string-value="" calcext:value-type="error">
            <text:p>#REF!</text:p>
          </table:table-cell>
          <table:table-cell table:formula="of:=INDIRECT(&quot;'../csvs/unc1_arr1_pip0_unr10.csv'#$unc1_arr1_pip0_unr10.at11&quot;)" office:value-type="string" office:string-value="" calcext:value-type="error">
            <text:p>#REF!</text:p>
          </table:table-cell>
          <table:table-cell table:formula="of:=INDIRECT(&quot;'../csvs/unc1_arr1_pip0_unr10.csv'#$unc1_arr1_pip0_unr10.au11&quot;)" office:value-type="string" office:string-value="" calcext:value-type="error">
            <text:p>#REF!</text:p>
          </table:table-cell>
          <table:table-cell table:formula="of:=INDIRECT(&quot;'../csvs/unc1_arr1_pip0_unr10.csv'#$unc1_arr1_pip0_unr10.av11&quot;)" office:value-type="string" office:string-value="" calcext:value-type="error">
            <text:p>#REF!</text:p>
          </table:table-cell>
          <table:table-cell table:formula="of:=INDIRECT(&quot;'../csvs/unc1_arr1_pip0_unr10.csv'#$unc1_arr1_pip0_unr10.aw11&quot;)" office:value-type="string" office:string-value="" calcext:value-type="error">
            <text:p>#REF!</text:p>
          </table:table-cell>
          <table:table-cell table:formula="of:=INDIRECT(&quot;'../csvs/unc1_arr1_pip0_unr10.csv'#$unc1_arr1_pip0_unr10.ax11&quot;)" office:value-type="string" office:string-value="" calcext:value-type="error">
            <text:p>#REF!</text:p>
          </table:table-cell>
          <table:table-cell table:formula="of:=INDIRECT(&quot;'../csvs/unc1_arr1_pip0_unr10.csv'#$unc1_arr1_pip0_unr10.ay11&quot;)" office:value-type="string" office:string-value="" calcext:value-type="error">
            <text:p>#REF!</text:p>
          </table:table-cell>
          <table:table-cell table:formula="of:=INDIRECT(&quot;'../csvs/unc1_arr1_pip0_unr10.csv'#$unc1_arr1_pip0_unr10.az11&quot;)" office:value-type="string" office:string-value="" calcext:value-type="error">
            <text:p>#REF!</text:p>
          </table:table-cell>
          <table:table-cell table:formula="of:=INDIRECT(&quot;'../csvs/unc1_arr1_pip0_unr10.csv'#$unc1_arr1_pip0_unr10.ba11&quot;)" office:value-type="string" office:string-value="" calcext:value-type="error">
            <text:p>#REF!</text:p>
          </table:table-cell>
          <table:table-cell table:formula="of:=INDIRECT(&quot;'../csvs/unc1_arr1_pip0_unr10.csv'#$unc1_arr1_pip0_unr10.bb11&quot;)" office:value-type="string" office:string-value="" calcext:value-type="error">
            <text:p>#REF!</text:p>
          </table:table-cell>
          <table:table-cell table:formula="of:=INDIRECT(&quot;'../csvs/unc1_arr1_pip0_unr10.csv'#$unc1_arr1_pip0_unr10.bc11&quot;)" office:value-type="string" office:string-value="" calcext:value-type="error">
            <text:p>#REF!</text:p>
          </table:table-cell>
          <table:table-cell table:formula="of:=INDIRECT(&quot;'../csvs/unc1_arr1_pip0_unr10.csv'#$unc1_arr1_pip0_unr10.bd11&quot;)" office:value-type="string" office:string-value="" calcext:value-type="error">
            <text:p>#REF!</text:p>
          </table:table-cell>
          <table:table-cell table:formula="of:=INDIRECT(&quot;'../csvs/unc1_arr1_pip0_unr10.csv'#$unc1_arr1_pip0_unr10.be11&quot;)" office:value-type="string" office:string-value="" calcext:value-type="error">
            <text:p>#REF!</text:p>
          </table:table-cell>
          <table:table-cell table:formula="of:=INDIRECT(&quot;'../csvs/unc1_arr1_pip0_unr10.csv'#$unc1_arr1_pip0_unr10.bf11&quot;)" office:value-type="string" office:string-value="" calcext:value-type="error">
            <text:p>#REF!</text:p>
          </table:table-cell>
          <table:table-cell table:formula="of:=INDIRECT(&quot;'../csvs/unc1_arr1_pip0_unr10.csv'#$unc1_arr1_pip0_unr10.bg11&quot;)" office:value-type="string" office:string-value="" calcext:value-type="error">
            <text:p>#REF!</text:p>
          </table:table-cell>
          <table:table-cell table:formula="of:=INDIRECT(&quot;'../csvs/unc1_arr1_pip0_unr10.csv'#$unc1_arr1_pip0_unr10.bh11&quot;)" office:value-type="string" office:string-value="" calcext:value-type="error">
            <text:p>#REF!</text:p>
          </table:table-cell>
          <table:table-cell table:formula="of:=INDIRECT(&quot;'../csvs/unc1_arr1_pip0_unr10.csv'#$unc1_arr1_pip0_unr10.bi11&quot;)" office:value-type="string" office:string-value="" calcext:value-type="error">
            <text:p>#REF!</text:p>
          </table:table-cell>
          <table:table-cell table:formula="of:=INDIRECT(&quot;'../csvs/unc1_arr1_pip0_unr10.csv'#$unc1_arr1_pip0_unr10.bj11&quot;)" office:value-type="string" office:string-value="" calcext:value-type="error">
            <text:p>#REF!</text:p>
          </table:table-cell>
          <table:table-cell table:formula="of:=INDIRECT(&quot;'../csvs/unc1_arr1_pip0_unr10.csv'#$unc1_arr1_pip0_unr10.bk11&quot;)" office:value-type="string" office:string-value="" calcext:value-type="error">
            <text:p>#REF!</text:p>
          </table:table-cell>
          <table:table-cell table:formula="of:=INDIRECT(&quot;'../csvs/unc1_arr1_pip0_unr10.csv'#$unc1_arr1_pip0_unr10.bl11&quot;)" office:value-type="string" office:string-value="" calcext:value-type="error">
            <text:p>#REF!</text:p>
          </table:table-cell>
          <table:table-cell table:formula="of:=INDIRECT(&quot;'../csvs/unc1_arr1_pip0_unr10.csv'#$unc1_arr1_pip0_unr10.bm11&quot;)" office:value-type="string" office:string-value="" calcext:value-type="error">
            <text:p>#REF!</text:p>
          </table:table-cell>
          <table:table-cell table:formula="of:=INDIRECT(&quot;'../csvs/unc1_arr1_pip0_unr10.csv'#$unc1_arr1_pip0_unr10.bn11&quot;)" office:value-type="string" office:string-value="" calcext:value-type="error">
            <text:p>#REF!</text:p>
          </table:table-cell>
          <table:table-cell table:formula="of:=INDIRECT(&quot;'../csvs/unc1_arr1_pip0_unr10.csv'#$unc1_arr1_pip0_unr10.bo11&quot;)" office:value-type="string" office:string-value="" calcext:value-type="error">
            <text:p>#REF!</text:p>
          </table:table-cell>
          <table:table-cell table:formula="of:=INDIRECT(&quot;'../csvs/unc1_arr1_pip0_unr10.csv'#$unc1_arr1_pip0_unr10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0_unr10.csv'#$unc1_arr1_pip0_unr10.ac12&quot;)" office:value-type="string" office:string-value="" calcext:value-type="error">
            <text:p>#REF!</text:p>
          </table:table-cell>
          <table:table-cell table:formula="of:=INDIRECT(&quot;'../csvs/unc1_arr1_pip0_unr10.csv'#$unc1_arr1_pip0_unr10.ad12&quot;)" office:value-type="string" office:string-value="" calcext:value-type="error">
            <text:p>#REF!</text:p>
          </table:table-cell>
          <table:table-cell table:formula="of:=INDIRECT(&quot;'../csvs/unc1_arr1_pip0_unr10.csv'#$unc1_arr1_pip0_unr10.ae12&quot;)" office:value-type="string" office:string-value="" calcext:value-type="error">
            <text:p>#REF!</text:p>
          </table:table-cell>
          <table:table-cell table:formula="of:=INDIRECT(&quot;'../csvs/unc1_arr1_pip0_unr10.csv'#$unc1_arr1_pip0_unr10.af12&quot;)" office:value-type="string" office:string-value="" calcext:value-type="error">
            <text:p>#REF!</text:p>
          </table:table-cell>
          <table:table-cell table:formula="of:=INDIRECT(&quot;'../csvs/unc1_arr1_pip0_unr10.csv'#$unc1_arr1_pip0_unr10.ag12&quot;)" office:value-type="string" office:string-value="" calcext:value-type="error">
            <text:p>#REF!</text:p>
          </table:table-cell>
          <table:table-cell table:formula="of:=INDIRECT(&quot;'../csvs/unc1_arr1_pip0_unr10.csv'#$unc1_arr1_pip0_unr10.ah12&quot;)" office:value-type="string" office:string-value="" calcext:value-type="error">
            <text:p>#REF!</text:p>
          </table:table-cell>
          <table:table-cell table:formula="of:=INDIRECT(&quot;'../csvs/unc1_arr1_pip0_unr10.csv'#$unc1_arr1_pip0_unr10.ai12&quot;)" office:value-type="string" office:string-value="" calcext:value-type="error">
            <text:p>#REF!</text:p>
          </table:table-cell>
          <table:table-cell table:formula="of:=INDIRECT(&quot;'../csvs/unc1_arr1_pip0_unr10.csv'#$unc1_arr1_pip0_unr10.aj12&quot;)" office:value-type="string" office:string-value="" calcext:value-type="error">
            <text:p>#REF!</text:p>
          </table:table-cell>
          <table:table-cell table:formula="of:=INDIRECT(&quot;'../csvs/unc1_arr1_pip0_unr10.csv'#$unc1_arr1_pip0_unr10.ak12&quot;)" office:value-type="string" office:string-value="" calcext:value-type="error">
            <text:p>#REF!</text:p>
          </table:table-cell>
          <table:table-cell table:formula="of:=INDIRECT(&quot;'../csvs/unc1_arr1_pip0_unr10.csv'#$unc1_arr1_pip0_unr10.al12&quot;)" office:value-type="string" office:string-value="" calcext:value-type="error">
            <text:p>#REF!</text:p>
          </table:table-cell>
          <table:table-cell table:formula="of:=INDIRECT(&quot;'../csvs/unc1_arr1_pip0_unr10.csv'#$unc1_arr1_pip0_unr10.am12&quot;)" office:value-type="string" office:string-value="" calcext:value-type="error">
            <text:p>#REF!</text:p>
          </table:table-cell>
          <table:table-cell table:formula="of:=INDIRECT(&quot;'../csvs/unc1_arr1_pip0_unr10.csv'#$unc1_arr1_pip0_unr10.an12&quot;)" office:value-type="string" office:string-value="" calcext:value-type="error">
            <text:p>#REF!</text:p>
          </table:table-cell>
          <table:table-cell table:formula="of:=INDIRECT(&quot;'../csvs/unc1_arr1_pip0_unr10.csv'#$unc1_arr1_pip0_unr10.ao12&quot;)" office:value-type="string" office:string-value="" calcext:value-type="error">
            <text:p>#REF!</text:p>
          </table:table-cell>
          <table:table-cell table:formula="of:=INDIRECT(&quot;'../csvs/unc1_arr1_pip0_unr10.csv'#$unc1_arr1_pip0_unr10.ap12&quot;)" office:value-type="string" office:string-value="" calcext:value-type="error">
            <text:p>#REF!</text:p>
          </table:table-cell>
          <table:table-cell table:formula="of:=INDIRECT(&quot;'../csvs/unc1_arr1_pip0_unr10.csv'#$unc1_arr1_pip0_unr10.aq12&quot;)" office:value-type="string" office:string-value="" calcext:value-type="error">
            <text:p>#REF!</text:p>
          </table:table-cell>
          <table:table-cell table:formula="of:=INDIRECT(&quot;'../csvs/unc1_arr1_pip0_unr10.csv'#$unc1_arr1_pip0_unr10.ar12&quot;)" office:value-type="string" office:string-value="" calcext:value-type="error">
            <text:p>#REF!</text:p>
          </table:table-cell>
          <table:table-cell table:formula="of:=INDIRECT(&quot;'../csvs/unc1_arr1_pip0_unr10.csv'#$unc1_arr1_pip0_unr10.as12&quot;)" office:value-type="string" office:string-value="" calcext:value-type="error">
            <text:p>#REF!</text:p>
          </table:table-cell>
          <table:table-cell table:formula="of:=INDIRECT(&quot;'../csvs/unc1_arr1_pip0_unr10.csv'#$unc1_arr1_pip0_unr10.at12&quot;)" office:value-type="string" office:string-value="" calcext:value-type="error">
            <text:p>#REF!</text:p>
          </table:table-cell>
          <table:table-cell table:formula="of:=INDIRECT(&quot;'../csvs/unc1_arr1_pip0_unr10.csv'#$unc1_arr1_pip0_unr10.au12&quot;)" office:value-type="string" office:string-value="" calcext:value-type="error">
            <text:p>#REF!</text:p>
          </table:table-cell>
          <table:table-cell table:formula="of:=INDIRECT(&quot;'../csvs/unc1_arr1_pip0_unr10.csv'#$unc1_arr1_pip0_unr10.av12&quot;)" office:value-type="string" office:string-value="" calcext:value-type="error">
            <text:p>#REF!</text:p>
          </table:table-cell>
          <table:table-cell table:formula="of:=INDIRECT(&quot;'../csvs/unc1_arr1_pip0_unr10.csv'#$unc1_arr1_pip0_unr10.aw12&quot;)" office:value-type="string" office:string-value="" calcext:value-type="error">
            <text:p>#REF!</text:p>
          </table:table-cell>
          <table:table-cell table:formula="of:=INDIRECT(&quot;'../csvs/unc1_arr1_pip0_unr10.csv'#$unc1_arr1_pip0_unr10.ax12&quot;)" office:value-type="string" office:string-value="" calcext:value-type="error">
            <text:p>#REF!</text:p>
          </table:table-cell>
          <table:table-cell table:formula="of:=INDIRECT(&quot;'../csvs/unc1_arr1_pip0_unr10.csv'#$unc1_arr1_pip0_unr10.ay12&quot;)" office:value-type="string" office:string-value="" calcext:value-type="error">
            <text:p>#REF!</text:p>
          </table:table-cell>
          <table:table-cell table:formula="of:=INDIRECT(&quot;'../csvs/unc1_arr1_pip0_unr10.csv'#$unc1_arr1_pip0_unr10.az12&quot;)" office:value-type="string" office:string-value="" calcext:value-type="error">
            <text:p>#REF!</text:p>
          </table:table-cell>
          <table:table-cell table:formula="of:=INDIRECT(&quot;'../csvs/unc1_arr1_pip0_unr10.csv'#$unc1_arr1_pip0_unr10.ba12&quot;)" office:value-type="string" office:string-value="" calcext:value-type="error">
            <text:p>#REF!</text:p>
          </table:table-cell>
          <table:table-cell table:formula="of:=INDIRECT(&quot;'../csvs/unc1_arr1_pip0_unr10.csv'#$unc1_arr1_pip0_unr10.bb12&quot;)" office:value-type="string" office:string-value="" calcext:value-type="error">
            <text:p>#REF!</text:p>
          </table:table-cell>
          <table:table-cell table:formula="of:=INDIRECT(&quot;'../csvs/unc1_arr1_pip0_unr10.csv'#$unc1_arr1_pip0_unr10.bc12&quot;)" office:value-type="string" office:string-value="" calcext:value-type="error">
            <text:p>#REF!</text:p>
          </table:table-cell>
          <table:table-cell table:formula="of:=INDIRECT(&quot;'../csvs/unc1_arr1_pip0_unr10.csv'#$unc1_arr1_pip0_unr10.bd12&quot;)" office:value-type="string" office:string-value="" calcext:value-type="error">
            <text:p>#REF!</text:p>
          </table:table-cell>
          <table:table-cell table:formula="of:=INDIRECT(&quot;'../csvs/unc1_arr1_pip0_unr10.csv'#$unc1_arr1_pip0_unr10.be12&quot;)" office:value-type="string" office:string-value="" calcext:value-type="error">
            <text:p>#REF!</text:p>
          </table:table-cell>
          <table:table-cell table:formula="of:=INDIRECT(&quot;'../csvs/unc1_arr1_pip0_unr10.csv'#$unc1_arr1_pip0_unr10.bf12&quot;)" office:value-type="string" office:string-value="" calcext:value-type="error">
            <text:p>#REF!</text:p>
          </table:table-cell>
          <table:table-cell table:formula="of:=INDIRECT(&quot;'../csvs/unc1_arr1_pip0_unr10.csv'#$unc1_arr1_pip0_unr10.bg12&quot;)" office:value-type="string" office:string-value="" calcext:value-type="error">
            <text:p>#REF!</text:p>
          </table:table-cell>
          <table:table-cell table:formula="of:=INDIRECT(&quot;'../csvs/unc1_arr1_pip0_unr10.csv'#$unc1_arr1_pip0_unr10.bh12&quot;)" office:value-type="string" office:string-value="" calcext:value-type="error">
            <text:p>#REF!</text:p>
          </table:table-cell>
          <table:table-cell table:formula="of:=INDIRECT(&quot;'../csvs/unc1_arr1_pip0_unr10.csv'#$unc1_arr1_pip0_unr10.bi12&quot;)" office:value-type="string" office:string-value="" calcext:value-type="error">
            <text:p>#REF!</text:p>
          </table:table-cell>
          <table:table-cell table:formula="of:=INDIRECT(&quot;'../csvs/unc1_arr1_pip0_unr10.csv'#$unc1_arr1_pip0_unr10.bj12&quot;)" office:value-type="string" office:string-value="" calcext:value-type="error">
            <text:p>#REF!</text:p>
          </table:table-cell>
          <table:table-cell table:formula="of:=INDIRECT(&quot;'../csvs/unc1_arr1_pip0_unr10.csv'#$unc1_arr1_pip0_unr10.bk12&quot;)" office:value-type="string" office:string-value="" calcext:value-type="error">
            <text:p>#REF!</text:p>
          </table:table-cell>
          <table:table-cell table:formula="of:=INDIRECT(&quot;'../csvs/unc1_arr1_pip0_unr10.csv'#$unc1_arr1_pip0_unr10.bl12&quot;)" office:value-type="string" office:string-value="" calcext:value-type="error">
            <text:p>#REF!</text:p>
          </table:table-cell>
          <table:table-cell table:formula="of:=INDIRECT(&quot;'../csvs/unc1_arr1_pip0_unr10.csv'#$unc1_arr1_pip0_unr10.bm12&quot;)" office:value-type="string" office:string-value="" calcext:value-type="error">
            <text:p>#REF!</text:p>
          </table:table-cell>
          <table:table-cell table:formula="of:=INDIRECT(&quot;'../csvs/unc1_arr1_pip0_unr10.csv'#$unc1_arr1_pip0_unr10.bn12&quot;)" office:value-type="string" office:string-value="" calcext:value-type="error">
            <text:p>#REF!</text:p>
          </table:table-cell>
          <table:table-cell table:formula="of:=INDIRECT(&quot;'../csvs/unc1_arr1_pip0_unr10.csv'#$unc1_arr1_pip0_unr10.bo12&quot;)" office:value-type="string" office:string-value="" calcext:value-type="error">
            <text:p>#REF!</text:p>
          </table:table-cell>
          <table:table-cell table:formula="of:=INDIRECT(&quot;'../csvs/unc1_arr1_pip0_unr10.csv'#$unc1_arr1_pip0_unr10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0_unr10.csv'#$unc1_arr1_pip0_unr10.ac13&quot;)" office:value-type="string" office:string-value="" calcext:value-type="error">
            <text:p>#REF!</text:p>
          </table:table-cell>
          <table:table-cell table:formula="of:=INDIRECT(&quot;'../csvs/unc1_arr1_pip0_unr10.csv'#$unc1_arr1_pip0_unr10.ad13&quot;)" office:value-type="string" office:string-value="" calcext:value-type="error">
            <text:p>#REF!</text:p>
          </table:table-cell>
          <table:table-cell table:formula="of:=INDIRECT(&quot;'../csvs/unc1_arr1_pip0_unr10.csv'#$unc1_arr1_pip0_unr10.ae13&quot;)" office:value-type="string" office:string-value="" calcext:value-type="error">
            <text:p>#REF!</text:p>
          </table:table-cell>
          <table:table-cell table:formula="of:=INDIRECT(&quot;'../csvs/unc1_arr1_pip0_unr10.csv'#$unc1_arr1_pip0_unr10.af13&quot;)" office:value-type="string" office:string-value="" calcext:value-type="error">
            <text:p>#REF!</text:p>
          </table:table-cell>
          <table:table-cell table:formula="of:=INDIRECT(&quot;'../csvs/unc1_arr1_pip0_unr10.csv'#$unc1_arr1_pip0_unr10.ag13&quot;)" office:value-type="string" office:string-value="" calcext:value-type="error">
            <text:p>#REF!</text:p>
          </table:table-cell>
          <table:table-cell table:formula="of:=INDIRECT(&quot;'../csvs/unc1_arr1_pip0_unr10.csv'#$unc1_arr1_pip0_unr10.ah13&quot;)" office:value-type="string" office:string-value="" calcext:value-type="error">
            <text:p>#REF!</text:p>
          </table:table-cell>
          <table:table-cell table:formula="of:=INDIRECT(&quot;'../csvs/unc1_arr1_pip0_unr10.csv'#$unc1_arr1_pip0_unr10.ai13&quot;)" office:value-type="string" office:string-value="" calcext:value-type="error">
            <text:p>#REF!</text:p>
          </table:table-cell>
          <table:table-cell table:formula="of:=INDIRECT(&quot;'../csvs/unc1_arr1_pip0_unr10.csv'#$unc1_arr1_pip0_unr10.aj13&quot;)" office:value-type="string" office:string-value="" calcext:value-type="error">
            <text:p>#REF!</text:p>
          </table:table-cell>
          <table:table-cell table:formula="of:=INDIRECT(&quot;'../csvs/unc1_arr1_pip0_unr10.csv'#$unc1_arr1_pip0_unr10.ak13&quot;)" office:value-type="string" office:string-value="" calcext:value-type="error">
            <text:p>#REF!</text:p>
          </table:table-cell>
          <table:table-cell table:formula="of:=INDIRECT(&quot;'../csvs/unc1_arr1_pip0_unr10.csv'#$unc1_arr1_pip0_unr10.al13&quot;)" office:value-type="string" office:string-value="" calcext:value-type="error">
            <text:p>#REF!</text:p>
          </table:table-cell>
          <table:table-cell table:formula="of:=INDIRECT(&quot;'../csvs/unc1_arr1_pip0_unr10.csv'#$unc1_arr1_pip0_unr10.am13&quot;)" office:value-type="string" office:string-value="" calcext:value-type="error">
            <text:p>#REF!</text:p>
          </table:table-cell>
          <table:table-cell table:formula="of:=INDIRECT(&quot;'../csvs/unc1_arr1_pip0_unr10.csv'#$unc1_arr1_pip0_unr10.an13&quot;)" office:value-type="string" office:string-value="" calcext:value-type="error">
            <text:p>#REF!</text:p>
          </table:table-cell>
          <table:table-cell table:formula="of:=INDIRECT(&quot;'../csvs/unc1_arr1_pip0_unr10.csv'#$unc1_arr1_pip0_unr10.ao13&quot;)" office:value-type="string" office:string-value="" calcext:value-type="error">
            <text:p>#REF!</text:p>
          </table:table-cell>
          <table:table-cell table:formula="of:=INDIRECT(&quot;'../csvs/unc1_arr1_pip0_unr10.csv'#$unc1_arr1_pip0_unr10.ap13&quot;)" office:value-type="string" office:string-value="" calcext:value-type="error">
            <text:p>#REF!</text:p>
          </table:table-cell>
          <table:table-cell table:formula="of:=INDIRECT(&quot;'../csvs/unc1_arr1_pip0_unr10.csv'#$unc1_arr1_pip0_unr10.aq13&quot;)" office:value-type="string" office:string-value="" calcext:value-type="error">
            <text:p>#REF!</text:p>
          </table:table-cell>
          <table:table-cell table:formula="of:=INDIRECT(&quot;'../csvs/unc1_arr1_pip0_unr10.csv'#$unc1_arr1_pip0_unr10.ar13&quot;)" office:value-type="string" office:string-value="" calcext:value-type="error">
            <text:p>#REF!</text:p>
          </table:table-cell>
          <table:table-cell table:formula="of:=INDIRECT(&quot;'../csvs/unc1_arr1_pip0_unr10.csv'#$unc1_arr1_pip0_unr10.as13&quot;)" office:value-type="string" office:string-value="" calcext:value-type="error">
            <text:p>#REF!</text:p>
          </table:table-cell>
          <table:table-cell table:formula="of:=INDIRECT(&quot;'../csvs/unc1_arr1_pip0_unr10.csv'#$unc1_arr1_pip0_unr10.at13&quot;)" office:value-type="string" office:string-value="" calcext:value-type="error">
            <text:p>#REF!</text:p>
          </table:table-cell>
          <table:table-cell table:formula="of:=INDIRECT(&quot;'../csvs/unc1_arr1_pip0_unr10.csv'#$unc1_arr1_pip0_unr10.au13&quot;)" office:value-type="string" office:string-value="" calcext:value-type="error">
            <text:p>#REF!</text:p>
          </table:table-cell>
          <table:table-cell table:formula="of:=INDIRECT(&quot;'../csvs/unc1_arr1_pip0_unr10.csv'#$unc1_arr1_pip0_unr10.av13&quot;)" office:value-type="string" office:string-value="" calcext:value-type="error">
            <text:p>#REF!</text:p>
          </table:table-cell>
          <table:table-cell table:formula="of:=INDIRECT(&quot;'../csvs/unc1_arr1_pip0_unr10.csv'#$unc1_arr1_pip0_unr10.aw13&quot;)" office:value-type="string" office:string-value="" calcext:value-type="error">
            <text:p>#REF!</text:p>
          </table:table-cell>
          <table:table-cell table:formula="of:=INDIRECT(&quot;'../csvs/unc1_arr1_pip0_unr10.csv'#$unc1_arr1_pip0_unr10.ax13&quot;)" office:value-type="string" office:string-value="" calcext:value-type="error">
            <text:p>#REF!</text:p>
          </table:table-cell>
          <table:table-cell table:formula="of:=INDIRECT(&quot;'../csvs/unc1_arr1_pip0_unr10.csv'#$unc1_arr1_pip0_unr10.ay13&quot;)" office:value-type="string" office:string-value="" calcext:value-type="error">
            <text:p>#REF!</text:p>
          </table:table-cell>
          <table:table-cell table:formula="of:=INDIRECT(&quot;'../csvs/unc1_arr1_pip0_unr10.csv'#$unc1_arr1_pip0_unr10.az13&quot;)" office:value-type="string" office:string-value="" calcext:value-type="error">
            <text:p>#REF!</text:p>
          </table:table-cell>
          <table:table-cell table:formula="of:=INDIRECT(&quot;'../csvs/unc1_arr1_pip0_unr10.csv'#$unc1_arr1_pip0_unr10.ba13&quot;)" office:value-type="string" office:string-value="" calcext:value-type="error">
            <text:p>#REF!</text:p>
          </table:table-cell>
          <table:table-cell table:formula="of:=INDIRECT(&quot;'../csvs/unc1_arr1_pip0_unr10.csv'#$unc1_arr1_pip0_unr10.bb13&quot;)" office:value-type="string" office:string-value="" calcext:value-type="error">
            <text:p>#REF!</text:p>
          </table:table-cell>
          <table:table-cell table:formula="of:=INDIRECT(&quot;'../csvs/unc1_arr1_pip0_unr10.csv'#$unc1_arr1_pip0_unr10.bc13&quot;)" office:value-type="string" office:string-value="" calcext:value-type="error">
            <text:p>#REF!</text:p>
          </table:table-cell>
          <table:table-cell table:formula="of:=INDIRECT(&quot;'../csvs/unc1_arr1_pip0_unr10.csv'#$unc1_arr1_pip0_unr10.bd13&quot;)" office:value-type="string" office:string-value="" calcext:value-type="error">
            <text:p>#REF!</text:p>
          </table:table-cell>
          <table:table-cell table:formula="of:=INDIRECT(&quot;'../csvs/unc1_arr1_pip0_unr10.csv'#$unc1_arr1_pip0_unr10.be13&quot;)" office:value-type="string" office:string-value="" calcext:value-type="error">
            <text:p>#REF!</text:p>
          </table:table-cell>
          <table:table-cell table:formula="of:=INDIRECT(&quot;'../csvs/unc1_arr1_pip0_unr10.csv'#$unc1_arr1_pip0_unr10.bf13&quot;)" office:value-type="string" office:string-value="" calcext:value-type="error">
            <text:p>#REF!</text:p>
          </table:table-cell>
          <table:table-cell table:formula="of:=INDIRECT(&quot;'../csvs/unc1_arr1_pip0_unr10.csv'#$unc1_arr1_pip0_unr10.bg13&quot;)" office:value-type="string" office:string-value="" calcext:value-type="error">
            <text:p>#REF!</text:p>
          </table:table-cell>
          <table:table-cell table:formula="of:=INDIRECT(&quot;'../csvs/unc1_arr1_pip0_unr10.csv'#$unc1_arr1_pip0_unr10.bh13&quot;)" office:value-type="string" office:string-value="" calcext:value-type="error">
            <text:p>#REF!</text:p>
          </table:table-cell>
          <table:table-cell table:formula="of:=INDIRECT(&quot;'../csvs/unc1_arr1_pip0_unr10.csv'#$unc1_arr1_pip0_unr10.bi13&quot;)" office:value-type="string" office:string-value="" calcext:value-type="error">
            <text:p>#REF!</text:p>
          </table:table-cell>
          <table:table-cell table:formula="of:=INDIRECT(&quot;'../csvs/unc1_arr1_pip0_unr10.csv'#$unc1_arr1_pip0_unr10.bj13&quot;)" office:value-type="string" office:string-value="" calcext:value-type="error">
            <text:p>#REF!</text:p>
          </table:table-cell>
          <table:table-cell table:formula="of:=INDIRECT(&quot;'../csvs/unc1_arr1_pip0_unr10.csv'#$unc1_arr1_pip0_unr10.bk13&quot;)" office:value-type="string" office:string-value="" calcext:value-type="error">
            <text:p>#REF!</text:p>
          </table:table-cell>
          <table:table-cell table:formula="of:=INDIRECT(&quot;'../csvs/unc1_arr1_pip0_unr10.csv'#$unc1_arr1_pip0_unr10.bl13&quot;)" office:value-type="string" office:string-value="" calcext:value-type="error">
            <text:p>#REF!</text:p>
          </table:table-cell>
          <table:table-cell table:formula="of:=INDIRECT(&quot;'../csvs/unc1_arr1_pip0_unr10.csv'#$unc1_arr1_pip0_unr10.bm13&quot;)" office:value-type="string" office:string-value="" calcext:value-type="error">
            <text:p>#REF!</text:p>
          </table:table-cell>
          <table:table-cell table:formula="of:=INDIRECT(&quot;'../csvs/unc1_arr1_pip0_unr10.csv'#$unc1_arr1_pip0_unr10.bn13&quot;)" office:value-type="string" office:string-value="" calcext:value-type="error">
            <text:p>#REF!</text:p>
          </table:table-cell>
          <table:table-cell table:formula="of:=INDIRECT(&quot;'../csvs/unc1_arr1_pip0_unr10.csv'#$unc1_arr1_pip0_unr10.bo13&quot;)" office:value-type="string" office:string-value="" calcext:value-type="error">
            <text:p>#REF!</text:p>
          </table:table-cell>
          <table:table-cell table:formula="of:=INDIRECT(&quot;'../csvs/unc1_arr1_pip0_unr10.csv'#$unc1_arr1_pip0_unr10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0_unr10.csv'#$unc1_arr1_pip0_unr10.ac14&quot;)" office:value-type="string" office:string-value="" calcext:value-type="error">
            <text:p>#REF!</text:p>
          </table:table-cell>
          <table:table-cell table:formula="of:=INDIRECT(&quot;'../csvs/unc1_arr1_pip0_unr10.csv'#$unc1_arr1_pip0_unr10.ad14&quot;)" office:value-type="string" office:string-value="" calcext:value-type="error">
            <text:p>#REF!</text:p>
          </table:table-cell>
          <table:table-cell table:formula="of:=INDIRECT(&quot;'../csvs/unc1_arr1_pip0_unr10.csv'#$unc1_arr1_pip0_unr10.ae14&quot;)" office:value-type="string" office:string-value="" calcext:value-type="error">
            <text:p>#REF!</text:p>
          </table:table-cell>
          <table:table-cell table:formula="of:=INDIRECT(&quot;'../csvs/unc1_arr1_pip0_unr10.csv'#$unc1_arr1_pip0_unr10.af14&quot;)" office:value-type="string" office:string-value="" calcext:value-type="error">
            <text:p>#REF!</text:p>
          </table:table-cell>
          <table:table-cell table:formula="of:=INDIRECT(&quot;'../csvs/unc1_arr1_pip0_unr10.csv'#$unc1_arr1_pip0_unr10.ag14&quot;)" office:value-type="string" office:string-value="" calcext:value-type="error">
            <text:p>#REF!</text:p>
          </table:table-cell>
          <table:table-cell table:formula="of:=INDIRECT(&quot;'../csvs/unc1_arr1_pip0_unr10.csv'#$unc1_arr1_pip0_unr10.ah14&quot;)" office:value-type="string" office:string-value="" calcext:value-type="error">
            <text:p>#REF!</text:p>
          </table:table-cell>
          <table:table-cell table:formula="of:=INDIRECT(&quot;'../csvs/unc1_arr1_pip0_unr10.csv'#$unc1_arr1_pip0_unr10.ai14&quot;)" office:value-type="string" office:string-value="" calcext:value-type="error">
            <text:p>#REF!</text:p>
          </table:table-cell>
          <table:table-cell table:formula="of:=INDIRECT(&quot;'../csvs/unc1_arr1_pip0_unr10.csv'#$unc1_arr1_pip0_unr10.aj14&quot;)" office:value-type="string" office:string-value="" calcext:value-type="error">
            <text:p>#REF!</text:p>
          </table:table-cell>
          <table:table-cell table:formula="of:=INDIRECT(&quot;'../csvs/unc1_arr1_pip0_unr10.csv'#$unc1_arr1_pip0_unr10.ak14&quot;)" office:value-type="string" office:string-value="" calcext:value-type="error">
            <text:p>#REF!</text:p>
          </table:table-cell>
          <table:table-cell table:formula="of:=INDIRECT(&quot;'../csvs/unc1_arr1_pip0_unr10.csv'#$unc1_arr1_pip0_unr10.al14&quot;)" office:value-type="string" office:string-value="" calcext:value-type="error">
            <text:p>#REF!</text:p>
          </table:table-cell>
          <table:table-cell table:formula="of:=INDIRECT(&quot;'../csvs/unc1_arr1_pip0_unr10.csv'#$unc1_arr1_pip0_unr10.am14&quot;)" office:value-type="string" office:string-value="" calcext:value-type="error">
            <text:p>#REF!</text:p>
          </table:table-cell>
          <table:table-cell table:formula="of:=INDIRECT(&quot;'../csvs/unc1_arr1_pip0_unr10.csv'#$unc1_arr1_pip0_unr10.an14&quot;)" office:value-type="string" office:string-value="" calcext:value-type="error">
            <text:p>#REF!</text:p>
          </table:table-cell>
          <table:table-cell table:formula="of:=INDIRECT(&quot;'../csvs/unc1_arr1_pip0_unr10.csv'#$unc1_arr1_pip0_unr10.ao14&quot;)" office:value-type="string" office:string-value="" calcext:value-type="error">
            <text:p>#REF!</text:p>
          </table:table-cell>
          <table:table-cell table:formula="of:=INDIRECT(&quot;'../csvs/unc1_arr1_pip0_unr10.csv'#$unc1_arr1_pip0_unr10.ap14&quot;)" office:value-type="string" office:string-value="" calcext:value-type="error">
            <text:p>#REF!</text:p>
          </table:table-cell>
          <table:table-cell table:formula="of:=INDIRECT(&quot;'../csvs/unc1_arr1_pip0_unr10.csv'#$unc1_arr1_pip0_unr10.aq14&quot;)" office:value-type="string" office:string-value="" calcext:value-type="error">
            <text:p>#REF!</text:p>
          </table:table-cell>
          <table:table-cell table:formula="of:=INDIRECT(&quot;'../csvs/unc1_arr1_pip0_unr10.csv'#$unc1_arr1_pip0_unr10.ar14&quot;)" office:value-type="string" office:string-value="" calcext:value-type="error">
            <text:p>#REF!</text:p>
          </table:table-cell>
          <table:table-cell table:formula="of:=INDIRECT(&quot;'../csvs/unc1_arr1_pip0_unr10.csv'#$unc1_arr1_pip0_unr10.as14&quot;)" office:value-type="string" office:string-value="" calcext:value-type="error">
            <text:p>#REF!</text:p>
          </table:table-cell>
          <table:table-cell table:formula="of:=INDIRECT(&quot;'../csvs/unc1_arr1_pip0_unr10.csv'#$unc1_arr1_pip0_unr10.at14&quot;)" office:value-type="string" office:string-value="" calcext:value-type="error">
            <text:p>#REF!</text:p>
          </table:table-cell>
          <table:table-cell table:formula="of:=INDIRECT(&quot;'../csvs/unc1_arr1_pip0_unr10.csv'#$unc1_arr1_pip0_unr10.au14&quot;)" office:value-type="string" office:string-value="" calcext:value-type="error">
            <text:p>#REF!</text:p>
          </table:table-cell>
          <table:table-cell table:formula="of:=INDIRECT(&quot;'../csvs/unc1_arr1_pip0_unr10.csv'#$unc1_arr1_pip0_unr10.av14&quot;)" office:value-type="string" office:string-value="" calcext:value-type="error">
            <text:p>#REF!</text:p>
          </table:table-cell>
          <table:table-cell table:formula="of:=INDIRECT(&quot;'../csvs/unc1_arr1_pip0_unr10.csv'#$unc1_arr1_pip0_unr10.aw14&quot;)" office:value-type="string" office:string-value="" calcext:value-type="error">
            <text:p>#REF!</text:p>
          </table:table-cell>
          <table:table-cell table:formula="of:=INDIRECT(&quot;'../csvs/unc1_arr1_pip0_unr10.csv'#$unc1_arr1_pip0_unr10.ax14&quot;)" office:value-type="string" office:string-value="" calcext:value-type="error">
            <text:p>#REF!</text:p>
          </table:table-cell>
          <table:table-cell table:formula="of:=INDIRECT(&quot;'../csvs/unc1_arr1_pip0_unr10.csv'#$unc1_arr1_pip0_unr10.ay14&quot;)" office:value-type="string" office:string-value="" calcext:value-type="error">
            <text:p>#REF!</text:p>
          </table:table-cell>
          <table:table-cell table:formula="of:=INDIRECT(&quot;'../csvs/unc1_arr1_pip0_unr10.csv'#$unc1_arr1_pip0_unr10.az14&quot;)" office:value-type="string" office:string-value="" calcext:value-type="error">
            <text:p>#REF!</text:p>
          </table:table-cell>
          <table:table-cell table:formula="of:=INDIRECT(&quot;'../csvs/unc1_arr1_pip0_unr10.csv'#$unc1_arr1_pip0_unr10.ba14&quot;)" office:value-type="string" office:string-value="" calcext:value-type="error">
            <text:p>#REF!</text:p>
          </table:table-cell>
          <table:table-cell table:formula="of:=INDIRECT(&quot;'../csvs/unc1_arr1_pip0_unr10.csv'#$unc1_arr1_pip0_unr10.bb14&quot;)" office:value-type="string" office:string-value="" calcext:value-type="error">
            <text:p>#REF!</text:p>
          </table:table-cell>
          <table:table-cell table:formula="of:=INDIRECT(&quot;'../csvs/unc1_arr1_pip0_unr10.csv'#$unc1_arr1_pip0_unr10.bc14&quot;)" office:value-type="string" office:string-value="" calcext:value-type="error">
            <text:p>#REF!</text:p>
          </table:table-cell>
          <table:table-cell table:formula="of:=INDIRECT(&quot;'../csvs/unc1_arr1_pip0_unr10.csv'#$unc1_arr1_pip0_unr10.bd14&quot;)" office:value-type="string" office:string-value="" calcext:value-type="error">
            <text:p>#REF!</text:p>
          </table:table-cell>
          <table:table-cell table:formula="of:=INDIRECT(&quot;'../csvs/unc1_arr1_pip0_unr10.csv'#$unc1_arr1_pip0_unr10.be14&quot;)" office:value-type="string" office:string-value="" calcext:value-type="error">
            <text:p>#REF!</text:p>
          </table:table-cell>
          <table:table-cell table:formula="of:=INDIRECT(&quot;'../csvs/unc1_arr1_pip0_unr10.csv'#$unc1_arr1_pip0_unr10.bf14&quot;)" office:value-type="string" office:string-value="" calcext:value-type="error">
            <text:p>#REF!</text:p>
          </table:table-cell>
          <table:table-cell table:formula="of:=INDIRECT(&quot;'../csvs/unc1_arr1_pip0_unr10.csv'#$unc1_arr1_pip0_unr10.bg14&quot;)" office:value-type="string" office:string-value="" calcext:value-type="error">
            <text:p>#REF!</text:p>
          </table:table-cell>
          <table:table-cell table:formula="of:=INDIRECT(&quot;'../csvs/unc1_arr1_pip0_unr10.csv'#$unc1_arr1_pip0_unr10.bh14&quot;)" office:value-type="string" office:string-value="" calcext:value-type="error">
            <text:p>#REF!</text:p>
          </table:table-cell>
          <table:table-cell table:formula="of:=INDIRECT(&quot;'../csvs/unc1_arr1_pip0_unr10.csv'#$unc1_arr1_pip0_unr10.bi14&quot;)" office:value-type="string" office:string-value="" calcext:value-type="error">
            <text:p>#REF!</text:p>
          </table:table-cell>
          <table:table-cell table:formula="of:=INDIRECT(&quot;'../csvs/unc1_arr1_pip0_unr10.csv'#$unc1_arr1_pip0_unr10.bj14&quot;)" office:value-type="string" office:string-value="" calcext:value-type="error">
            <text:p>#REF!</text:p>
          </table:table-cell>
          <table:table-cell table:formula="of:=INDIRECT(&quot;'../csvs/unc1_arr1_pip0_unr10.csv'#$unc1_arr1_pip0_unr10.bk14&quot;)" office:value-type="string" office:string-value="" calcext:value-type="error">
            <text:p>#REF!</text:p>
          </table:table-cell>
          <table:table-cell table:formula="of:=INDIRECT(&quot;'../csvs/unc1_arr1_pip0_unr10.csv'#$unc1_arr1_pip0_unr10.bl14&quot;)" office:value-type="string" office:string-value="" calcext:value-type="error">
            <text:p>#REF!</text:p>
          </table:table-cell>
          <table:table-cell table:formula="of:=INDIRECT(&quot;'../csvs/unc1_arr1_pip0_unr10.csv'#$unc1_arr1_pip0_unr10.bm14&quot;)" office:value-type="string" office:string-value="" calcext:value-type="error">
            <text:p>#REF!</text:p>
          </table:table-cell>
          <table:table-cell table:formula="of:=INDIRECT(&quot;'../csvs/unc1_arr1_pip0_unr10.csv'#$unc1_arr1_pip0_unr10.bn14&quot;)" office:value-type="string" office:string-value="" calcext:value-type="error">
            <text:p>#REF!</text:p>
          </table:table-cell>
          <table:table-cell table:formula="of:=INDIRECT(&quot;'../csvs/unc1_arr1_pip0_unr10.csv'#$unc1_arr1_pip0_unr10.bo14&quot;)" office:value-type="string" office:string-value="" calcext:value-type="error">
            <text:p>#REF!</text:p>
          </table:table-cell>
          <table:table-cell table:formula="of:=INDIRECT(&quot;'../csvs/unc1_arr1_pip0_unr10.csv'#$unc1_arr1_pip0_unr10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0_unr10.csv'#$unc1_arr1_pip0_unr10.ac15&quot;)" office:value-type="string" office:string-value="" calcext:value-type="error">
            <text:p>#REF!</text:p>
          </table:table-cell>
          <table:table-cell table:formula="of:=INDIRECT(&quot;'../csvs/unc1_arr1_pip0_unr10.csv'#$unc1_arr1_pip0_unr10.ad15&quot;)" office:value-type="string" office:string-value="" calcext:value-type="error">
            <text:p>#REF!</text:p>
          </table:table-cell>
          <table:table-cell table:formula="of:=INDIRECT(&quot;'../csvs/unc1_arr1_pip0_unr10.csv'#$unc1_arr1_pip0_unr10.ae15&quot;)" office:value-type="string" office:string-value="" calcext:value-type="error">
            <text:p>#REF!</text:p>
          </table:table-cell>
          <table:table-cell table:formula="of:=INDIRECT(&quot;'../csvs/unc1_arr1_pip0_unr10.csv'#$unc1_arr1_pip0_unr10.af15&quot;)" office:value-type="string" office:string-value="" calcext:value-type="error">
            <text:p>#REF!</text:p>
          </table:table-cell>
          <table:table-cell table:formula="of:=INDIRECT(&quot;'../csvs/unc1_arr1_pip0_unr10.csv'#$unc1_arr1_pip0_unr10.ag15&quot;)" office:value-type="string" office:string-value="" calcext:value-type="error">
            <text:p>#REF!</text:p>
          </table:table-cell>
          <table:table-cell table:formula="of:=INDIRECT(&quot;'../csvs/unc1_arr1_pip0_unr10.csv'#$unc1_arr1_pip0_unr10.ah15&quot;)" office:value-type="string" office:string-value="" calcext:value-type="error">
            <text:p>#REF!</text:p>
          </table:table-cell>
          <table:table-cell table:formula="of:=INDIRECT(&quot;'../csvs/unc1_arr1_pip0_unr10.csv'#$unc1_arr1_pip0_unr10.ai15&quot;)" office:value-type="string" office:string-value="" calcext:value-type="error">
            <text:p>#REF!</text:p>
          </table:table-cell>
          <table:table-cell table:formula="of:=INDIRECT(&quot;'../csvs/unc1_arr1_pip0_unr10.csv'#$unc1_arr1_pip0_unr10.aj15&quot;)" office:value-type="string" office:string-value="" calcext:value-type="error">
            <text:p>#REF!</text:p>
          </table:table-cell>
          <table:table-cell table:formula="of:=INDIRECT(&quot;'../csvs/unc1_arr1_pip0_unr10.csv'#$unc1_arr1_pip0_unr10.ak15&quot;)" office:value-type="string" office:string-value="" calcext:value-type="error">
            <text:p>#REF!</text:p>
          </table:table-cell>
          <table:table-cell table:formula="of:=INDIRECT(&quot;'../csvs/unc1_arr1_pip0_unr10.csv'#$unc1_arr1_pip0_unr10.al15&quot;)" office:value-type="string" office:string-value="" calcext:value-type="error">
            <text:p>#REF!</text:p>
          </table:table-cell>
          <table:table-cell table:formula="of:=INDIRECT(&quot;'../csvs/unc1_arr1_pip0_unr10.csv'#$unc1_arr1_pip0_unr10.am15&quot;)" office:value-type="string" office:string-value="" calcext:value-type="error">
            <text:p>#REF!</text:p>
          </table:table-cell>
          <table:table-cell table:formula="of:=INDIRECT(&quot;'../csvs/unc1_arr1_pip0_unr10.csv'#$unc1_arr1_pip0_unr10.an15&quot;)" office:value-type="string" office:string-value="" calcext:value-type="error">
            <text:p>#REF!</text:p>
          </table:table-cell>
          <table:table-cell table:formula="of:=INDIRECT(&quot;'../csvs/unc1_arr1_pip0_unr10.csv'#$unc1_arr1_pip0_unr10.ao15&quot;)" office:value-type="string" office:string-value="" calcext:value-type="error">
            <text:p>#REF!</text:p>
          </table:table-cell>
          <table:table-cell table:formula="of:=INDIRECT(&quot;'../csvs/unc1_arr1_pip0_unr10.csv'#$unc1_arr1_pip0_unr10.ap15&quot;)" office:value-type="string" office:string-value="" calcext:value-type="error">
            <text:p>#REF!</text:p>
          </table:table-cell>
          <table:table-cell table:formula="of:=INDIRECT(&quot;'../csvs/unc1_arr1_pip0_unr10.csv'#$unc1_arr1_pip0_unr10.aq15&quot;)" office:value-type="string" office:string-value="" calcext:value-type="error">
            <text:p>#REF!</text:p>
          </table:table-cell>
          <table:table-cell table:formula="of:=INDIRECT(&quot;'../csvs/unc1_arr1_pip0_unr10.csv'#$unc1_arr1_pip0_unr10.ar15&quot;)" office:value-type="string" office:string-value="" calcext:value-type="error">
            <text:p>#REF!</text:p>
          </table:table-cell>
          <table:table-cell table:formula="of:=INDIRECT(&quot;'../csvs/unc1_arr1_pip0_unr10.csv'#$unc1_arr1_pip0_unr10.as15&quot;)" office:value-type="string" office:string-value="" calcext:value-type="error">
            <text:p>#REF!</text:p>
          </table:table-cell>
          <table:table-cell table:formula="of:=INDIRECT(&quot;'../csvs/unc1_arr1_pip0_unr10.csv'#$unc1_arr1_pip0_unr10.at15&quot;)" office:value-type="string" office:string-value="" calcext:value-type="error">
            <text:p>#REF!</text:p>
          </table:table-cell>
          <table:table-cell table:formula="of:=INDIRECT(&quot;'../csvs/unc1_arr1_pip0_unr10.csv'#$unc1_arr1_pip0_unr10.au15&quot;)" office:value-type="string" office:string-value="" calcext:value-type="error">
            <text:p>#REF!</text:p>
          </table:table-cell>
          <table:table-cell table:formula="of:=INDIRECT(&quot;'../csvs/unc1_arr1_pip0_unr10.csv'#$unc1_arr1_pip0_unr10.av15&quot;)" office:value-type="string" office:string-value="" calcext:value-type="error">
            <text:p>#REF!</text:p>
          </table:table-cell>
          <table:table-cell table:formula="of:=INDIRECT(&quot;'../csvs/unc1_arr1_pip0_unr10.csv'#$unc1_arr1_pip0_unr10.aw15&quot;)" office:value-type="string" office:string-value="" calcext:value-type="error">
            <text:p>#REF!</text:p>
          </table:table-cell>
          <table:table-cell table:formula="of:=INDIRECT(&quot;'../csvs/unc1_arr1_pip0_unr10.csv'#$unc1_arr1_pip0_unr10.ax15&quot;)" office:value-type="string" office:string-value="" calcext:value-type="error">
            <text:p>#REF!</text:p>
          </table:table-cell>
          <table:table-cell table:formula="of:=INDIRECT(&quot;'../csvs/unc1_arr1_pip0_unr10.csv'#$unc1_arr1_pip0_unr10.ay15&quot;)" office:value-type="string" office:string-value="" calcext:value-type="error">
            <text:p>#REF!</text:p>
          </table:table-cell>
          <table:table-cell table:formula="of:=INDIRECT(&quot;'../csvs/unc1_arr1_pip0_unr10.csv'#$unc1_arr1_pip0_unr10.az15&quot;)" office:value-type="string" office:string-value="" calcext:value-type="error">
            <text:p>#REF!</text:p>
          </table:table-cell>
          <table:table-cell table:formula="of:=INDIRECT(&quot;'../csvs/unc1_arr1_pip0_unr10.csv'#$unc1_arr1_pip0_unr10.ba15&quot;)" office:value-type="string" office:string-value="" calcext:value-type="error">
            <text:p>#REF!</text:p>
          </table:table-cell>
          <table:table-cell table:formula="of:=INDIRECT(&quot;'../csvs/unc1_arr1_pip0_unr10.csv'#$unc1_arr1_pip0_unr10.bb15&quot;)" office:value-type="string" office:string-value="" calcext:value-type="error">
            <text:p>#REF!</text:p>
          </table:table-cell>
          <table:table-cell table:formula="of:=INDIRECT(&quot;'../csvs/unc1_arr1_pip0_unr10.csv'#$unc1_arr1_pip0_unr10.bc15&quot;)" office:value-type="string" office:string-value="" calcext:value-type="error">
            <text:p>#REF!</text:p>
          </table:table-cell>
          <table:table-cell table:formula="of:=INDIRECT(&quot;'../csvs/unc1_arr1_pip0_unr10.csv'#$unc1_arr1_pip0_unr10.bd15&quot;)" office:value-type="string" office:string-value="" calcext:value-type="error">
            <text:p>#REF!</text:p>
          </table:table-cell>
          <table:table-cell table:formula="of:=INDIRECT(&quot;'../csvs/unc1_arr1_pip0_unr10.csv'#$unc1_arr1_pip0_unr10.be15&quot;)" office:value-type="string" office:string-value="" calcext:value-type="error">
            <text:p>#REF!</text:p>
          </table:table-cell>
          <table:table-cell table:formula="of:=INDIRECT(&quot;'../csvs/unc1_arr1_pip0_unr10.csv'#$unc1_arr1_pip0_unr10.bf15&quot;)" office:value-type="string" office:string-value="" calcext:value-type="error">
            <text:p>#REF!</text:p>
          </table:table-cell>
          <table:table-cell table:formula="of:=INDIRECT(&quot;'../csvs/unc1_arr1_pip0_unr10.csv'#$unc1_arr1_pip0_unr10.bg15&quot;)" office:value-type="string" office:string-value="" calcext:value-type="error">
            <text:p>#REF!</text:p>
          </table:table-cell>
          <table:table-cell table:formula="of:=INDIRECT(&quot;'../csvs/unc1_arr1_pip0_unr10.csv'#$unc1_arr1_pip0_unr10.bh15&quot;)" office:value-type="string" office:string-value="" calcext:value-type="error">
            <text:p>#REF!</text:p>
          </table:table-cell>
          <table:table-cell table:formula="of:=INDIRECT(&quot;'../csvs/unc1_arr1_pip0_unr10.csv'#$unc1_arr1_pip0_unr10.bi15&quot;)" office:value-type="string" office:string-value="" calcext:value-type="error">
            <text:p>#REF!</text:p>
          </table:table-cell>
          <table:table-cell table:formula="of:=INDIRECT(&quot;'../csvs/unc1_arr1_pip0_unr10.csv'#$unc1_arr1_pip0_unr10.bj15&quot;)" office:value-type="string" office:string-value="" calcext:value-type="error">
            <text:p>#REF!</text:p>
          </table:table-cell>
          <table:table-cell table:formula="of:=INDIRECT(&quot;'../csvs/unc1_arr1_pip0_unr10.csv'#$unc1_arr1_pip0_unr10.bk15&quot;)" office:value-type="string" office:string-value="" calcext:value-type="error">
            <text:p>#REF!</text:p>
          </table:table-cell>
          <table:table-cell table:formula="of:=INDIRECT(&quot;'../csvs/unc1_arr1_pip0_unr10.csv'#$unc1_arr1_pip0_unr10.bl15&quot;)" office:value-type="string" office:string-value="" calcext:value-type="error">
            <text:p>#REF!</text:p>
          </table:table-cell>
          <table:table-cell table:formula="of:=INDIRECT(&quot;'../csvs/unc1_arr1_pip0_unr10.csv'#$unc1_arr1_pip0_unr10.bm15&quot;)" office:value-type="string" office:string-value="" calcext:value-type="error">
            <text:p>#REF!</text:p>
          </table:table-cell>
          <table:table-cell table:formula="of:=INDIRECT(&quot;'../csvs/unc1_arr1_pip0_unr10.csv'#$unc1_arr1_pip0_unr10.bn15&quot;)" office:value-type="string" office:string-value="" calcext:value-type="error">
            <text:p>#REF!</text:p>
          </table:table-cell>
          <table:table-cell table:formula="of:=INDIRECT(&quot;'../csvs/unc1_arr1_pip0_unr10.csv'#$unc1_arr1_pip0_unr10.bo15&quot;)" office:value-type="string" office:string-value="" calcext:value-type="error">
            <text:p>#REF!</text:p>
          </table:table-cell>
          <table:table-cell table:formula="of:=INDIRECT(&quot;'../csvs/unc1_arr1_pip0_unr10.csv'#$unc1_arr1_pip0_unr10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0_unr10.csv'#$unc1_arr1_pip0_unr10.ac16&quot;)" office:value-type="string" office:string-value="" calcext:value-type="error">
            <text:p>#REF!</text:p>
          </table:table-cell>
          <table:table-cell table:formula="of:=INDIRECT(&quot;'../csvs/unc1_arr1_pip0_unr10.csv'#$unc1_arr1_pip0_unr10.ad16&quot;)" office:value-type="string" office:string-value="" calcext:value-type="error">
            <text:p>#REF!</text:p>
          </table:table-cell>
          <table:table-cell table:formula="of:=INDIRECT(&quot;'../csvs/unc1_arr1_pip0_unr10.csv'#$unc1_arr1_pip0_unr10.ae16&quot;)" office:value-type="string" office:string-value="" calcext:value-type="error">
            <text:p>#REF!</text:p>
          </table:table-cell>
          <table:table-cell table:formula="of:=INDIRECT(&quot;'../csvs/unc1_arr1_pip0_unr10.csv'#$unc1_arr1_pip0_unr10.af16&quot;)" office:value-type="string" office:string-value="" calcext:value-type="error">
            <text:p>#REF!</text:p>
          </table:table-cell>
          <table:table-cell table:formula="of:=INDIRECT(&quot;'../csvs/unc1_arr1_pip0_unr10.csv'#$unc1_arr1_pip0_unr10.ag16&quot;)" office:value-type="string" office:string-value="" calcext:value-type="error">
            <text:p>#REF!</text:p>
          </table:table-cell>
          <table:table-cell table:formula="of:=INDIRECT(&quot;'../csvs/unc1_arr1_pip0_unr10.csv'#$unc1_arr1_pip0_unr10.ah16&quot;)" office:value-type="string" office:string-value="" calcext:value-type="error">
            <text:p>#REF!</text:p>
          </table:table-cell>
          <table:table-cell table:formula="of:=INDIRECT(&quot;'../csvs/unc1_arr1_pip0_unr10.csv'#$unc1_arr1_pip0_unr10.ai16&quot;)" office:value-type="string" office:string-value="" calcext:value-type="error">
            <text:p>#REF!</text:p>
          </table:table-cell>
          <table:table-cell table:formula="of:=INDIRECT(&quot;'../csvs/unc1_arr1_pip0_unr10.csv'#$unc1_arr1_pip0_unr10.aj16&quot;)" office:value-type="string" office:string-value="" calcext:value-type="error">
            <text:p>#REF!</text:p>
          </table:table-cell>
          <table:table-cell table:formula="of:=INDIRECT(&quot;'../csvs/unc1_arr1_pip0_unr10.csv'#$unc1_arr1_pip0_unr10.ak16&quot;)" office:value-type="string" office:string-value="" calcext:value-type="error">
            <text:p>#REF!</text:p>
          </table:table-cell>
          <table:table-cell table:formula="of:=INDIRECT(&quot;'../csvs/unc1_arr1_pip0_unr10.csv'#$unc1_arr1_pip0_unr10.al16&quot;)" office:value-type="string" office:string-value="" calcext:value-type="error">
            <text:p>#REF!</text:p>
          </table:table-cell>
          <table:table-cell table:formula="of:=INDIRECT(&quot;'../csvs/unc1_arr1_pip0_unr10.csv'#$unc1_arr1_pip0_unr10.am16&quot;)" office:value-type="string" office:string-value="" calcext:value-type="error">
            <text:p>#REF!</text:p>
          </table:table-cell>
          <table:table-cell table:formula="of:=INDIRECT(&quot;'../csvs/unc1_arr1_pip0_unr10.csv'#$unc1_arr1_pip0_unr10.an16&quot;)" office:value-type="string" office:string-value="" calcext:value-type="error">
            <text:p>#REF!</text:p>
          </table:table-cell>
          <table:table-cell table:formula="of:=INDIRECT(&quot;'../csvs/unc1_arr1_pip0_unr10.csv'#$unc1_arr1_pip0_unr10.ao16&quot;)" office:value-type="string" office:string-value="" calcext:value-type="error">
            <text:p>#REF!</text:p>
          </table:table-cell>
          <table:table-cell table:formula="of:=INDIRECT(&quot;'../csvs/unc1_arr1_pip0_unr10.csv'#$unc1_arr1_pip0_unr10.ap16&quot;)" office:value-type="string" office:string-value="" calcext:value-type="error">
            <text:p>#REF!</text:p>
          </table:table-cell>
          <table:table-cell table:formula="of:=INDIRECT(&quot;'../csvs/unc1_arr1_pip0_unr10.csv'#$unc1_arr1_pip0_unr10.aq16&quot;)" office:value-type="string" office:string-value="" calcext:value-type="error">
            <text:p>#REF!</text:p>
          </table:table-cell>
          <table:table-cell table:formula="of:=INDIRECT(&quot;'../csvs/unc1_arr1_pip0_unr10.csv'#$unc1_arr1_pip0_unr10.ar16&quot;)" office:value-type="string" office:string-value="" calcext:value-type="error">
            <text:p>#REF!</text:p>
          </table:table-cell>
          <table:table-cell table:formula="of:=INDIRECT(&quot;'../csvs/unc1_arr1_pip0_unr10.csv'#$unc1_arr1_pip0_unr10.as16&quot;)" office:value-type="string" office:string-value="" calcext:value-type="error">
            <text:p>#REF!</text:p>
          </table:table-cell>
          <table:table-cell table:formula="of:=INDIRECT(&quot;'../csvs/unc1_arr1_pip0_unr10.csv'#$unc1_arr1_pip0_unr10.at16&quot;)" office:value-type="string" office:string-value="" calcext:value-type="error">
            <text:p>#REF!</text:p>
          </table:table-cell>
          <table:table-cell table:formula="of:=INDIRECT(&quot;'../csvs/unc1_arr1_pip0_unr10.csv'#$unc1_arr1_pip0_unr10.au16&quot;)" office:value-type="string" office:string-value="" calcext:value-type="error">
            <text:p>#REF!</text:p>
          </table:table-cell>
          <table:table-cell table:formula="of:=INDIRECT(&quot;'../csvs/unc1_arr1_pip0_unr10.csv'#$unc1_arr1_pip0_unr10.av16&quot;)" office:value-type="string" office:string-value="" calcext:value-type="error">
            <text:p>#REF!</text:p>
          </table:table-cell>
          <table:table-cell table:formula="of:=INDIRECT(&quot;'../csvs/unc1_arr1_pip0_unr10.csv'#$unc1_arr1_pip0_unr10.aw16&quot;)" office:value-type="string" office:string-value="" calcext:value-type="error">
            <text:p>#REF!</text:p>
          </table:table-cell>
          <table:table-cell table:formula="of:=INDIRECT(&quot;'../csvs/unc1_arr1_pip0_unr10.csv'#$unc1_arr1_pip0_unr10.ax16&quot;)" office:value-type="string" office:string-value="" calcext:value-type="error">
            <text:p>#REF!</text:p>
          </table:table-cell>
          <table:table-cell table:formula="of:=INDIRECT(&quot;'../csvs/unc1_arr1_pip0_unr10.csv'#$unc1_arr1_pip0_unr10.ay16&quot;)" office:value-type="string" office:string-value="" calcext:value-type="error">
            <text:p>#REF!</text:p>
          </table:table-cell>
          <table:table-cell table:formula="of:=INDIRECT(&quot;'../csvs/unc1_arr1_pip0_unr10.csv'#$unc1_arr1_pip0_unr10.az16&quot;)" office:value-type="string" office:string-value="" calcext:value-type="error">
            <text:p>#REF!</text:p>
          </table:table-cell>
          <table:table-cell table:formula="of:=INDIRECT(&quot;'../csvs/unc1_arr1_pip0_unr10.csv'#$unc1_arr1_pip0_unr10.ba16&quot;)" office:value-type="string" office:string-value="" calcext:value-type="error">
            <text:p>#REF!</text:p>
          </table:table-cell>
          <table:table-cell table:formula="of:=INDIRECT(&quot;'../csvs/unc1_arr1_pip0_unr10.csv'#$unc1_arr1_pip0_unr10.bb16&quot;)" office:value-type="string" office:string-value="" calcext:value-type="error">
            <text:p>#REF!</text:p>
          </table:table-cell>
          <table:table-cell table:formula="of:=INDIRECT(&quot;'../csvs/unc1_arr1_pip0_unr10.csv'#$unc1_arr1_pip0_unr10.bc16&quot;)" office:value-type="string" office:string-value="" calcext:value-type="error">
            <text:p>#REF!</text:p>
          </table:table-cell>
          <table:table-cell table:formula="of:=INDIRECT(&quot;'../csvs/unc1_arr1_pip0_unr10.csv'#$unc1_arr1_pip0_unr10.bd16&quot;)" office:value-type="string" office:string-value="" calcext:value-type="error">
            <text:p>#REF!</text:p>
          </table:table-cell>
          <table:table-cell table:formula="of:=INDIRECT(&quot;'../csvs/unc1_arr1_pip0_unr10.csv'#$unc1_arr1_pip0_unr10.be16&quot;)" office:value-type="string" office:string-value="" calcext:value-type="error">
            <text:p>#REF!</text:p>
          </table:table-cell>
          <table:table-cell table:formula="of:=INDIRECT(&quot;'../csvs/unc1_arr1_pip0_unr10.csv'#$unc1_arr1_pip0_unr10.bf16&quot;)" office:value-type="string" office:string-value="" calcext:value-type="error">
            <text:p>#REF!</text:p>
          </table:table-cell>
          <table:table-cell table:formula="of:=INDIRECT(&quot;'../csvs/unc1_arr1_pip0_unr10.csv'#$unc1_arr1_pip0_unr10.bg16&quot;)" office:value-type="string" office:string-value="" calcext:value-type="error">
            <text:p>#REF!</text:p>
          </table:table-cell>
          <table:table-cell table:formula="of:=INDIRECT(&quot;'../csvs/unc1_arr1_pip0_unr10.csv'#$unc1_arr1_pip0_unr10.bh16&quot;)" office:value-type="string" office:string-value="" calcext:value-type="error">
            <text:p>#REF!</text:p>
          </table:table-cell>
          <table:table-cell table:formula="of:=INDIRECT(&quot;'../csvs/unc1_arr1_pip0_unr10.csv'#$unc1_arr1_pip0_unr10.bi16&quot;)" office:value-type="string" office:string-value="" calcext:value-type="error">
            <text:p>#REF!</text:p>
          </table:table-cell>
          <table:table-cell table:formula="of:=INDIRECT(&quot;'../csvs/unc1_arr1_pip0_unr10.csv'#$unc1_arr1_pip0_unr10.bj16&quot;)" office:value-type="string" office:string-value="" calcext:value-type="error">
            <text:p>#REF!</text:p>
          </table:table-cell>
          <table:table-cell table:formula="of:=INDIRECT(&quot;'../csvs/unc1_arr1_pip0_unr10.csv'#$unc1_arr1_pip0_unr10.bk16&quot;)" office:value-type="string" office:string-value="" calcext:value-type="error">
            <text:p>#REF!</text:p>
          </table:table-cell>
          <table:table-cell table:formula="of:=INDIRECT(&quot;'../csvs/unc1_arr1_pip0_unr10.csv'#$unc1_arr1_pip0_unr10.bl16&quot;)" office:value-type="string" office:string-value="" calcext:value-type="error">
            <text:p>#REF!</text:p>
          </table:table-cell>
          <table:table-cell table:formula="of:=INDIRECT(&quot;'../csvs/unc1_arr1_pip0_unr10.csv'#$unc1_arr1_pip0_unr10.bm16&quot;)" office:value-type="string" office:string-value="" calcext:value-type="error">
            <text:p>#REF!</text:p>
          </table:table-cell>
          <table:table-cell table:formula="of:=INDIRECT(&quot;'../csvs/unc1_arr1_pip0_unr10.csv'#$unc1_arr1_pip0_unr10.bn16&quot;)" office:value-type="string" office:string-value="" calcext:value-type="error">
            <text:p>#REF!</text:p>
          </table:table-cell>
          <table:table-cell table:formula="of:=INDIRECT(&quot;'../csvs/unc1_arr1_pip0_unr10.csv'#$unc1_arr1_pip0_unr10.bo16&quot;)" office:value-type="string" office:string-value="" calcext:value-type="error">
            <text:p>#REF!</text:p>
          </table:table-cell>
          <table:table-cell table:formula="of:=INDIRECT(&quot;'../csvs/unc1_arr1_pip0_unr10.csv'#$unc1_arr1_pip0_unr10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0_unr10.csv'#$unc1_arr1_pip0_unr10.ac17&quot;)" office:value-type="string" office:string-value="" calcext:value-type="error">
            <text:p>#REF!</text:p>
          </table:table-cell>
          <table:table-cell table:formula="of:=INDIRECT(&quot;'../csvs/unc1_arr1_pip0_unr10.csv'#$unc1_arr1_pip0_unr10.ad17&quot;)" office:value-type="string" office:string-value="" calcext:value-type="error">
            <text:p>#REF!</text:p>
          </table:table-cell>
          <table:table-cell table:formula="of:=INDIRECT(&quot;'../csvs/unc1_arr1_pip0_unr10.csv'#$unc1_arr1_pip0_unr10.ae17&quot;)" office:value-type="string" office:string-value="" calcext:value-type="error">
            <text:p>#REF!</text:p>
          </table:table-cell>
          <table:table-cell table:formula="of:=INDIRECT(&quot;'../csvs/unc1_arr1_pip0_unr10.csv'#$unc1_arr1_pip0_unr10.af17&quot;)" office:value-type="string" office:string-value="" calcext:value-type="error">
            <text:p>#REF!</text:p>
          </table:table-cell>
          <table:table-cell table:formula="of:=INDIRECT(&quot;'../csvs/unc1_arr1_pip0_unr10.csv'#$unc1_arr1_pip0_unr10.ag17&quot;)" office:value-type="string" office:string-value="" calcext:value-type="error">
            <text:p>#REF!</text:p>
          </table:table-cell>
          <table:table-cell table:formula="of:=INDIRECT(&quot;'../csvs/unc1_arr1_pip0_unr10.csv'#$unc1_arr1_pip0_unr10.ah17&quot;)" office:value-type="string" office:string-value="" calcext:value-type="error">
            <text:p>#REF!</text:p>
          </table:table-cell>
          <table:table-cell table:formula="of:=INDIRECT(&quot;'../csvs/unc1_arr1_pip0_unr10.csv'#$unc1_arr1_pip0_unr10.ai17&quot;)" office:value-type="string" office:string-value="" calcext:value-type="error">
            <text:p>#REF!</text:p>
          </table:table-cell>
          <table:table-cell table:formula="of:=INDIRECT(&quot;'../csvs/unc1_arr1_pip0_unr10.csv'#$unc1_arr1_pip0_unr10.aj17&quot;)" office:value-type="string" office:string-value="" calcext:value-type="error">
            <text:p>#REF!</text:p>
          </table:table-cell>
          <table:table-cell table:formula="of:=INDIRECT(&quot;'../csvs/unc1_arr1_pip0_unr10.csv'#$unc1_arr1_pip0_unr10.ak17&quot;)" office:value-type="string" office:string-value="" calcext:value-type="error">
            <text:p>#REF!</text:p>
          </table:table-cell>
          <table:table-cell table:formula="of:=INDIRECT(&quot;'../csvs/unc1_arr1_pip0_unr10.csv'#$unc1_arr1_pip0_unr10.al17&quot;)" office:value-type="string" office:string-value="" calcext:value-type="error">
            <text:p>#REF!</text:p>
          </table:table-cell>
          <table:table-cell table:formula="of:=INDIRECT(&quot;'../csvs/unc1_arr1_pip0_unr10.csv'#$unc1_arr1_pip0_unr10.am17&quot;)" office:value-type="string" office:string-value="" calcext:value-type="error">
            <text:p>#REF!</text:p>
          </table:table-cell>
          <table:table-cell table:formula="of:=INDIRECT(&quot;'../csvs/unc1_arr1_pip0_unr10.csv'#$unc1_arr1_pip0_unr10.an17&quot;)" office:value-type="string" office:string-value="" calcext:value-type="error">
            <text:p>#REF!</text:p>
          </table:table-cell>
          <table:table-cell table:formula="of:=INDIRECT(&quot;'../csvs/unc1_arr1_pip0_unr10.csv'#$unc1_arr1_pip0_unr10.ao17&quot;)" office:value-type="string" office:string-value="" calcext:value-type="error">
            <text:p>#REF!</text:p>
          </table:table-cell>
          <table:table-cell table:formula="of:=INDIRECT(&quot;'../csvs/unc1_arr1_pip0_unr10.csv'#$unc1_arr1_pip0_unr10.ap17&quot;)" office:value-type="string" office:string-value="" calcext:value-type="error">
            <text:p>#REF!</text:p>
          </table:table-cell>
          <table:table-cell table:formula="of:=INDIRECT(&quot;'../csvs/unc1_arr1_pip0_unr10.csv'#$unc1_arr1_pip0_unr10.aq17&quot;)" office:value-type="string" office:string-value="" calcext:value-type="error">
            <text:p>#REF!</text:p>
          </table:table-cell>
          <table:table-cell table:formula="of:=INDIRECT(&quot;'../csvs/unc1_arr1_pip0_unr10.csv'#$unc1_arr1_pip0_unr10.ar17&quot;)" office:value-type="string" office:string-value="" calcext:value-type="error">
            <text:p>#REF!</text:p>
          </table:table-cell>
          <table:table-cell table:formula="of:=INDIRECT(&quot;'../csvs/unc1_arr1_pip0_unr10.csv'#$unc1_arr1_pip0_unr10.as17&quot;)" office:value-type="string" office:string-value="" calcext:value-type="error">
            <text:p>#REF!</text:p>
          </table:table-cell>
          <table:table-cell table:formula="of:=INDIRECT(&quot;'../csvs/unc1_arr1_pip0_unr10.csv'#$unc1_arr1_pip0_unr10.at17&quot;)" office:value-type="string" office:string-value="" calcext:value-type="error">
            <text:p>#REF!</text:p>
          </table:table-cell>
          <table:table-cell table:formula="of:=INDIRECT(&quot;'../csvs/unc1_arr1_pip0_unr10.csv'#$unc1_arr1_pip0_unr10.au17&quot;)" office:value-type="string" office:string-value="" calcext:value-type="error">
            <text:p>#REF!</text:p>
          </table:table-cell>
          <table:table-cell table:formula="of:=INDIRECT(&quot;'../csvs/unc1_arr1_pip0_unr10.csv'#$unc1_arr1_pip0_unr10.av17&quot;)" office:value-type="string" office:string-value="" calcext:value-type="error">
            <text:p>#REF!</text:p>
          </table:table-cell>
          <table:table-cell table:formula="of:=INDIRECT(&quot;'../csvs/unc1_arr1_pip0_unr10.csv'#$unc1_arr1_pip0_unr10.aw17&quot;)" office:value-type="string" office:string-value="" calcext:value-type="error">
            <text:p>#REF!</text:p>
          </table:table-cell>
          <table:table-cell table:formula="of:=INDIRECT(&quot;'../csvs/unc1_arr1_pip0_unr10.csv'#$unc1_arr1_pip0_unr10.ax17&quot;)" office:value-type="string" office:string-value="" calcext:value-type="error">
            <text:p>#REF!</text:p>
          </table:table-cell>
          <table:table-cell table:formula="of:=INDIRECT(&quot;'../csvs/unc1_arr1_pip0_unr10.csv'#$unc1_arr1_pip0_unr10.ay17&quot;)" office:value-type="string" office:string-value="" calcext:value-type="error">
            <text:p>#REF!</text:p>
          </table:table-cell>
          <table:table-cell table:formula="of:=INDIRECT(&quot;'../csvs/unc1_arr1_pip0_unr10.csv'#$unc1_arr1_pip0_unr10.az17&quot;)" office:value-type="string" office:string-value="" calcext:value-type="error">
            <text:p>#REF!</text:p>
          </table:table-cell>
          <table:table-cell table:formula="of:=INDIRECT(&quot;'../csvs/unc1_arr1_pip0_unr10.csv'#$unc1_arr1_pip0_unr10.ba17&quot;)" office:value-type="string" office:string-value="" calcext:value-type="error">
            <text:p>#REF!</text:p>
          </table:table-cell>
          <table:table-cell table:formula="of:=INDIRECT(&quot;'../csvs/unc1_arr1_pip0_unr10.csv'#$unc1_arr1_pip0_unr10.bb17&quot;)" office:value-type="string" office:string-value="" calcext:value-type="error">
            <text:p>#REF!</text:p>
          </table:table-cell>
          <table:table-cell table:formula="of:=INDIRECT(&quot;'../csvs/unc1_arr1_pip0_unr10.csv'#$unc1_arr1_pip0_unr10.bc17&quot;)" office:value-type="string" office:string-value="" calcext:value-type="error">
            <text:p>#REF!</text:p>
          </table:table-cell>
          <table:table-cell table:formula="of:=INDIRECT(&quot;'../csvs/unc1_arr1_pip0_unr10.csv'#$unc1_arr1_pip0_unr10.bd17&quot;)" office:value-type="string" office:string-value="" calcext:value-type="error">
            <text:p>#REF!</text:p>
          </table:table-cell>
          <table:table-cell table:formula="of:=INDIRECT(&quot;'../csvs/unc1_arr1_pip0_unr10.csv'#$unc1_arr1_pip0_unr10.be17&quot;)" office:value-type="string" office:string-value="" calcext:value-type="error">
            <text:p>#REF!</text:p>
          </table:table-cell>
          <table:table-cell table:formula="of:=INDIRECT(&quot;'../csvs/unc1_arr1_pip0_unr10.csv'#$unc1_arr1_pip0_unr10.bf17&quot;)" office:value-type="string" office:string-value="" calcext:value-type="error">
            <text:p>#REF!</text:p>
          </table:table-cell>
          <table:table-cell table:formula="of:=INDIRECT(&quot;'../csvs/unc1_arr1_pip0_unr10.csv'#$unc1_arr1_pip0_unr10.bg17&quot;)" office:value-type="string" office:string-value="" calcext:value-type="error">
            <text:p>#REF!</text:p>
          </table:table-cell>
          <table:table-cell table:formula="of:=INDIRECT(&quot;'../csvs/unc1_arr1_pip0_unr10.csv'#$unc1_arr1_pip0_unr10.bh17&quot;)" office:value-type="string" office:string-value="" calcext:value-type="error">
            <text:p>#REF!</text:p>
          </table:table-cell>
          <table:table-cell table:formula="of:=INDIRECT(&quot;'../csvs/unc1_arr1_pip0_unr10.csv'#$unc1_arr1_pip0_unr10.bi17&quot;)" office:value-type="string" office:string-value="" calcext:value-type="error">
            <text:p>#REF!</text:p>
          </table:table-cell>
          <table:table-cell table:formula="of:=INDIRECT(&quot;'../csvs/unc1_arr1_pip0_unr10.csv'#$unc1_arr1_pip0_unr10.bj17&quot;)" office:value-type="string" office:string-value="" calcext:value-type="error">
            <text:p>#REF!</text:p>
          </table:table-cell>
          <table:table-cell table:formula="of:=INDIRECT(&quot;'../csvs/unc1_arr1_pip0_unr10.csv'#$unc1_arr1_pip0_unr10.bk17&quot;)" office:value-type="string" office:string-value="" calcext:value-type="error">
            <text:p>#REF!</text:p>
          </table:table-cell>
          <table:table-cell table:formula="of:=INDIRECT(&quot;'../csvs/unc1_arr1_pip0_unr10.csv'#$unc1_arr1_pip0_unr10.bl17&quot;)" office:value-type="string" office:string-value="" calcext:value-type="error">
            <text:p>#REF!</text:p>
          </table:table-cell>
          <table:table-cell table:formula="of:=INDIRECT(&quot;'../csvs/unc1_arr1_pip0_unr10.csv'#$unc1_arr1_pip0_unr10.bm17&quot;)" office:value-type="string" office:string-value="" calcext:value-type="error">
            <text:p>#REF!</text:p>
          </table:table-cell>
          <table:table-cell table:formula="of:=INDIRECT(&quot;'../csvs/unc1_arr1_pip0_unr10.csv'#$unc1_arr1_pip0_unr10.bn17&quot;)" office:value-type="string" office:string-value="" calcext:value-type="error">
            <text:p>#REF!</text:p>
          </table:table-cell>
          <table:table-cell table:formula="of:=INDIRECT(&quot;'../csvs/unc1_arr1_pip0_unr10.csv'#$unc1_arr1_pip0_unr10.bo17&quot;)" office:value-type="string" office:string-value="" calcext:value-type="error">
            <text:p>#REF!</text:p>
          </table:table-cell>
          <table:table-cell table:formula="of:=INDIRECT(&quot;'../csvs/unc1_arr1_pip0_unr10.csv'#$unc1_arr1_pip0_unr10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0_unr10.csv'#$unc1_arr1_pip0_unr10.ac18&quot;)" office:value-type="string" office:string-value="" calcext:value-type="error">
            <text:p>#REF!</text:p>
          </table:table-cell>
          <table:table-cell table:formula="of:=INDIRECT(&quot;'../csvs/unc1_arr1_pip0_unr10.csv'#$unc1_arr1_pip0_unr10.ad18&quot;)" office:value-type="string" office:string-value="" calcext:value-type="error">
            <text:p>#REF!</text:p>
          </table:table-cell>
          <table:table-cell table:formula="of:=INDIRECT(&quot;'../csvs/unc1_arr1_pip0_unr10.csv'#$unc1_arr1_pip0_unr10.ae18&quot;)" office:value-type="string" office:string-value="" calcext:value-type="error">
            <text:p>#REF!</text:p>
          </table:table-cell>
          <table:table-cell table:formula="of:=INDIRECT(&quot;'../csvs/unc1_arr1_pip0_unr10.csv'#$unc1_arr1_pip0_unr10.af18&quot;)" office:value-type="string" office:string-value="" calcext:value-type="error">
            <text:p>#REF!</text:p>
          </table:table-cell>
          <table:table-cell table:formula="of:=INDIRECT(&quot;'../csvs/unc1_arr1_pip0_unr10.csv'#$unc1_arr1_pip0_unr10.ag18&quot;)" office:value-type="string" office:string-value="" calcext:value-type="error">
            <text:p>#REF!</text:p>
          </table:table-cell>
          <table:table-cell table:formula="of:=INDIRECT(&quot;'../csvs/unc1_arr1_pip0_unr10.csv'#$unc1_arr1_pip0_unr10.ah18&quot;)" office:value-type="string" office:string-value="" calcext:value-type="error">
            <text:p>#REF!</text:p>
          </table:table-cell>
          <table:table-cell table:formula="of:=INDIRECT(&quot;'../csvs/unc1_arr1_pip0_unr10.csv'#$unc1_arr1_pip0_unr10.ai18&quot;)" office:value-type="string" office:string-value="" calcext:value-type="error">
            <text:p>#REF!</text:p>
          </table:table-cell>
          <table:table-cell table:formula="of:=INDIRECT(&quot;'../csvs/unc1_arr1_pip0_unr10.csv'#$unc1_arr1_pip0_unr10.aj18&quot;)" office:value-type="string" office:string-value="" calcext:value-type="error">
            <text:p>#REF!</text:p>
          </table:table-cell>
          <table:table-cell table:formula="of:=INDIRECT(&quot;'../csvs/unc1_arr1_pip0_unr10.csv'#$unc1_arr1_pip0_unr10.ak18&quot;)" office:value-type="string" office:string-value="" calcext:value-type="error">
            <text:p>#REF!</text:p>
          </table:table-cell>
          <table:table-cell table:formula="of:=INDIRECT(&quot;'../csvs/unc1_arr1_pip0_unr10.csv'#$unc1_arr1_pip0_unr10.al18&quot;)" office:value-type="string" office:string-value="" calcext:value-type="error">
            <text:p>#REF!</text:p>
          </table:table-cell>
          <table:table-cell table:formula="of:=INDIRECT(&quot;'../csvs/unc1_arr1_pip0_unr10.csv'#$unc1_arr1_pip0_unr10.am18&quot;)" office:value-type="string" office:string-value="" calcext:value-type="error">
            <text:p>#REF!</text:p>
          </table:table-cell>
          <table:table-cell table:formula="of:=INDIRECT(&quot;'../csvs/unc1_arr1_pip0_unr10.csv'#$unc1_arr1_pip0_unr10.an18&quot;)" office:value-type="string" office:string-value="" calcext:value-type="error">
            <text:p>#REF!</text:p>
          </table:table-cell>
          <table:table-cell table:formula="of:=INDIRECT(&quot;'../csvs/unc1_arr1_pip0_unr10.csv'#$unc1_arr1_pip0_unr10.ao18&quot;)" office:value-type="string" office:string-value="" calcext:value-type="error">
            <text:p>#REF!</text:p>
          </table:table-cell>
          <table:table-cell table:formula="of:=INDIRECT(&quot;'../csvs/unc1_arr1_pip0_unr10.csv'#$unc1_arr1_pip0_unr10.ap18&quot;)" office:value-type="string" office:string-value="" calcext:value-type="error">
            <text:p>#REF!</text:p>
          </table:table-cell>
          <table:table-cell table:formula="of:=INDIRECT(&quot;'../csvs/unc1_arr1_pip0_unr10.csv'#$unc1_arr1_pip0_unr10.aq18&quot;)" office:value-type="string" office:string-value="" calcext:value-type="error">
            <text:p>#REF!</text:p>
          </table:table-cell>
          <table:table-cell table:formula="of:=INDIRECT(&quot;'../csvs/unc1_arr1_pip0_unr10.csv'#$unc1_arr1_pip0_unr10.ar18&quot;)" office:value-type="string" office:string-value="" calcext:value-type="error">
            <text:p>#REF!</text:p>
          </table:table-cell>
          <table:table-cell table:formula="of:=INDIRECT(&quot;'../csvs/unc1_arr1_pip0_unr10.csv'#$unc1_arr1_pip0_unr10.as18&quot;)" office:value-type="string" office:string-value="" calcext:value-type="error">
            <text:p>#REF!</text:p>
          </table:table-cell>
          <table:table-cell table:formula="of:=INDIRECT(&quot;'../csvs/unc1_arr1_pip0_unr10.csv'#$unc1_arr1_pip0_unr10.at18&quot;)" office:value-type="string" office:string-value="" calcext:value-type="error">
            <text:p>#REF!</text:p>
          </table:table-cell>
          <table:table-cell table:formula="of:=INDIRECT(&quot;'../csvs/unc1_arr1_pip0_unr10.csv'#$unc1_arr1_pip0_unr10.au18&quot;)" office:value-type="string" office:string-value="" calcext:value-type="error">
            <text:p>#REF!</text:p>
          </table:table-cell>
          <table:table-cell table:formula="of:=INDIRECT(&quot;'../csvs/unc1_arr1_pip0_unr10.csv'#$unc1_arr1_pip0_unr10.av18&quot;)" office:value-type="string" office:string-value="" calcext:value-type="error">
            <text:p>#REF!</text:p>
          </table:table-cell>
          <table:table-cell table:formula="of:=INDIRECT(&quot;'../csvs/unc1_arr1_pip0_unr10.csv'#$unc1_arr1_pip0_unr10.aw18&quot;)" office:value-type="string" office:string-value="" calcext:value-type="error">
            <text:p>#REF!</text:p>
          </table:table-cell>
          <table:table-cell table:formula="of:=INDIRECT(&quot;'../csvs/unc1_arr1_pip0_unr10.csv'#$unc1_arr1_pip0_unr10.ax18&quot;)" office:value-type="string" office:string-value="" calcext:value-type="error">
            <text:p>#REF!</text:p>
          </table:table-cell>
          <table:table-cell table:formula="of:=INDIRECT(&quot;'../csvs/unc1_arr1_pip0_unr10.csv'#$unc1_arr1_pip0_unr10.ay18&quot;)" office:value-type="string" office:string-value="" calcext:value-type="error">
            <text:p>#REF!</text:p>
          </table:table-cell>
          <table:table-cell table:formula="of:=INDIRECT(&quot;'../csvs/unc1_arr1_pip0_unr10.csv'#$unc1_arr1_pip0_unr10.az18&quot;)" office:value-type="string" office:string-value="" calcext:value-type="error">
            <text:p>#REF!</text:p>
          </table:table-cell>
          <table:table-cell table:formula="of:=INDIRECT(&quot;'../csvs/unc1_arr1_pip0_unr10.csv'#$unc1_arr1_pip0_unr10.ba18&quot;)" office:value-type="string" office:string-value="" calcext:value-type="error">
            <text:p>#REF!</text:p>
          </table:table-cell>
          <table:table-cell table:formula="of:=INDIRECT(&quot;'../csvs/unc1_arr1_pip0_unr10.csv'#$unc1_arr1_pip0_unr10.bb18&quot;)" office:value-type="string" office:string-value="" calcext:value-type="error">
            <text:p>#REF!</text:p>
          </table:table-cell>
          <table:table-cell table:formula="of:=INDIRECT(&quot;'../csvs/unc1_arr1_pip0_unr10.csv'#$unc1_arr1_pip0_unr10.bc18&quot;)" office:value-type="string" office:string-value="" calcext:value-type="error">
            <text:p>#REF!</text:p>
          </table:table-cell>
          <table:table-cell table:formula="of:=INDIRECT(&quot;'../csvs/unc1_arr1_pip0_unr10.csv'#$unc1_arr1_pip0_unr10.bd18&quot;)" office:value-type="string" office:string-value="" calcext:value-type="error">
            <text:p>#REF!</text:p>
          </table:table-cell>
          <table:table-cell table:formula="of:=INDIRECT(&quot;'../csvs/unc1_arr1_pip0_unr10.csv'#$unc1_arr1_pip0_unr10.be18&quot;)" office:value-type="string" office:string-value="" calcext:value-type="error">
            <text:p>#REF!</text:p>
          </table:table-cell>
          <table:table-cell table:formula="of:=INDIRECT(&quot;'../csvs/unc1_arr1_pip0_unr10.csv'#$unc1_arr1_pip0_unr10.bf18&quot;)" office:value-type="string" office:string-value="" calcext:value-type="error">
            <text:p>#REF!</text:p>
          </table:table-cell>
          <table:table-cell table:formula="of:=INDIRECT(&quot;'../csvs/unc1_arr1_pip0_unr10.csv'#$unc1_arr1_pip0_unr10.bg18&quot;)" office:value-type="string" office:string-value="" calcext:value-type="error">
            <text:p>#REF!</text:p>
          </table:table-cell>
          <table:table-cell table:formula="of:=INDIRECT(&quot;'../csvs/unc1_arr1_pip0_unr10.csv'#$unc1_arr1_pip0_unr10.bh18&quot;)" office:value-type="string" office:string-value="" calcext:value-type="error">
            <text:p>#REF!</text:p>
          </table:table-cell>
          <table:table-cell table:formula="of:=INDIRECT(&quot;'../csvs/unc1_arr1_pip0_unr10.csv'#$unc1_arr1_pip0_unr10.bi18&quot;)" office:value-type="string" office:string-value="" calcext:value-type="error">
            <text:p>#REF!</text:p>
          </table:table-cell>
          <table:table-cell table:formula="of:=INDIRECT(&quot;'../csvs/unc1_arr1_pip0_unr10.csv'#$unc1_arr1_pip0_unr10.bj18&quot;)" office:value-type="string" office:string-value="" calcext:value-type="error">
            <text:p>#REF!</text:p>
          </table:table-cell>
          <table:table-cell table:formula="of:=INDIRECT(&quot;'../csvs/unc1_arr1_pip0_unr10.csv'#$unc1_arr1_pip0_unr10.bk18&quot;)" office:value-type="string" office:string-value="" calcext:value-type="error">
            <text:p>#REF!</text:p>
          </table:table-cell>
          <table:table-cell table:formula="of:=INDIRECT(&quot;'../csvs/unc1_arr1_pip0_unr10.csv'#$unc1_arr1_pip0_unr10.bl18&quot;)" office:value-type="string" office:string-value="" calcext:value-type="error">
            <text:p>#REF!</text:p>
          </table:table-cell>
          <table:table-cell table:formula="of:=INDIRECT(&quot;'../csvs/unc1_arr1_pip0_unr10.csv'#$unc1_arr1_pip0_unr10.bm18&quot;)" office:value-type="string" office:string-value="" calcext:value-type="error">
            <text:p>#REF!</text:p>
          </table:table-cell>
          <table:table-cell table:formula="of:=INDIRECT(&quot;'../csvs/unc1_arr1_pip0_unr10.csv'#$unc1_arr1_pip0_unr10.bn18&quot;)" office:value-type="string" office:string-value="" calcext:value-type="error">
            <text:p>#REF!</text:p>
          </table:table-cell>
          <table:table-cell table:formula="of:=INDIRECT(&quot;'../csvs/unc1_arr1_pip0_unr10.csv'#$unc1_arr1_pip0_unr10.bo18&quot;)" office:value-type="string" office:string-value="" calcext:value-type="error">
            <text:p>#REF!</text:p>
          </table:table-cell>
          <table:table-cell table:formula="of:=INDIRECT(&quot;'../csvs/unc1_arr1_pip0_unr10.csv'#$unc1_arr1_pip0_unr10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0_unr10.csv'#$unc1_arr1_pip0_unr10.ac19&quot;)" office:value-type="string" office:string-value="" calcext:value-type="error">
            <text:p>#REF!</text:p>
          </table:table-cell>
          <table:table-cell table:formula="of:=INDIRECT(&quot;'../csvs/unc1_arr1_pip0_unr10.csv'#$unc1_arr1_pip0_unr10.ad19&quot;)" office:value-type="string" office:string-value="" calcext:value-type="error">
            <text:p>#REF!</text:p>
          </table:table-cell>
          <table:table-cell table:formula="of:=INDIRECT(&quot;'../csvs/unc1_arr1_pip0_unr10.csv'#$unc1_arr1_pip0_unr10.ae19&quot;)" office:value-type="string" office:string-value="" calcext:value-type="error">
            <text:p>#REF!</text:p>
          </table:table-cell>
          <table:table-cell table:formula="of:=INDIRECT(&quot;'../csvs/unc1_arr1_pip0_unr10.csv'#$unc1_arr1_pip0_unr10.af19&quot;)" office:value-type="string" office:string-value="" calcext:value-type="error">
            <text:p>#REF!</text:p>
          </table:table-cell>
          <table:table-cell table:formula="of:=INDIRECT(&quot;'../csvs/unc1_arr1_pip0_unr10.csv'#$unc1_arr1_pip0_unr10.ag19&quot;)" office:value-type="string" office:string-value="" calcext:value-type="error">
            <text:p>#REF!</text:p>
          </table:table-cell>
          <table:table-cell table:formula="of:=INDIRECT(&quot;'../csvs/unc1_arr1_pip0_unr10.csv'#$unc1_arr1_pip0_unr10.ah19&quot;)" office:value-type="string" office:string-value="" calcext:value-type="error">
            <text:p>#REF!</text:p>
          </table:table-cell>
          <table:table-cell table:formula="of:=INDIRECT(&quot;'../csvs/unc1_arr1_pip0_unr10.csv'#$unc1_arr1_pip0_unr10.ai19&quot;)" office:value-type="string" office:string-value="" calcext:value-type="error">
            <text:p>#REF!</text:p>
          </table:table-cell>
          <table:table-cell table:formula="of:=INDIRECT(&quot;'../csvs/unc1_arr1_pip0_unr10.csv'#$unc1_arr1_pip0_unr10.aj19&quot;)" office:value-type="string" office:string-value="" calcext:value-type="error">
            <text:p>#REF!</text:p>
          </table:table-cell>
          <table:table-cell table:formula="of:=INDIRECT(&quot;'../csvs/unc1_arr1_pip0_unr10.csv'#$unc1_arr1_pip0_unr10.ak19&quot;)" office:value-type="string" office:string-value="" calcext:value-type="error">
            <text:p>#REF!</text:p>
          </table:table-cell>
          <table:table-cell table:formula="of:=INDIRECT(&quot;'../csvs/unc1_arr1_pip0_unr10.csv'#$unc1_arr1_pip0_unr10.al19&quot;)" office:value-type="string" office:string-value="" calcext:value-type="error">
            <text:p>#REF!</text:p>
          </table:table-cell>
          <table:table-cell table:formula="of:=INDIRECT(&quot;'../csvs/unc1_arr1_pip0_unr10.csv'#$unc1_arr1_pip0_unr10.am19&quot;)" office:value-type="string" office:string-value="" calcext:value-type="error">
            <text:p>#REF!</text:p>
          </table:table-cell>
          <table:table-cell table:formula="of:=INDIRECT(&quot;'../csvs/unc1_arr1_pip0_unr10.csv'#$unc1_arr1_pip0_unr10.an19&quot;)" office:value-type="string" office:string-value="" calcext:value-type="error">
            <text:p>#REF!</text:p>
          </table:table-cell>
          <table:table-cell table:formula="of:=INDIRECT(&quot;'../csvs/unc1_arr1_pip0_unr10.csv'#$unc1_arr1_pip0_unr10.ao19&quot;)" office:value-type="string" office:string-value="" calcext:value-type="error">
            <text:p>#REF!</text:p>
          </table:table-cell>
          <table:table-cell table:formula="of:=INDIRECT(&quot;'../csvs/unc1_arr1_pip0_unr10.csv'#$unc1_arr1_pip0_unr10.ap19&quot;)" office:value-type="string" office:string-value="" calcext:value-type="error">
            <text:p>#REF!</text:p>
          </table:table-cell>
          <table:table-cell table:formula="of:=INDIRECT(&quot;'../csvs/unc1_arr1_pip0_unr10.csv'#$unc1_arr1_pip0_unr10.aq19&quot;)" office:value-type="string" office:string-value="" calcext:value-type="error">
            <text:p>#REF!</text:p>
          </table:table-cell>
          <table:table-cell table:formula="of:=INDIRECT(&quot;'../csvs/unc1_arr1_pip0_unr10.csv'#$unc1_arr1_pip0_unr10.ar19&quot;)" office:value-type="string" office:string-value="" calcext:value-type="error">
            <text:p>#REF!</text:p>
          </table:table-cell>
          <table:table-cell table:formula="of:=INDIRECT(&quot;'../csvs/unc1_arr1_pip0_unr10.csv'#$unc1_arr1_pip0_unr10.as19&quot;)" office:value-type="string" office:string-value="" calcext:value-type="error">
            <text:p>#REF!</text:p>
          </table:table-cell>
          <table:table-cell table:formula="of:=INDIRECT(&quot;'../csvs/unc1_arr1_pip0_unr10.csv'#$unc1_arr1_pip0_unr10.at19&quot;)" office:value-type="string" office:string-value="" calcext:value-type="error">
            <text:p>#REF!</text:p>
          </table:table-cell>
          <table:table-cell table:formula="of:=INDIRECT(&quot;'../csvs/unc1_arr1_pip0_unr10.csv'#$unc1_arr1_pip0_unr10.au19&quot;)" office:value-type="string" office:string-value="" calcext:value-type="error">
            <text:p>#REF!</text:p>
          </table:table-cell>
          <table:table-cell table:formula="of:=INDIRECT(&quot;'../csvs/unc1_arr1_pip0_unr10.csv'#$unc1_arr1_pip0_unr10.av19&quot;)" office:value-type="string" office:string-value="" calcext:value-type="error">
            <text:p>#REF!</text:p>
          </table:table-cell>
          <table:table-cell table:formula="of:=INDIRECT(&quot;'../csvs/unc1_arr1_pip0_unr10.csv'#$unc1_arr1_pip0_unr10.aw19&quot;)" office:value-type="string" office:string-value="" calcext:value-type="error">
            <text:p>#REF!</text:p>
          </table:table-cell>
          <table:table-cell table:formula="of:=INDIRECT(&quot;'../csvs/unc1_arr1_pip0_unr10.csv'#$unc1_arr1_pip0_unr10.ax19&quot;)" office:value-type="string" office:string-value="" calcext:value-type="error">
            <text:p>#REF!</text:p>
          </table:table-cell>
          <table:table-cell table:formula="of:=INDIRECT(&quot;'../csvs/unc1_arr1_pip0_unr10.csv'#$unc1_arr1_pip0_unr10.ay19&quot;)" office:value-type="string" office:string-value="" calcext:value-type="error">
            <text:p>#REF!</text:p>
          </table:table-cell>
          <table:table-cell table:formula="of:=INDIRECT(&quot;'../csvs/unc1_arr1_pip0_unr10.csv'#$unc1_arr1_pip0_unr10.az19&quot;)" office:value-type="string" office:string-value="" calcext:value-type="error">
            <text:p>#REF!</text:p>
          </table:table-cell>
          <table:table-cell table:formula="of:=INDIRECT(&quot;'../csvs/unc1_arr1_pip0_unr10.csv'#$unc1_arr1_pip0_unr10.ba19&quot;)" office:value-type="string" office:string-value="" calcext:value-type="error">
            <text:p>#REF!</text:p>
          </table:table-cell>
          <table:table-cell table:formula="of:=INDIRECT(&quot;'../csvs/unc1_arr1_pip0_unr10.csv'#$unc1_arr1_pip0_unr10.bb19&quot;)" office:value-type="string" office:string-value="" calcext:value-type="error">
            <text:p>#REF!</text:p>
          </table:table-cell>
          <table:table-cell table:formula="of:=INDIRECT(&quot;'../csvs/unc1_arr1_pip0_unr10.csv'#$unc1_arr1_pip0_unr10.bc19&quot;)" office:value-type="string" office:string-value="" calcext:value-type="error">
            <text:p>#REF!</text:p>
          </table:table-cell>
          <table:table-cell table:formula="of:=INDIRECT(&quot;'../csvs/unc1_arr1_pip0_unr10.csv'#$unc1_arr1_pip0_unr10.bd19&quot;)" office:value-type="string" office:string-value="" calcext:value-type="error">
            <text:p>#REF!</text:p>
          </table:table-cell>
          <table:table-cell table:formula="of:=INDIRECT(&quot;'../csvs/unc1_arr1_pip0_unr10.csv'#$unc1_arr1_pip0_unr10.be19&quot;)" office:value-type="string" office:string-value="" calcext:value-type="error">
            <text:p>#REF!</text:p>
          </table:table-cell>
          <table:table-cell table:formula="of:=INDIRECT(&quot;'../csvs/unc1_arr1_pip0_unr10.csv'#$unc1_arr1_pip0_unr10.bf19&quot;)" office:value-type="string" office:string-value="" calcext:value-type="error">
            <text:p>#REF!</text:p>
          </table:table-cell>
          <table:table-cell table:formula="of:=INDIRECT(&quot;'../csvs/unc1_arr1_pip0_unr10.csv'#$unc1_arr1_pip0_unr10.bg19&quot;)" office:value-type="string" office:string-value="" calcext:value-type="error">
            <text:p>#REF!</text:p>
          </table:table-cell>
          <table:table-cell table:formula="of:=INDIRECT(&quot;'../csvs/unc1_arr1_pip0_unr10.csv'#$unc1_arr1_pip0_unr10.bh19&quot;)" office:value-type="string" office:string-value="" calcext:value-type="error">
            <text:p>#REF!</text:p>
          </table:table-cell>
          <table:table-cell table:formula="of:=INDIRECT(&quot;'../csvs/unc1_arr1_pip0_unr10.csv'#$unc1_arr1_pip0_unr10.bi19&quot;)" office:value-type="string" office:string-value="" calcext:value-type="error">
            <text:p>#REF!</text:p>
          </table:table-cell>
          <table:table-cell table:formula="of:=INDIRECT(&quot;'../csvs/unc1_arr1_pip0_unr10.csv'#$unc1_arr1_pip0_unr10.bj19&quot;)" office:value-type="string" office:string-value="" calcext:value-type="error">
            <text:p>#REF!</text:p>
          </table:table-cell>
          <table:table-cell table:formula="of:=INDIRECT(&quot;'../csvs/unc1_arr1_pip0_unr10.csv'#$unc1_arr1_pip0_unr10.bk19&quot;)" office:value-type="string" office:string-value="" calcext:value-type="error">
            <text:p>#REF!</text:p>
          </table:table-cell>
          <table:table-cell table:formula="of:=INDIRECT(&quot;'../csvs/unc1_arr1_pip0_unr10.csv'#$unc1_arr1_pip0_unr10.bl19&quot;)" office:value-type="string" office:string-value="" calcext:value-type="error">
            <text:p>#REF!</text:p>
          </table:table-cell>
          <table:table-cell table:formula="of:=INDIRECT(&quot;'../csvs/unc1_arr1_pip0_unr10.csv'#$unc1_arr1_pip0_unr10.bm19&quot;)" office:value-type="string" office:string-value="" calcext:value-type="error">
            <text:p>#REF!</text:p>
          </table:table-cell>
          <table:table-cell table:formula="of:=INDIRECT(&quot;'../csvs/unc1_arr1_pip0_unr10.csv'#$unc1_arr1_pip0_unr10.bn19&quot;)" office:value-type="string" office:string-value="" calcext:value-type="error">
            <text:p>#REF!</text:p>
          </table:table-cell>
          <table:table-cell table:formula="of:=INDIRECT(&quot;'../csvs/unc1_arr1_pip0_unr10.csv'#$unc1_arr1_pip0_unr10.bo19&quot;)" office:value-type="string" office:string-value="" calcext:value-type="error">
            <text:p>#REF!</text:p>
          </table:table-cell>
          <table:table-cell table:formula="of:=INDIRECT(&quot;'../csvs/unc1_arr1_pip0_unr10.csv'#$unc1_arr1_pip0_unr10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